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699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7.12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7.652cm"/>
    </style:style>
    <style:style style:name="co9" style:family="table-column">
      <style:table-column-properties fo:break-before="auto" style:column-width="5.44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/>
    </style:style>
    <style:style style:name="ce48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9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111111"/>
    </style:style>
    <style:style style:name="ce44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1c1c1c"/>
    </style:style>
    <style:style style:name="ce59" style:family="table-cell" style:parent-style-name="Default" style:data-style-name="N100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start" fo:margin-left="0cm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Somente com contrato em aberto'.A1">
          <table:error-message table:message-type="stop" table:display="true"/>
        </table:content-validation>
      </table:content-validations>
      <table:table table:name="Somente com contrato em aber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32"/>
        <table:table-column table:style-name="co6" table:visibility="collapse" table:default-cell-style-name="ce16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number-columns-repeated="1015" table:default-cell-style-name="Default"/>
        <table:table-row table:style-name="ro1">
          <table:table-cell table:style-name="ce2" office:value-type="string" calcext:value-type="string">
            <text:p>DDD</text:p>
          </table:table-cell>
          <table:table-cell table:style-name="ce2" office:value-type="string" calcext:value-type="string">
            <text:p>Telefone</text:p>
          </table:table-cell>
          <table:table-cell table:style-name="ce4" office:value-type="string" calcext:value-type="string">
            <text:p>CPF com contrato em aberto</text:p>
          </table:table-cell>
          <table:table-cell table:style-name="ce7" table:content-validation-name="val1" office:value-type="string" calcext:value-type="string">
            <text:p>Manter telefone neste cadastro </text:p>
          </table:table-cell>
          <table:table-cell table:style-name="ce20" table:content-validation-name="val1" office:value-type="string" calcext:value-type="string">
            <text:p>Removertelefonenestecadastro</text:p>
          </table:table-cell>
          <table:table-cell table:style-name="ce7" table:content-validation-name="val1" office:value-type="string" calcext:value-type="string">
            <text:p>Observações</text:p>
          </table:table-cell>
          <table:table-cell table:style-name="ce2" office:value-type="string" calcext:value-type="string">
            <text:p>Loja com contrato em aberto</text:p>
          </table:table-cell>
          <table:table-cell table:style-name="ce2" office:value-type="string" calcext:value-type="string">
            <text:p>CPFs com e sem contrato em aberto</text:p>
          </table:table-cell>
          <table:table-cell table:style-name="ce2" office:value-type="string" calcext:value-type="string">
            <text:p>Loja com e sem contrato em aberto</text:p>
          </table:table-cell>
          <table:table-cell table:style-name="ce45" table:number-columns-repeated="101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38132</text:p>
          </table:table-cell>
          <table:table-cell table:number-columns-repeated="2" table:style-name="ce13" office:value-type="string" calcext:value-type="string">
            <text:p>47414227049</text:p>
          </table:table-cell>
          <table:table-cell table:style-name="ce37" office:value-type="string" calcext:value-type="string">
            <text:p>03267143080</text:p>
          </table:table-cell>
          <table:table-cell table:style-name="ce29" office:value-type="string" calcext:value-type="string">
            <text:p>Cad com contrato aberto atualizado em 12/22, o outro cadastro é de 2020. Clt não são parentes. <text:s/>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267143080, 47414227049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];&quot;'&quot;)" office:value-type="string" office:string-value="'03267143080'" calcext:value-type="string">
            <text:p>'03267143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];&quot;'&quot;)" office:value-type="string" office:string-value="'999538132'" calcext:value-type="string">
            <text:p>'9995381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];&quot;'&quot;)" office:value-type="string" office:string-value="'03267143080'" calcext:value-type="string">
            <text:p>'03267143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];&quot;'&quot;)" office:value-type="string" office:string-value="'999538132'" calcext:value-type="string">
            <text:p>'9995381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47452</text:p>
          </table:table-cell>
          <table:table-cell table:number-columns-repeated="2" table:style-name="ce13" office:value-type="string" calcext:value-type="string">
            <text:p>91828651087</text:p>
          </table:table-cell>
          <table:table-cell table:style-name="ce37" office:value-type="string" calcext:value-type="string">
            <text:p>02931902080','24360023000175</text:p>
          </table:table-cell>
          <table:table-cell table:style-name="ce29" office:value-type="string" calcext:value-type="string">
            <text:p>Contrato em aberto atualizado em 12/22, - os outros cadastros são antigos e CNPJ <text:s/>de uma escola onde clt ativa trabalh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931902080, 24360023000175, 91828651087</text:p>
          </table:table-cell>
          <table:table-cell office:value-type="string" calcext:value-type="string">
            <text:p>DELTASUL 56 - SANTA MARIA, 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];&quot;'&quot;)" office:value-type="string" office:string-value="'02931902080','24360023000175'" calcext:value-type="string">
            <text:p>'02931902080','2436002300017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];&quot;'&quot;)" office:value-type="string" office:string-value="'999947452'" calcext:value-type="string">
            <text:p>'9999474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];&quot;'&quot;)" office:value-type="string" office:string-value="'02931902080','24360023000175'" calcext:value-type="string">
            <text:p>'02931902080','2436002300017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];&quot;'&quot;)" office:value-type="string" office:string-value="'999947452'" calcext:value-type="string">
            <text:p>'9999474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548731</text:p>
          </table:table-cell>
          <table:table-cell table:style-name="ce13" office:value-type="string" calcext:value-type="string">
            <text:p>01095635069</text:p>
          </table:table-cell>
          <table:table-cell table:style-name="ce13" office:value-type="string" calcext:value-type="string">
            <text:p>01494006081</text:p>
          </table:table-cell>
          <table:table-cell table:style-name="ce36" office:value-type="string" calcext:value-type="string">
            <text:p>01095635069</text:p>
          </table:table-cell>
          <table:table-cell table:style-name="ce29" office:value-type="string" calcext:value-type="string">
            <text:p>São cônjuges telefone confirmado pelo whats. Os dois estão com com contratos liquidado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095635069, 01494006081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];&quot;'&quot;)" office:value-type="string" office:string-value="'01095635069'" calcext:value-type="string">
            <text:p>'0109563506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];&quot;'&quot;)" office:value-type="string" office:string-value="'984548731'" calcext:value-type="string">
            <text:p>'9845487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];&quot;'&quot;)" office:value-type="string" office:string-value="'01095635069'" calcext:value-type="string">
            <text:p>'0109563506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];&quot;'&quot;)" office:value-type="string" office:string-value="'984548731'" calcext:value-type="string">
            <text:p>'98454873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90170</text:p>
          </table:table-cell>
          <table:table-cell table:number-columns-repeated="2" table:style-name="ce13" office:value-type="string" calcext:value-type="string">
            <text:p>32653026015</text:p>
          </table:table-cell>
          <table:table-cell table:style-name="ce37" office:value-type="string" calcext:value-type="string">
            <text:p>71579109004</text:p>
          </table:table-cell>
          <table:table-cell table:style-name="ce29" office:value-type="string" calcext:value-type="string">
            <text:p>São cônjuges. Telefone é da espos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2653026015, 71579109004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];&quot;'&quot;)" office:value-type="string" office:string-value="'71579109004'" calcext:value-type="string">
            <text:p>'71579109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];&quot;'&quot;)" office:value-type="string" office:string-value="'999690170'" calcext:value-type="string">
            <text:p>'9996901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];&quot;'&quot;)" office:value-type="string" office:string-value="'71579109004'" calcext:value-type="string">
            <text:p>'71579109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];&quot;'&quot;)" office:value-type="string" office:string-value="'999690170'" calcext:value-type="string">
            <text:p>'9996901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122219</text:p>
          </table:table-cell>
          <table:table-cell table:number-columns-repeated="2" table:style-name="ce13" office:value-type="string" calcext:value-type="string">
            <text:p>16889576004</text:p>
          </table:table-cell>
          <table:table-cell table:style-name="ce37" office:value-type="float" office:value="60430591004" calcext:value-type="float">
            <text:p>60430591004</text:p>
          </table:table-cell>
          <table:table-cell table:style-name="ce29" office:value-type="string" calcext:value-type="string">
            <text:p>São cônjuges. Cadastro do esposo atualizado 08/22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16889576004, 60430591004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];&quot;'&quot;)" office:value-type="string" office:string-value="'60430591004'" calcext:value-type="string">
            <text:p>'60430591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];&quot;'&quot;)" office:value-type="string" office:string-value="'984122219'" calcext:value-type="string">
            <text:p>'9841222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];&quot;'&quot;)" office:value-type="string" office:string-value="'60430591004'" calcext:value-type="string">
            <text:p>'60430591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];&quot;'&quot;)" office:value-type="string" office:string-value="'984122219'" calcext:value-type="string">
            <text:p>'98412221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17562</text:p>
          </table:table-cell>
          <table:table-cell table:number-columns-repeated="2" table:style-name="ce13" office:value-type="string" calcext:value-type="string">
            <text:p>03298294080</text:p>
          </table:table-cell>
          <table:table-cell table:style-name="ce37" office:value-type="string" calcext:value-type="string">
            <text:p>88541118053</text:p>
          </table:table-cell>
          <table:table-cell table:style-name="ce29" office:value-type="string" calcext:value-type="string">
            <text:p>Mãe e filha. No cadastro da mãe está o n° da filha. <text:s/>Filha com contrato em aberto e att em 2019, mãe cadastro de 2015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298294080, 88541118053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];&quot;'&quot;)" office:value-type="string" office:string-value="'88541118053'" calcext:value-type="string">
            <text:p>'88541118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];&quot;'&quot;)" office:value-type="string" office:string-value="'996117562'" calcext:value-type="string">
            <text:p>'9961175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];&quot;'&quot;)" office:value-type="string" office:string-value="'88541118053'" calcext:value-type="string">
            <text:p>'88541118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];&quot;'&quot;)" office:value-type="string" office:string-value="'996117562'" calcext:value-type="string">
            <text:p>'9961175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446002</text:p>
          </table:table-cell>
          <table:table-cell table:style-name="ce13" office:value-type="string" calcext:value-type="string">
            <text:p>64974383000</text:p>
          </table:table-cell>
          <table:table-cell table:style-name="ce13" office:value-type="string" calcext:value-type="string">
            <text:p>32426330082</text:p>
          </table:table-cell>
          <table:table-cell table:style-name="ce37" office:value-type="string" calcext:value-type="string">
            <text:p>64974383000</text:p>
          </table:table-cell>
          <table:table-cell table:style-name="ce29" office:value-type="string" calcext:value-type="string">
            <text:p>Cadastro em aberto de 2019 e o outro cadastro de 2010, manter no cadastro mais atualizad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2426330082, 64974383000</text:p>
          </table:table-cell>
          <table:table-cell office:value-type="string" calcext:value-type="string">
            <text:p>DELTASUL 88 - TUPANCIRET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];&quot;'&quot;)" office:value-type="string" office:string-value="'64974383000'" calcext:value-type="string">
            <text:p>'64974383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];&quot;'&quot;)" office:value-type="string" office:string-value="'996446002'" calcext:value-type="string">
            <text:p>'9964460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];&quot;'&quot;)" office:value-type="string" office:string-value="'64974383000'" calcext:value-type="string">
            <text:p>'64974383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];&quot;'&quot;)" office:value-type="string" office:string-value="'996446002'" calcext:value-type="string">
            <text:p>'9964460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010562</text:p>
          </table:table-cell>
          <table:table-cell table:number-columns-repeated="2" table:style-name="ce13" office:value-type="string" calcext:value-type="string">
            <text:p>53150040078</text:p>
          </table:table-cell>
          <table:table-cell table:style-name="ce37" office:value-type="string" calcext:value-type="string">
            <text:p>53150066034</text:p>
          </table:table-cell>
          <table:table-cell table:style-name="ce29" office:value-type="string" calcext:value-type="string">
            <text:p>São cônjuges, telefone da esposa. Cadastro atualizado em 12/22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53150040078, 53150066034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];&quot;'&quot;)" office:value-type="string" office:string-value="'53150066034'" calcext:value-type="string">
            <text:p>'53150066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];&quot;'&quot;)" office:value-type="string" office:string-value="'999010562'" calcext:value-type="string">
            <text:p>'9990105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];&quot;'&quot;)" office:value-type="string" office:string-value="'53150066034'" calcext:value-type="string">
            <text:p>'5315006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];&quot;'&quot;)" office:value-type="string" office:string-value="'999010562'" calcext:value-type="string">
            <text:p>'9990105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1 <text:s text:c="2"/></text:p>
          </table:table-cell>
          <table:table-cell table:style-name="ce6" office:value-type="string" calcext:value-type="string">
            <text:p>997711669</text:p>
          </table:table-cell>
          <table:table-cell table:number-columns-repeated="2" table:style-name="ce13" office:value-type="string" calcext:value-type="string">
            <text:p>95405046000</text:p>
          </table:table-cell>
          <table:table-cell table:style-name="ce37" office:value-type="string" calcext:value-type="string">
            <text:p>36217263068</text:p>
          </table:table-cell>
          <table:table-cell table:style-name="ce29" office:value-type="string" calcext:value-type="string">
            <text:p>Clientes eram casados. Manter o n° no cadastro mais atualizado 2019 e outro em 2015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6217263068, 95405046000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];&quot;'&quot;)" office:value-type="string" office:string-value="'36217263068'" calcext:value-type="string">
            <text:p>'36217263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];&quot;'&quot;)" office:value-type="string" office:string-value="'997711669'" calcext:value-type="string">
            <text:p>'9977116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];&quot;'&quot;)" office:value-type="string" office:string-value="'36217263068'" calcext:value-type="string">
            <text:p>'36217263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];&quot;'&quot;)" office:value-type="string" office:string-value="'997711669'" calcext:value-type="string">
            <text:p>'99771166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73477</text:p>
          </table:table-cell>
          <table:table-cell table:number-columns-repeated="2" table:style-name="ce13" office:value-type="string" calcext:value-type="string">
            <text:p>02808004010</text:p>
          </table:table-cell>
          <table:table-cell table:style-name="ce48" office:value-type="string" calcext:value-type="string">
            <text:p>01066076006</text:p>
          </table:table-cell>
          <table:table-cell table:style-name="ce29" office:value-type="string" calcext:value-type="string">
            <text:p>Ambos clientes com contratos em aberto. Um cadastro de 2012 e outro de 2022, manter no mais atualizad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066076006, 02808004010</text:p>
          </table:table-cell>
          <table:table-cell office:value-type="string" calcext:value-type="string">
            <text:p>DELTASUL 42 - SANTIA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];&quot;'&quot;)" office:value-type="string" office:string-value="'01066076006'" calcext:value-type="string">
            <text:p>'01066076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];&quot;'&quot;)" office:value-type="string" office:string-value="'999673477'" calcext:value-type="string">
            <text:p>'9996734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];&quot;'&quot;)" office:value-type="string" office:string-value="'01066076006'" calcext:value-type="string">
            <text:p>'01066076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];&quot;'&quot;)" office:value-type="string" office:string-value="'999673477'" calcext:value-type="string">
            <text:p>'9996734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19969</text:p>
          </table:table-cell>
          <table:table-cell table:number-columns-repeated="2" table:style-name="ce13" office:value-type="string" calcext:value-type="string">
            <text:p>94811377087</text:p>
          </table:table-cell>
          <table:table-cell table:style-name="ce37" office:value-type="string" calcext:value-type="string">
            <text:p>22525530063</text:p>
          </table:table-cell>
          <table:table-cell table:style-name="ce29" office:value-type="string" calcext:value-type="string">
            <text:p>São cônjuges, manter n° no cadastro da esposa, foi atualizado em 11/22 e o do esposo é de 2018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22525530063, 94811377087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];&quot;'&quot;)" office:value-type="string" office:string-value="'22525530063'" calcext:value-type="string">
            <text:p>'2252553006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];&quot;'&quot;)" office:value-type="string" office:string-value="'999819969'" calcext:value-type="string">
            <text:p>'9998199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];&quot;'&quot;)" office:value-type="string" office:string-value="'22525530063'" calcext:value-type="string">
            <text:p>'2252553006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];&quot;'&quot;)" office:value-type="string" office:string-value="'999819969'" calcext:value-type="string">
            <text:p>'99981996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12229</text:p>
          </table:table-cell>
          <table:table-cell table:number-columns-repeated="2" table:style-name="ce13" office:value-type="string" calcext:value-type="string">
            <text:p>83440291049</text:p>
          </table:table-cell>
          <table:table-cell table:style-name="ce37" office:value-type="string" calcext:value-type="string">
            <text:p>03704148024</text:p>
          </table:table-cell>
          <table:table-cell table:style-name="ce29" office:value-type="string" calcext:value-type="string">
            <text:p>Manter n° no cadastro em aberto. Telefone não completa chamada e não tem whats. Cadastros de 2017 e 2018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704148024, 83440291049</text:p>
          </table:table-cell>
          <table:table-cell office:value-type="string" calcext:value-type="string">
            <text:p>DELTASUL 146 - SANTANA DO LIVRAMENT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];&quot;'&quot;)" office:value-type="string" office:string-value="'03704148024'" calcext:value-type="string">
            <text:p>'0370414802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];&quot;'&quot;)" office:value-type="string" office:string-value="'996712229'" calcext:value-type="string">
            <text:p>'9967122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];&quot;'&quot;)" office:value-type="string" office:string-value="'03704148024'" calcext:value-type="string">
            <text:p>'0370414802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];&quot;'&quot;)" office:value-type="string" office:string-value="'996712229'" calcext:value-type="string">
            <text:p>'9967122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72474</text:p>
          </table:table-cell>
          <table:table-cell table:style-name="ce13" office:value-type="string" calcext:value-type="string">
            <text:p>56818599087</text:p>
          </table:table-cell>
          <table:table-cell table:style-name="ce13" office:value-type="string" calcext:value-type="string">
            <text:p>39265064072</text:p>
          </table:table-cell>
          <table:table-cell table:style-name="ce39" office:value-type="string" calcext:value-type="string">
            <text:p>56818599087</text:p>
          </table:table-cell>
          <table:table-cell table:style-name="ce29" office:value-type="string" calcext:value-type="string">
            <text:p>Cliente com ctt em aberto é a atual esposa do clt com ctt fechado. Já tem o n° nas referencia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9265064072, 56818599087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];&quot;'&quot;)" office:value-type="string" office:string-value="'56818599087'" calcext:value-type="string">
            <text:p>'56818599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];&quot;'&quot;)" office:value-type="string" office:string-value="'999272474'" calcext:value-type="string">
            <text:p>'9992724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];&quot;'&quot;)" office:value-type="string" office:string-value="'56818599087'" calcext:value-type="string">
            <text:p>'5681859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];&quot;'&quot;)" office:value-type="string" office:string-value="'999272474'" calcext:value-type="string">
            <text:p>'99927247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999694</text:p>
          </table:table-cell>
          <table:table-cell table:style-name="ce13" office:value-type="string" calcext:value-type="string">
            <text:p>60181641089</text:p>
          </table:table-cell>
          <table:table-cell table:style-name="ce13" office:value-type="string" calcext:value-type="string">
            <text:p>55548270044</text:p>
          </table:table-cell>
          <table:table-cell table:style-name="ce39" office:value-type="string" calcext:value-type="string">
            <text:p>60181641089</text:p>
          </table:table-cell>
          <table:table-cell table:style-name="ce29" office:value-type="string" calcext:value-type="string">
            <text:p>São cônjuges. Porém o telefone é da esposa e ela não tem contrato em aberto. Clt tem 2 n°s no cadastr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55548270044, 60181641089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];&quot;'&quot;)" office:value-type="string" office:string-value="'60181641089'" calcext:value-type="string">
            <text:p>'6018164108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];&quot;'&quot;)" office:value-type="string" office:string-value="'996999694'" calcext:value-type="string">
            <text:p>'9969996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];&quot;'&quot;)" office:value-type="string" office:string-value="'60181641089'" calcext:value-type="string">
            <text:p>'6018164108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];&quot;'&quot;)" office:value-type="string" office:string-value="'996999694'" calcext:value-type="string">
            <text:p>'9969996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12013</text:p>
          </table:table-cell>
          <table:table-cell table:number-columns-repeated="2" table:style-name="ce13" office:value-type="string" calcext:value-type="string">
            <text:p>68527667053</text:p>
          </table:table-cell>
          <table:table-cell table:style-name="ce37" office:value-type="string" calcext:value-type="string">
            <text:p>99463059091</text:p>
          </table:table-cell>
          <table:table-cell table:style-name="ce29" office:value-type="string" calcext:value-type="string">
            <text:p>Cadastro atualizado em 12/22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68527667053, 99463059091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];&quot;'&quot;)" office:value-type="string" office:string-value="'99463059091'" calcext:value-type="string">
            <text:p>'99463059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];&quot;'&quot;)" office:value-type="string" office:string-value="'996812013'" calcext:value-type="string">
            <text:p>'9968120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];&quot;'&quot;)" office:value-type="string" office:string-value="'99463059091'" calcext:value-type="string">
            <text:p>'99463059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];&quot;'&quot;)" office:value-type="string" office:string-value="'996812013'" calcext:value-type="string">
            <text:p>'9968120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17408</text:p>
          </table:table-cell>
          <table:table-cell table:style-name="ce24" office:value-type="float" office:value="672647001" calcext:value-type="float">
            <text:p>672647001</text:p>
          </table:table-cell>
          <table:table-cell table:style-name="ce24" office:value-type="float" office:value="92151051072" calcext:value-type="float">
            <text:p>92151051072</text:p>
          </table:table-cell>
          <table:table-cell table:style-name="ce39" office:value-type="string" calcext:value-type="string">
            <text:p>00672647001</text:p>
          </table:table-cell>
          <table:table-cell table:style-name="ce49" office:value-type="string" calcext:value-type="string">
            <text:p>Mãe e filho. O telefone é do filho da clt. Ambos com contratos em aberto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672647001, 92151051072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];&quot;'&quot;)" office:value-type="string" office:string-value="'00672647001'" calcext:value-type="string">
            <text:p>'0067264700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];&quot;'&quot;)" office:value-type="string" office:string-value="'999217408'" calcext:value-type="string">
            <text:p>'9992174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];&quot;'&quot;)" office:value-type="string" office:string-value="'00672647001'" calcext:value-type="string">
            <text:p>'00672647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];&quot;'&quot;)" office:value-type="string" office:string-value="'999217408'" calcext:value-type="string">
            <text:p>'9992174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14561</text:p>
          </table:table-cell>
          <table:table-cell table:number-columns-repeated="2" table:style-name="ce24" office:value-type="float" office:value="353521086" calcext:value-type="float">
            <text:p>353521086</text:p>
          </table:table-cell>
          <table:table-cell table:style-name="ce39" office:value-type="float" office:value="97807079053" calcext:value-type="float">
            <text:p>97807079053</text:p>
          </table:table-cell>
          <table:table-cell table:style-name="ce49" office:value-type="string" calcext:value-type="string">
            <text:p>Mãe e filha. O telefone é da filha, mãe não possui telefone. Atualizado cadastro. Ambas com ctts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353521086, 97807079053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];&quot;'&quot;)" office:value-type="string" office:string-value="'97807079053'" calcext:value-type="string">
            <text:p>'97807079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];&quot;'&quot;)" office:value-type="string" office:string-value="'999214561'" calcext:value-type="string">
            <text:p>'99921456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];&quot;'&quot;)" office:value-type="string" office:string-value="'97807079053'" calcext:value-type="string">
            <text:p>'9780707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];&quot;'&quot;)" office:value-type="string" office:string-value="'999214561'" calcext:value-type="string">
            <text:p>'99921456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37743</text:p>
          </table:table-cell>
          <table:table-cell table:number-columns-repeated="2" table:style-name="ce13" office:value-type="string" calcext:value-type="string">
            <text:p>25341839072</text:p>
          </table:table-cell>
          <table:table-cell table:style-name="ce37" office:value-type="string" calcext:value-type="string">
            <text:p>13135350010</text:p>
          </table:table-cell>
          <table:table-cell table:style-name="ce29" office:value-type="string" calcext:value-type="string">
            <text:p>Ambos não possuem ctt em aberto <text:s/>e estavam sem contato. Salvei esse contato inf no cadastro mais atualizado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3135350010, 25341839072</text:p>
          </table:table-cell>
          <table:table-cell table:style-name="ce53" office:value-type="string" calcext:value-type="string">
            <text:p>DELTASUL 23 - CRUZ ALT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];&quot;'&quot;)" office:value-type="string" office:string-value="'13135350010'" calcext:value-type="string">
            <text:p>'1313535001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];&quot;'&quot;)" office:value-type="string" office:string-value="'999537743'" calcext:value-type="string">
            <text:p>'99953774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];&quot;'&quot;)" office:value-type="string" office:string-value="'13135350010'" calcext:value-type="string">
            <text:p>'13135350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];&quot;'&quot;)" office:value-type="string" office:string-value="'999537743'" calcext:value-type="string">
            <text:p>'99953774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72736</text:p>
          </table:table-cell>
          <table:table-cell table:style-name="ce13" office:value-type="string" calcext:value-type="string">
            <text:p>34746463034</text:p>
          </table:table-cell>
          <table:table-cell table:style-name="ce28" office:value-type="string" calcext:value-type="string">
            <text:p>02182397000</text:p>
          </table:table-cell>
          <table:table-cell table:style-name="ce39" office:value-type="string" calcext:value-type="string">
            <text:p>34746463034</text:p>
          </table:table-cell>
          <table:table-cell table:style-name="ce29" office:value-type="string" calcext:value-type="string">
            <text:p>Pai e filha. O telefone da filha está no cadastro do pai. Pai tem ctt em aberto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182397000, 34746463034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];&quot;'&quot;)" office:value-type="string" office:string-value="'34746463034'" calcext:value-type="string">
            <text:p>'34746463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];&quot;'&quot;)" office:value-type="string" office:string-value="'999972736'" calcext:value-type="string">
            <text:p>'9999727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];&quot;'&quot;)" office:value-type="string" office:string-value="'34746463034'" calcext:value-type="string">
            <text:p>'34746463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];&quot;'&quot;)" office:value-type="string" office:string-value="'999972736'" calcext:value-type="string">
            <text:p>'9999727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74787</text:p>
          </table:table-cell>
          <table:table-cell table:number-columns-repeated="2" table:style-name="ce13" office:value-type="string" calcext:value-type="string">
            <text:p>89492927004</text:p>
          </table:table-cell>
          <table:table-cell table:style-name="ce37" office:value-type="float" office:value="65358775072" calcext:value-type="float">
            <text:p>65358775072</text:p>
          </table:table-cell>
          <table:table-cell table:style-name="ce29" office:value-type="string" calcext:value-type="string">
            <text:p>Manter n° no cadastro mais atualizado 11/22 e outro de 2021. Sem parentesco. Ambos não possuem contrato em aberto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65358775072, 89492927004</text:p>
          </table:table-cell>
          <table:table-cell table:style-name="ce53" office:value-type="string" calcext:value-type="string">
            <text:p>DELTASUL 56 - SANTA MARI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];&quot;'&quot;)" office:value-type="string" office:string-value="'65358775072'" calcext:value-type="string">
            <text:p>'65358775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];&quot;'&quot;)" office:value-type="string" office:string-value="'999474787'" calcext:value-type="string">
            <text:p>'9994747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];&quot;'&quot;)" office:value-type="string" office:string-value="'65358775072'" calcext:value-type="string">
            <text:p>'65358775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];&quot;'&quot;)" office:value-type="string" office:string-value="'999474787'" calcext:value-type="string">
            <text:p>'9994747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519802</text:p>
          </table:table-cell>
          <table:table-cell table:number-columns-repeated="2" table:style-name="ce13" office:value-type="string" calcext:value-type="string">
            <text:p>93170491091</text:p>
          </table:table-cell>
          <table:table-cell table:style-name="ce37" office:value-type="string" calcext:value-type="string">
            <text:p>94570043020</text:p>
          </table:table-cell>
          <table:table-cell table:style-name="ce29" office:value-type="string" calcext:value-type="string">
            <text:p>São cônjuges, manter n° no cadastro com contrato em aberto 04/22 e outro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93170491091, 9457004302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];&quot;'&quot;)" office:value-type="string" office:string-value="'94570043020'" calcext:value-type="string">
            <text:p>'94570043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];&quot;'&quot;)" office:value-type="string" office:string-value="'996519802'" calcext:value-type="string">
            <text:p>'9965198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];&quot;'&quot;)" office:value-type="string" office:string-value="'94570043020'" calcext:value-type="string">
            <text:p>'94570043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];&quot;'&quot;)" office:value-type="string" office:string-value="'996519802'" calcext:value-type="string">
            <text:p>'9965198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169173</text:p>
          </table:table-cell>
          <table:table-cell table:number-columns-repeated="2" table:style-name="ce24" office:value-type="float" office:value="84256885072" calcext:value-type="float">
            <text:p>84256885072</text:p>
          </table:table-cell>
          <table:table-cell table:style-name="ce39" office:value-type="float" office:value="90593472004" calcext:value-type="float">
            <text:p>90593472004</text:p>
          </table:table-cell>
          <table:table-cell table:style-name="ce49" office:value-type="string" calcext:value-type="string">
            <text:p>São cônjuges. Ambos tem contrato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84256885072, 90593472004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];&quot;'&quot;)" office:value-type="string" office:string-value="'90593472004'" calcext:value-type="string">
            <text:p>'90593472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3];&quot;'&quot;)" office:value-type="string" office:string-value="'997169173'" calcext:value-type="string">
            <text:p>'9971691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3];&quot;'&quot;)" office:value-type="string" office:string-value="'90593472004'" calcext:value-type="string">
            <text:p>'90593472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];&quot;'&quot;)" office:value-type="string" office:string-value="'997169173'" calcext:value-type="string">
            <text:p>'9971691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005907</text:p>
          </table:table-cell>
          <table:table-cell table:number-columns-repeated="2" table:style-name="ce13" office:value-type="string" calcext:value-type="string">
            <text:p>04791077008</text:p>
          </table:table-cell>
          <table:table-cell table:style-name="ce37" office:value-type="string" calcext:value-type="string">
            <text:p>03304893059</text:p>
          </table:table-cell>
          <table:table-cell table:style-name="ce29" office:value-type="string" calcext:value-type="string">
            <text:p>São cônjuges. Manter no cadastro mais atualizado, um é de 2016 e outro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304893059, 04791077008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];&quot;'&quot;)" office:value-type="string" office:string-value="'03304893059'" calcext:value-type="string">
            <text:p>'0330489305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4];&quot;'&quot;)" office:value-type="string" office:string-value="'997005907'" calcext:value-type="string">
            <text:p>'9970059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4];&quot;'&quot;)" office:value-type="string" office:string-value="'03304893059'" calcext:value-type="string">
            <text:p>'0330489305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];&quot;'&quot;)" office:value-type="string" office:string-value="'997005907'" calcext:value-type="string">
            <text:p>'9970059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23263</text:p>
          </table:table-cell>
          <table:table-cell table:number-columns-repeated="2" table:style-name="ce13" office:value-type="string" calcext:value-type="string">
            <text:p>32501730020</text:p>
          </table:table-cell>
          <table:table-cell table:style-name="ce37" office:value-type="string" calcext:value-type="string">
            <text:p>56819307004</text:p>
          </table:table-cell>
          <table:table-cell table:style-name="ce29" office:value-type="string" calcext:value-type="string">
            <text:p>São cônjuges. Manter no cadastro com contrato em aberto, foi atualizado em 11/22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2501730020, 56819307004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5];&quot;'&quot;)" office:value-type="string" office:string-value="'56819307004'" calcext:value-type="string">
            <text:p>'56819307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5];&quot;'&quot;)" office:value-type="string" office:string-value="'999423263'" calcext:value-type="string">
            <text:p>'9994232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5];&quot;'&quot;)" office:value-type="string" office:string-value="'56819307004'" calcext:value-type="string">
            <text:p>'56819307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5];&quot;'&quot;)" office:value-type="string" office:string-value="'999423263'" calcext:value-type="string">
            <text:p>'9994232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39839</text:p>
          </table:table-cell>
          <table:table-cell table:style-name="ce24" office:value-type="float" office:value="1607606070" calcext:value-type="float">
            <text:p>1607606070</text:p>
          </table:table-cell>
          <table:table-cell table:style-name="ce24" office:value-type="float" office:value="2564373003" calcext:value-type="float">
            <text:p>2564373003</text:p>
          </table:table-cell>
          <table:table-cell table:style-name="ce39" office:value-type="string" calcext:value-type="string">
            <text:p>01607606070</text:p>
          </table:table-cell>
          <table:table-cell table:style-name="ce49" office:value-type="string" calcext:value-type="string">
            <text:p>N° é do cadastro que não tem contrato em aberto. Telefone confirmado através da agenda da clt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607606070, 02564373003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6];&quot;'&quot;)" office:value-type="string" office:string-value="'01607606070'" calcext:value-type="string">
            <text:p>'0160760607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6];&quot;'&quot;)" office:value-type="string" office:string-value="'999439839'" calcext:value-type="string">
            <text:p>'99943983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6];&quot;'&quot;)" office:value-type="string" office:string-value="'01607606070'" calcext:value-type="string">
            <text:p>'01607606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6];&quot;'&quot;)" office:value-type="string" office:string-value="'999439839'" calcext:value-type="string">
            <text:p>'99943983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47327</text:p>
          </table:table-cell>
          <table:table-cell table:number-columns-repeated="2" table:style-name="ce24" office:value-type="float" office:value="3351000073" calcext:value-type="float">
            <text:p>3351000073</text:p>
          </table:table-cell>
          <table:table-cell table:style-name="ce39" office:value-type="float" office:value="36245321034" calcext:value-type="float">
            <text:p>36245321034</text:p>
          </table:table-cell>
          <table:table-cell table:style-name="ce49" office:value-type="string" calcext:value-type="string">
            <text:p>Avó e neta. O telefone é da Neta. Ambas com contrato em aberto. Já tem o telefone da neta nas referencia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351000073, 36245321034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7];&quot;'&quot;)" office:value-type="string" office:string-value="'36245321034'" calcext:value-type="string">
            <text:p>'36245321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7];&quot;'&quot;)" office:value-type="string" office:string-value="'999647327'" calcext:value-type="string">
            <text:p>'9996473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7];&quot;'&quot;)" office:value-type="string" office:string-value="'36245321034'" calcext:value-type="string">
            <text:p>'3624532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7];&quot;'&quot;)" office:value-type="string" office:string-value="'999647327'" calcext:value-type="string">
            <text:p>'9996473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52261</text:p>
          </table:table-cell>
          <table:table-cell table:style-name="ce24" office:value-type="float" office:value="17801893034" calcext:value-type="float">
            <text:p>17801893034</text:p>
          </table:table-cell>
          <table:table-cell table:style-name="ce24" office:value-type="float" office:value="56820747004" calcext:value-type="float">
            <text:p>56820747004</text:p>
          </table:table-cell>
          <table:table-cell table:style-name="ce39" office:value-type="float" office:value="17801893034" calcext:value-type="float">
            <text:p>17801893034</text:p>
          </table:table-cell>
          <table:table-cell table:style-name="ce49" office:value-type="string" calcext:value-type="string">
            <text:p>São cônjuges. Ambos tem contrato em aberto. Manter no cadastro mais atualizad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7801893034, 56820747004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8];&quot;'&quot;)" office:value-type="string" office:string-value="'17801893034'" calcext:value-type="string">
            <text:p>'17801893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8];&quot;'&quot;)" office:value-type="string" office:string-value="'999652261'" calcext:value-type="string">
            <text:p>'99965226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8];&quot;'&quot;)" office:value-type="string" office:string-value="'17801893034'" calcext:value-type="string">
            <text:p>'17801893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8];&quot;'&quot;)" office:value-type="string" office:string-value="'999652261'" calcext:value-type="string">
            <text:p>'99965226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84460</text:p>
          </table:table-cell>
          <table:table-cell table:style-name="ce13" office:value-type="string" calcext:value-type="string">
            <text:p>32669445004</text:p>
          </table:table-cell>
          <table:table-cell table:style-name="ce13" office:value-type="string" calcext:value-type="string">
            <text:p>00162885059</text:p>
          </table:table-cell>
          <table:table-cell table:style-name="ce39" office:value-type="string" calcext:value-type="string">
            <text:p>32669445004</text:p>
          </table:table-cell>
          <table:table-cell table:style-name="ce29" office:value-type="string" calcext:value-type="string">
            <text:p>São cônjuges, telefone é da esposa. O marido tem ctt em aberto. Salvei o n° do clt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162885059, 32669445004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9];&quot;'&quot;)" office:value-type="string" office:string-value="'32669445004'" calcext:value-type="string">
            <text:p>'32669445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9];&quot;'&quot;)" office:value-type="string" office:string-value="'999184460'" calcext:value-type="string">
            <text:p>'99918446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9];&quot;'&quot;)" office:value-type="string" office:string-value="'32669445004'" calcext:value-type="string">
            <text:p>'3266944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9];&quot;'&quot;)" office:value-type="string" office:string-value="'999184460'" calcext:value-type="string">
            <text:p>'99918446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22084</text:p>
          </table:table-cell>
          <table:table-cell table:number-columns-repeated="2" table:style-name="ce13" office:value-type="string" calcext:value-type="string">
            <text:p>53233816049</text:p>
          </table:table-cell>
          <table:table-cell table:style-name="ce37" office:value-type="float" office:value="60428651020" calcext:value-type="float">
            <text:p>60428651020</text:p>
          </table:table-cell>
          <table:table-cell table:style-name="ce29" office:value-type="string" calcext:value-type="string">
            <text:p>Mãe e filha. Manter n° no cadastro mais atualizado 08/22 e outro de 2016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3233816049, 6042865102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0];&quot;'&quot;)" office:value-type="string" office:string-value="'60428651020'" calcext:value-type="string">
            <text:p>'60428651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0];&quot;'&quot;)" office:value-type="string" office:string-value="'999422084'" calcext:value-type="string">
            <text:p>'99942208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0];&quot;'&quot;)" office:value-type="string" office:string-value="'60428651020'" calcext:value-type="string">
            <text:p>'60428651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0];&quot;'&quot;)" office:value-type="string" office:string-value="'999422084'" calcext:value-type="string">
            <text:p>'99942208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011729</text:p>
          </table:table-cell>
          <table:table-cell table:number-columns-repeated="2" table:style-name="ce13" office:value-type="string" calcext:value-type="string">
            <text:p>01678546070</text:p>
          </table:table-cell>
          <table:table-cell table:style-name="ce37" office:value-type="string" calcext:value-type="string">
            <text:p>01050944046</text:p>
          </table:table-cell>
          <table:table-cell table:style-name="ce29" office:value-type="string" calcext:value-type="string">
            <text:p>Manter n° no cadastro em aberto, foi atualizado em 08/22 e outro de 2013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050944046, 01678546070</text:p>
          </table:table-cell>
          <table:table-cell table:style-name="ce53" office:value-type="string" calcext:value-type="string">
            <text:p>DELTASUL 42 - SANTIA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1];&quot;'&quot;)" office:value-type="string" office:string-value="'01050944046'" calcext:value-type="string">
            <text:p>'0105094404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1];&quot;'&quot;)" office:value-type="string" office:string-value="'996011729'" calcext:value-type="string">
            <text:p>'9960117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1];&quot;'&quot;)" office:value-type="string" office:string-value="'01050944046'" calcext:value-type="string">
            <text:p>'0105094404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1];&quot;'&quot;)" office:value-type="string" office:string-value="'996011729'" calcext:value-type="string">
            <text:p>'9960117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067030</text:p>
          </table:table-cell>
          <table:table-cell table:number-columns-repeated="2" table:style-name="ce13" office:value-type="string" calcext:value-type="string">
            <text:p>02137799006</text:p>
          </table:table-cell>
          <table:table-cell table:style-name="ce37" office:value-type="string" calcext:value-type="string">
            <text:p>42047145015</text:p>
          </table:table-cell>
          <table:table-cell table:style-name="ce29" office:value-type="string" calcext:value-type="string">
            <text:p>São cônjuges, manter n° no cadastro mais atualizado 2022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137799006, 42047145015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2];&quot;'&quot;)" office:value-type="string" office:string-value="'42047145015'" calcext:value-type="string">
            <text:p>'42047145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2];&quot;'&quot;)" office:value-type="string" office:string-value="'996067030'" calcext:value-type="string">
            <text:p>'9960670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2];&quot;'&quot;)" office:value-type="string" office:string-value="'42047145015'" calcext:value-type="string">
            <text:p>'42047145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2];&quot;'&quot;)" office:value-type="string" office:string-value="'996067030'" calcext:value-type="string">
            <text:p>'9960670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60773</text:p>
          </table:table-cell>
          <table:table-cell table:style-name="ce13" office:value-type="string" calcext:value-type="string">
            <text:p>63729733249</text:p>
          </table:table-cell>
          <table:table-cell table:style-name="ce13" office:value-type="string" calcext:value-type="string">
            <text:p>03226122096</text:p>
          </table:table-cell>
          <table:table-cell table:style-name="ce39" office:value-type="string" calcext:value-type="string">
            <text:p>63729733249</text:p>
          </table:table-cell>
          <table:table-cell table:style-name="ce29" office:value-type="string" calcext:value-type="string">
            <text:p>Pai e filho. O telefone é do filho e ele não possui contrato em aberto. Pai, tem 2 n°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226122096, 63729733249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3];&quot;'&quot;)" office:value-type="string" office:string-value="'63729733249'" calcext:value-type="string">
            <text:p>'637297332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3];&quot;'&quot;)" office:value-type="string" office:string-value="'999660773'" calcext:value-type="string">
            <text:p>'9996607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3];&quot;'&quot;)" office:value-type="string" office:string-value="'63729733249'" calcext:value-type="string">
            <text:p>'637297332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3];&quot;'&quot;)" office:value-type="string" office:string-value="'999660773'" calcext:value-type="string">
            <text:p>'9996607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97349</text:p>
          </table:table-cell>
          <table:table-cell table:number-columns-repeated="2" table:style-name="ce13" office:value-type="string" calcext:value-type="string">
            <text:p>51064723004</text:p>
          </table:table-cell>
          <table:table-cell table:style-name="ce37" office:value-type="string" calcext:value-type="string">
            <text:p>00965382010</text:p>
          </table:table-cell>
          <table:table-cell table:style-name="ce29" office:value-type="string" calcext:value-type="string">
            <text:p>Manter n° no cadastro com contrato em aberto, atualizado em 12/22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965382010, 51064723004</text:p>
          </table:table-cell>
          <table:table-cell table:style-name="ce53" office:value-type="string" calcext:value-type="string">
            <text:p>DELTASUL 145 - URUGUAIAN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4];&quot;'&quot;)" office:value-type="string" office:string-value="'00965382010'" calcext:value-type="string">
            <text:p>'0096538201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4];&quot;'&quot;)" office:value-type="string" office:string-value="'996697349'" calcext:value-type="string">
            <text:p>'9966973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4];&quot;'&quot;)" office:value-type="string" office:string-value="'00965382010'" calcext:value-type="string">
            <text:p>'00965382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4];&quot;'&quot;)" office:value-type="string" office:string-value="'996697349'" calcext:value-type="string">
            <text:p>'9966973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94140</text:p>
          </table:table-cell>
          <table:table-cell table:number-columns-repeated="2" table:style-name="ce13" office:value-type="string" calcext:value-type="string">
            <text:p>98205331049</text:p>
          </table:table-cell>
          <table:table-cell table:style-name="ce37" office:value-type="string" calcext:value-type="string">
            <text:p>12414026049</text:p>
          </table:table-cell>
          <table:table-cell table:style-name="ce29" office:value-type="string" calcext:value-type="string">
            <text:p>São cônjuges. Ambos não possuem contrato em aberto. Manter no cadastro da esposa pois foi atualizado em 06/22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2414026049, 98205331049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5];&quot;'&quot;)" office:value-type="string" office:string-value="'12414026049'" calcext:value-type="string">
            <text:p>'12414026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5];&quot;'&quot;)" office:value-type="string" office:string-value="'999794140'" calcext:value-type="string">
            <text:p>'9997941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5];&quot;'&quot;)" office:value-type="string" office:string-value="'12414026049'" calcext:value-type="string">
            <text:p>'12414026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5];&quot;'&quot;)" office:value-type="string" office:string-value="'999794140'" calcext:value-type="string">
            <text:p>'9997941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244802</text:p>
          </table:table-cell>
          <table:table-cell table:number-columns-repeated="2" table:style-name="ce13" office:value-type="string" calcext:value-type="string">
            <text:p>49950924049</text:p>
          </table:table-cell>
          <table:table-cell table:style-name="ce37" office:value-type="string" calcext:value-type="string">
            <text:p>30510856004</text:p>
          </table:table-cell>
          <table:table-cell table:style-name="ce29" office:value-type="string" calcext:value-type="string">
            <text:p>Manter n° no cadastro com contrato em aberto. Atualizado em 12/21 e outro cadastro é de 2009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0510856004, 49950924049</text:p>
          </table:table-cell>
          <table:table-cell table:style-name="ce53" office:value-type="string" calcext:value-type="string">
            <text:p>DELTASUL 23 - CRUZ ALT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6];&quot;'&quot;)" office:value-type="string" office:string-value="'30510856004'" calcext:value-type="string">
            <text:p>'30510856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6];&quot;'&quot;)" office:value-type="string" office:string-value="'984244802'" calcext:value-type="string">
            <text:p>'9842448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6];&quot;'&quot;)" office:value-type="string" office:string-value="'30510856004'" calcext:value-type="string">
            <text:p>'30510856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6];&quot;'&quot;)" office:value-type="string" office:string-value="'984244802'" calcext:value-type="string">
            <text:p>'9842448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333091</text:p>
          </table:table-cell>
          <table:table-cell table:number-columns-repeated="2" table:style-name="ce13" office:value-type="string" calcext:value-type="string">
            <text:p>39265200006</text:p>
          </table:table-cell>
          <table:table-cell table:style-name="ce37" office:value-type="string" calcext:value-type="string">
            <text:p>01080168036</text:p>
          </table:table-cell>
          <table:table-cell table:style-name="ce29" office:value-type="string" calcext:value-type="string">
            <text:p>São cônjuges. Manter no cadastro com contrato em aberto. Cadastros de 2015 e 2016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080168036, 39265200006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7];&quot;'&quot;)" office:value-type="string" office:string-value="'01080168036'" calcext:value-type="string">
            <text:p>'0108016803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7];&quot;'&quot;)" office:value-type="string" office:string-value="'996333091'" calcext:value-type="string">
            <text:p>'99633309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7];&quot;'&quot;)" office:value-type="string" office:string-value="'01080168036'" calcext:value-type="string">
            <text:p>'0108016803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7];&quot;'&quot;)" office:value-type="string" office:string-value="'996333091'" calcext:value-type="string">
            <text:p>'99633309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73510</text:p>
          </table:table-cell>
          <table:table-cell table:number-columns-repeated="2" table:style-name="ce24" office:value-type="float" office:value="21187770000" calcext:value-type="float">
            <text:p>21187770000</text:p>
          </table:table-cell>
          <table:table-cell table:style-name="ce39" office:value-type="float" office:value="42404584049" calcext:value-type="float">
            <text:p>42404584049</text:p>
          </table:table-cell>
          <table:table-cell table:style-name="ce49" office:value-type="string" calcext:value-type="string">
            <text:p>Tio e sobrinho. O telefone é do tio, eles residem no mesmo endereço e ambos possuem ctt em aberto. Salvei n° do tio no cadastro do sobrinho. Confirmado por ligação. <text:s/>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1187770000, 42404584049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8];&quot;'&quot;)" office:value-type="string" office:string-value="'42404584049'" calcext:value-type="string">
            <text:p>'42404584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8];&quot;'&quot;)" office:value-type="string" office:string-value="'996873510'" calcext:value-type="string">
            <text:p>'9968735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8];&quot;'&quot;)" office:value-type="string" office:string-value="'42404584049'" calcext:value-type="string">
            <text:p>'42404584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8];&quot;'&quot;)" office:value-type="string" office:string-value="'996873510'" calcext:value-type="string">
            <text:p>'99687351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245659</text:p>
          </table:table-cell>
          <table:table-cell table:number-columns-repeated="2" table:style-name="ce13" office:value-type="string" calcext:value-type="string">
            <text:p>70332576000</text:p>
          </table:table-cell>
          <table:table-cell table:style-name="ce37" office:value-type="string" calcext:value-type="string">
            <text:p>22807454020</text:p>
          </table:table-cell>
          <table:table-cell table:style-name="ce29" office:value-type="string" calcext:value-type="string">
            <text:p>Manter n° no cadastro com contrato em aberto. Atualizado em 10/21 e outro é de 2006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2807454020, 70332576000</text:p>
          </table:table-cell>
          <table:table-cell table:style-name="ce53" office:value-type="string" calcext:value-type="string">
            <text:p>DELTASUL 75 - GUAIB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9];&quot;'&quot;)" office:value-type="string" office:string-value="'22807454020'" calcext:value-type="string">
            <text:p>'22807454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39];&quot;'&quot;)" office:value-type="string" office:string-value="'997245659'" calcext:value-type="string">
            <text:p>'9972456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39];&quot;'&quot;)" office:value-type="string" office:string-value="'22807454020'" calcext:value-type="string">
            <text:p>'2280745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9];&quot;'&quot;)" office:value-type="string" office:string-value="'997245659'" calcext:value-type="string">
            <text:p>'9972456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65255</text:p>
          </table:table-cell>
          <table:table-cell table:number-columns-repeated="2" table:style-name="ce13" office:value-type="string" calcext:value-type="string">
            <text:p>03381100033</text:p>
          </table:table-cell>
          <table:table-cell table:style-name="ce37" office:value-type="string" calcext:value-type="string">
            <text:p>01101393050</text:p>
          </table:table-cell>
          <table:table-cell table:style-name="ce29" office:value-type="string" calcext:value-type="string">
            <text:p>Manter n° no cadastro mais atualizado 12/22 e outro de 2015. As clientes possuem nome quase igual porém não tem parentesc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101393050, 03381100033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0];&quot;'&quot;)" office:value-type="string" office:string-value="'01101393050'" calcext:value-type="string">
            <text:p>'0110139305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0];&quot;'&quot;)" office:value-type="string" office:string-value="'999165255'" calcext:value-type="string">
            <text:p>'9991652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0];&quot;'&quot;)" office:value-type="string" office:string-value="'01101393050'" calcext:value-type="string">
            <text:p>'0110139305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0];&quot;'&quot;)" office:value-type="string" office:string-value="'999165255'" calcext:value-type="string">
            <text:p>'99916525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22549</text:p>
          </table:table-cell>
          <table:table-cell table:number-columns-repeated="2" table:style-name="ce13" office:value-type="string" calcext:value-type="string">
            <text:p>60359820000</text:p>
          </table:table-cell>
          <table:table-cell table:style-name="ce37" office:value-type="string" calcext:value-type="string">
            <text:p>21853061034</text:p>
          </table:table-cell>
          <table:table-cell table:style-name="ce29" office:value-type="string" calcext:value-type="string">
            <text:p>São cônjuges, Manter n° no cadastro com contrato em aberto, atualizado em 10/22 e outro de 2014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1853061034, 60359820000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1];&quot;'&quot;)" office:value-type="string" office:string-value="'21853061034'" calcext:value-type="string">
            <text:p>'21853061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1];&quot;'&quot;)" office:value-type="string" office:string-value="'999522549'" calcext:value-type="string">
            <text:p>'9995225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1];&quot;'&quot;)" office:value-type="string" office:string-value="'21853061034'" calcext:value-type="string">
            <text:p>'21853061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1];&quot;'&quot;)" office:value-type="string" office:string-value="'999522549'" calcext:value-type="string">
            <text:p>'9995225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32030</text:p>
          </table:table-cell>
          <table:table-cell table:number-columns-repeated="2" table:style-name="ce13" office:value-type="string" calcext:value-type="string">
            <text:p>00506008002</text:p>
          </table:table-cell>
          <table:table-cell table:style-name="ce37" office:value-type="string" calcext:value-type="string">
            <text:p>18976220072</text:p>
          </table:table-cell>
          <table:table-cell table:style-name="ce29" office:value-type="string" calcext:value-type="string">
            <text:p>Aparentemente são cônjuges. Manter no contrato mais atualizado, 11/22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506008002, 18976220072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2];&quot;'&quot;)" office:value-type="string" office:string-value="'18976220072'" calcext:value-type="string">
            <text:p>'18976220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2];&quot;'&quot;)" office:value-type="string" office:string-value="'996832030'" calcext:value-type="string">
            <text:p>'9968320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2];&quot;'&quot;)" office:value-type="string" office:string-value="'18976220072'" calcext:value-type="string">
            <text:p>'1897622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2];&quot;'&quot;)" office:value-type="string" office:string-value="'996832030'" calcext:value-type="string">
            <text:p>'9968320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13641</text:p>
          </table:table-cell>
          <table:table-cell table:number-columns-repeated="2" table:style-name="ce13" office:value-type="string" calcext:value-type="string">
            <text:p>03396581008</text:p>
          </table:table-cell>
          <table:table-cell table:style-name="ce37" office:value-type="string" calcext:value-type="string">
            <text:p>01905975007</text:p>
          </table:table-cell>
          <table:table-cell table:style-name="ce29" office:value-type="string" calcext:value-type="string">
            <text:p>Manter n° no cadastro mais atualizado, 07/18 e outro de 2011;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905975007, 03396581008</text:p>
          </table:table-cell>
          <table:table-cell table:style-name="ce53" office:value-type="string" calcext:value-type="string">
            <text:p>DELTASUL 92 - CACAPAV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3];&quot;'&quot;)" office:value-type="string" office:string-value="'01905975007'" calcext:value-type="string">
            <text:p>'0190597500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3];&quot;'&quot;)" office:value-type="string" office:string-value="'999413641'" calcext:value-type="string">
            <text:p>'9994136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3];&quot;'&quot;)" office:value-type="string" office:string-value="'01905975007'" calcext:value-type="string">
            <text:p>'0190597500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3];&quot;'&quot;)" office:value-type="string" office:string-value="'999413641'" calcext:value-type="string">
            <text:p>'9994136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81475</text:p>
          </table:table-cell>
          <table:table-cell table:number-columns-repeated="2" table:style-name="ce13" office:value-type="string" calcext:value-type="string">
            <text:p>00086862030</text:p>
          </table:table-cell>
          <table:table-cell table:style-name="ce37" office:value-type="string" calcext:value-type="string">
            <text:p>00465162045</text:p>
          </table:table-cell>
          <table:table-cell table:style-name="ce29" office:value-type="string" calcext:value-type="string">
            <text:p>Manter n° no cadastro mais atualizado 23/12/22, outro contrato também está em aberto mas possui diversos n° de ctt e foi atualizado em 02/22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086862030, 00465162045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4];&quot;'&quot;)" office:value-type="string" office:string-value="'00465162045'" calcext:value-type="string">
            <text:p>'0046516204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4];&quot;'&quot;)" office:value-type="string" office:string-value="'999781475'" calcext:value-type="string">
            <text:p>'99978147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4];&quot;'&quot;)" office:value-type="string" office:string-value="'00465162045'" calcext:value-type="string">
            <text:p>'0046516204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4];&quot;'&quot;)" office:value-type="string" office:string-value="'999781475'" calcext:value-type="string">
            <text:p>'99978147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36559</text:p>
          </table:table-cell>
          <table:table-cell table:number-columns-repeated="2" table:style-name="ce13" office:value-type="string" calcext:value-type="string">
            <text:p>97478008020</text:p>
          </table:table-cell>
          <table:table-cell table:style-name="ce37" office:value-type="string" calcext:value-type="string">
            <text:p>94331316068</text:p>
          </table:table-cell>
          <table:table-cell table:style-name="ce29" office:value-type="string" calcext:value-type="string">
            <text:p>Manter n° no cadastro com contrato em aberto. Atualizado em 10/22 outro é de 2015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94331316068, 97478008020</text:p>
          </table:table-cell>
          <table:table-cell table:style-name="ce53" office:value-type="string" calcext:value-type="string">
            <text:p>DELTASUL 100 - SANTA MARI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5];&quot;'&quot;)" office:value-type="string" office:string-value="'94331316068'" calcext:value-type="string">
            <text:p>'94331316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5];&quot;'&quot;)" office:value-type="string" office:string-value="'999836559'" calcext:value-type="string">
            <text:p>'9998365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5];&quot;'&quot;)" office:value-type="string" office:string-value="'94331316068'" calcext:value-type="string">
            <text:p>'94331316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5];&quot;'&quot;)" office:value-type="string" office:string-value="'999836559'" calcext:value-type="string">
            <text:p>'9998365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58693</text:p>
          </table:table-cell>
          <table:table-cell table:number-columns-repeated="2" table:style-name="ce13" office:value-type="string" calcext:value-type="string">
            <text:p>00312920032</text:p>
          </table:table-cell>
          <table:table-cell table:style-name="ce37" office:value-type="string" calcext:value-type="string">
            <text:p>00005904013</text:p>
          </table:table-cell>
          <table:table-cell table:style-name="ce29" office:value-type="string" calcext:value-type="string">
            <text:p>São cônjuges, número é do marido. A esposa tem o contato dela e do esposo no perfil do clt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005904013, 00312920032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6];&quot;'&quot;)" office:value-type="string" office:string-value="'00005904013'" calcext:value-type="string">
            <text:p>'0000590401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6];&quot;'&quot;)" office:value-type="string" office:string-value="'999458693'" calcext:value-type="string">
            <text:p>'9994586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6];&quot;'&quot;)" office:value-type="string" office:string-value="'00005904013'" calcext:value-type="string">
            <text:p>'0000590401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6];&quot;'&quot;)" office:value-type="string" office:string-value="'999458693'" calcext:value-type="string">
            <text:p>'9994586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46331</text:p>
          </table:table-cell>
          <table:table-cell table:style-name="ce13" office:value-type="string" calcext:value-type="string">
            <text:p>03397639069</text:p>
          </table:table-cell>
          <table:table-cell table:style-name="ce13" office:value-type="string" calcext:value-type="string">
            <text:p>04309923003</text:p>
          </table:table-cell>
          <table:table-cell table:style-name="ce39" office:value-type="string" calcext:value-type="string">
            <text:p>03397639069</text:p>
          </table:table-cell>
          <table:table-cell table:style-name="ce29" office:value-type="string" calcext:value-type="string">
            <text:p>Manter n° no cadastro que não tem contrato em aberto, pois o mesmo foi atualizado em 07/22 e o outro é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397639069, 04309923003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7];&quot;'&quot;)" office:value-type="string" office:string-value="'03397639069'" calcext:value-type="string">
            <text:p>'0339763906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7];&quot;'&quot;)" office:value-type="string" office:string-value="'996146331'" calcext:value-type="string">
            <text:p>'9961463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7];&quot;'&quot;)" office:value-type="string" office:string-value="'03397639069'" calcext:value-type="string">
            <text:p>'0339763906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7];&quot;'&quot;)" office:value-type="string" office:string-value="'996146331'" calcext:value-type="string">
            <text:p>'99614633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91544</text:p>
          </table:table-cell>
          <table:table-cell table:number-columns-repeated="2" table:style-name="ce13" office:value-type="string" calcext:value-type="string">
            <text:p>92687261149</text:p>
          </table:table-cell>
          <table:table-cell table:style-name="ce37" office:value-type="string" calcext:value-type="string">
            <text:p>44092997000</text:p>
          </table:table-cell>
          <table:table-cell table:style-name="ce29" office:value-type="string" calcext:value-type="string">
            <text:p>Mãe e filha. De acordo com histórico de cobrança o telefone é da filh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44092997000, 92687261149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8];&quot;'&quot;)" office:value-type="string" office:string-value="'44092997000'" calcext:value-type="string">
            <text:p>'44092997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8];&quot;'&quot;)" office:value-type="string" office:string-value="'996791544'" calcext:value-type="string">
            <text:p>'9967915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8];&quot;'&quot;)" office:value-type="string" office:string-value="'44092997000'" calcext:value-type="string">
            <text:p>'44092997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8];&quot;'&quot;)" office:value-type="string" office:string-value="'996791544'" calcext:value-type="string">
            <text:p>'9967915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17627</text:p>
          </table:table-cell>
          <table:table-cell table:style-name="ce24" office:value-type="float" office:value="91636477020" calcext:value-type="float">
            <text:p>91636477020</text:p>
          </table:table-cell>
          <table:table-cell table:style-name="ce24" office:value-type="float" office:value="98602314000" calcext:value-type="float">
            <text:p>98602314000</text:p>
          </table:table-cell>
          <table:table-cell table:style-name="ce39" office:value-type="float" office:value="91636477020" calcext:value-type="float">
            <text:p>91636477020</text:p>
          </table:table-cell>
          <table:table-cell table:style-name="ce49" office:value-type="string" calcext:value-type="string">
            <text:p>São cônjuges, ambos com contrato em aberto. Manter no cadastro da esposa pois é o mais atualizad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91636477020, 9860231400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9];&quot;'&quot;)" office:value-type="string" office:string-value="'91636477020'" calcext:value-type="string">
            <text:p>'91636477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49];&quot;'&quot;)" office:value-type="string" office:string-value="'999617627'" calcext:value-type="string">
            <text:p>'9996176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49];&quot;'&quot;)" office:value-type="string" office:string-value="'91636477020'" calcext:value-type="string">
            <text:p>'91636477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9];&quot;'&quot;)" office:value-type="string" office:string-value="'999617627'" calcext:value-type="string">
            <text:p>'9996176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046416</text:p>
          </table:table-cell>
          <table:table-cell table:number-columns-repeated="2" table:style-name="ce13" office:value-type="string" calcext:value-type="string">
            <text:p>24686905087</text:p>
          </table:table-cell>
          <table:table-cell table:style-name="ce37" office:value-type="string" calcext:value-type="string">
            <text:p>21194211020</text:p>
          </table:table-cell>
          <table:table-cell table:style-name="ce29" office:value-type="string" calcext:value-type="string">
            <text:p>São cônjuges, telefone é da esposa. Atualizado em 11/22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1194211020, 24686905087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0];&quot;'&quot;)" office:value-type="string" office:string-value="'21194211020'" calcext:value-type="string">
            <text:p>'21194211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0];&quot;'&quot;)" office:value-type="string" office:string-value="'984046416'" calcext:value-type="string">
            <text:p>'98404641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0];&quot;'&quot;)" office:value-type="string" office:string-value="'21194211020'" calcext:value-type="string">
            <text:p>'21194211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0];&quot;'&quot;)" office:value-type="string" office:string-value="'984046416'" calcext:value-type="string">
            <text:p>'98404641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1926027</text:p>
          </table:table-cell>
          <table:table-cell table:number-columns-repeated="2" table:style-name="ce13" office:value-type="string" calcext:value-type="string">
            <text:p>02609497016</text:p>
          </table:table-cell>
          <table:table-cell table:style-name="ce41" office:value-type="string" calcext:value-type="string">
            <text:p>88888888020</text:p>
          </table:table-cell>
          <table:table-cell table:style-name="ce50" office:value-type="string" calcext:value-type="string">
            <text:p>Manter n° no cadastro com contrato em aberto, pois o outro cadastro é de estrangei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609497016, 88888888020</text:p>
          </table:table-cell>
          <table:table-cell table:style-name="ce53" office:value-type="string" calcext:value-type="string">
            <text:p>DELTASUL 06 - PALMEIRA DAS MISSOES, DELTASUL 102 - QUARA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1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1];&quot;'&quot;)" office:value-type="string" office:string-value="'991926027'" calcext:value-type="string">
            <text:p>'9919260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1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1];&quot;'&quot;)" office:value-type="string" office:string-value="'991926027'" calcext:value-type="string">
            <text:p>'9919260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03454</text:p>
          </table:table-cell>
          <table:table-cell table:style-name="ce13" office:value-type="string" calcext:value-type="string">
            <text:p>84195576091</text:p>
          </table:table-cell>
          <table:table-cell table:style-name="ce24" office:value-type="float" office:value="16923570000" calcext:value-type="float">
            <text:p>16923570000</text:p>
          </table:table-cell>
          <table:table-cell table:style-name="ce39" office:value-type="string" calcext:value-type="string">
            <text:p>84195576091</text:p>
          </table:table-cell>
          <table:table-cell table:style-name="ce29" office:value-type="string" calcext:value-type="string">
            <text:p>Manter n° no cadastro que não tem contrato em aberto, pois o mesmo foi atualizado em 03/22 e o outro é de 2017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6923570000, 84195576091</text:p>
          </table:table-cell>
          <table:table-cell table:style-name="ce53" office:value-type="string" calcext:value-type="string">
            <text:p>DELTASUL 110 - JULIO DE CASTILHO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2];&quot;'&quot;)" office:value-type="string" office:string-value="'84195576091'" calcext:value-type="string">
            <text:p>'84195576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2];&quot;'&quot;)" office:value-type="string" office:string-value="'999203454'" calcext:value-type="string">
            <text:p>'9992034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2];&quot;'&quot;)" office:value-type="string" office:string-value="'84195576091'" calcext:value-type="string">
            <text:p>'84195576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2];&quot;'&quot;)" office:value-type="string" office:string-value="'999203454'" calcext:value-type="string">
            <text:p>'99920345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329388</text:p>
          </table:table-cell>
          <table:table-cell table:number-columns-repeated="2" table:style-name="ce13" office:value-type="string" calcext:value-type="string">
            <text:p>72294370082</text:p>
          </table:table-cell>
          <table:table-cell table:style-name="ce37" office:value-type="string" calcext:value-type="string">
            <text:p>69329800025</text:p>
          </table:table-cell>
          <table:table-cell table:style-name="ce29" office:value-type="string" calcext:value-type="string">
            <text:p>Manter n° no cadastro com contrato em aberto, atualizado em 08/22 e outro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69329800025, 72294370082</text:p>
          </table:table-cell>
          <table:table-cell table:style-name="ce53" office:value-type="string" calcext:value-type="string">
            <text:p>DELTASUL 89 - URUGUAIAN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3];&quot;'&quot;)" office:value-type="string" office:string-value="'69329800025'" calcext:value-type="string">
            <text:p>'6932980002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3];&quot;'&quot;)" office:value-type="string" office:string-value="'999329388'" calcext:value-type="string">
            <text:p>'99932938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3];&quot;'&quot;)" office:value-type="string" office:string-value="'69329800025'" calcext:value-type="string">
            <text:p>'6932980002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3];&quot;'&quot;)" office:value-type="string" office:string-value="'999329388'" calcext:value-type="string">
            <text:p>'99932938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381420</text:p>
          </table:table-cell>
          <table:table-cell table:number-columns-repeated="2" table:style-name="ce13" office:value-type="string" calcext:value-type="string">
            <text:p>60114649049</text:p>
          </table:table-cell>
          <table:table-cell table:style-name="ce37" office:value-type="string" calcext:value-type="string">
            <text:p>04903207080</text:p>
          </table:table-cell>
          <table:table-cell table:style-name="ce29" office:value-type="string" calcext:value-type="string">
            <text:p>Manter n° no cadastro com contrato em aberto, atualizado em 2021 e outro de 2018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903207080, 60114649049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4];&quot;'&quot;)" office:value-type="string" office:string-value="'04903207080'" calcext:value-type="string">
            <text:p>'04903207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4];&quot;'&quot;)" office:value-type="string" office:string-value="'999381420'" calcext:value-type="string">
            <text:p>'9993814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4];&quot;'&quot;)" office:value-type="string" office:string-value="'04903207080'" calcext:value-type="string">
            <text:p>'04903207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4];&quot;'&quot;)" office:value-type="string" office:string-value="'999381420'" calcext:value-type="string">
            <text:p>'9993814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05885</text:p>
          </table:table-cell>
          <table:table-cell table:style-name="ce13" office:value-type="string" calcext:value-type="string">
            <text:p>81959303015</text:p>
          </table:table-cell>
          <table:table-cell table:style-name="ce13" office:value-type="string" calcext:value-type="string">
            <text:p>01139324055</text:p>
          </table:table-cell>
          <table:table-cell table:style-name="ce39" office:value-type="string" calcext:value-type="string">
            <text:p>81959303015</text:p>
          </table:table-cell>
          <table:table-cell table:style-name="ce29" office:value-type="string" calcext:value-type="string">
            <text:p>Mãe e filha. O telefone é da filha. Mãe com contrato em aberto de 2018 e filha sem contrato, atualizado em 11/2020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139324055, 81959303015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5];&quot;'&quot;)" office:value-type="string" office:string-value="'81959303015'" calcext:value-type="string">
            <text:p>'81959303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5];&quot;'&quot;)" office:value-type="string" office:string-value="'999505885'" calcext:value-type="string">
            <text:p>'9995058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5];&quot;'&quot;)" office:value-type="string" office:string-value="'81959303015'" calcext:value-type="string">
            <text:p>'81959303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5];&quot;'&quot;)" office:value-type="string" office:string-value="'999505885'" calcext:value-type="string">
            <text:p>'9995058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45069</text:p>
          </table:table-cell>
          <table:table-cell table:style-name="ce13" office:value-type="string" calcext:value-type="string">
            <text:p>44546505000</text:p>
          </table:table-cell>
          <table:table-cell table:style-name="ce24" office:value-type="string" calcext:value-type="string">
            <text:p>00224470086</text:p>
          </table:table-cell>
          <table:table-cell table:style-name="ce39" office:value-type="string" calcext:value-type="string">
            <text:p>44546505000</text:p>
          </table:table-cell>
          <table:table-cell table:style-name="ce29" office:value-type="string" calcext:value-type="string">
            <text:p>Manter n° no cadastro que não tem contrato em aberto, pois o mesmo foi atualizado em 2021 o outro ctt é de clt falecida de 2018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224470086, 44546505000</text:p>
          </table:table-cell>
          <table:table-cell table:style-name="ce53" office:value-type="string" calcext:value-type="string">
            <text:p>DELTASUL 88 - TUPANCIRET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6];&quot;'&quot;)" office:value-type="string" office:string-value="'44546505000'" calcext:value-type="string">
            <text:p>'44546505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6];&quot;'&quot;)" office:value-type="string" office:string-value="'996745069'" calcext:value-type="string">
            <text:p>'99674506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6];&quot;'&quot;)" office:value-type="string" office:string-value="'44546505000'" calcext:value-type="string">
            <text:p>'4454650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6];&quot;'&quot;)" office:value-type="string" office:string-value="'996745069'" calcext:value-type="string">
            <text:p>'99674506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444155</text:p>
          </table:table-cell>
          <table:table-cell table:number-columns-repeated="2" table:style-name="ce13" office:value-type="string" calcext:value-type="string">
            <text:p>90630777004</text:p>
          </table:table-cell>
          <table:table-cell table:style-name="ce37" office:value-type="string" calcext:value-type="string">
            <text:p>04455306005</text:p>
          </table:table-cell>
          <table:table-cell table:style-name="ce29" office:value-type="string" calcext:value-type="string">
            <text:p>Manter n° no cadastro com contrato em aberto, atualizado em 11/22 o outro é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455306005, 90630777004</text:p>
          </table:table-cell>
          <table:table-cell table:style-name="ce53" office:value-type="string" calcext:value-type="string">
            <text:p>DELTASUL 134 - ALEGRETE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7];&quot;'&quot;)" office:value-type="string" office:string-value="'04455306005'" calcext:value-type="string">
            <text:p>'0445530600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7];&quot;'&quot;)" office:value-type="string" office:string-value="'996444155'" calcext:value-type="string">
            <text:p>'9964441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7];&quot;'&quot;)" office:value-type="string" office:string-value="'04455306005'" calcext:value-type="string">
            <text:p>'0445530600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7];&quot;'&quot;)" office:value-type="string" office:string-value="'996444155'" calcext:value-type="string">
            <text:p>'99644415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93036</text:p>
          </table:table-cell>
          <table:table-cell table:number-columns-repeated="2" table:style-name="ce13" office:value-type="string" calcext:value-type="string">
            <text:p>90479076049</text:p>
          </table:table-cell>
          <table:table-cell table:style-name="ce37" office:value-type="string" calcext:value-type="string">
            <text:p>67417965091</text:p>
          </table:table-cell>
          <table:table-cell table:style-name="ce29" office:value-type="string" calcext:value-type="string">
            <text:p>Mãe e filha. Manter n° no cadastro da filha, atualizado em 2022 e outro é de 2018. Telefone confirmado n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67417965091, 90479076049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8];&quot;'&quot;)" office:value-type="string" office:string-value="'67417965091'" calcext:value-type="string">
            <text:p>'67417965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8];&quot;'&quot;)" office:value-type="string" office:string-value="'996693036'" calcext:value-type="string">
            <text:p>'9966930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8];&quot;'&quot;)" office:value-type="string" office:string-value="'67417965091'" calcext:value-type="string">
            <text:p>'67417965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8];&quot;'&quot;)" office:value-type="string" office:string-value="'996693036'" calcext:value-type="string">
            <text:p>'9966930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15697</text:p>
          </table:table-cell>
          <table:table-cell table:number-columns-repeated="2" table:style-name="ce13" office:value-type="string" calcext:value-type="string">
            <text:p>00354477021</text:p>
          </table:table-cell>
          <table:table-cell table:style-name="ce37" office:value-type="string" calcext:value-type="string">
            <text:p>37268600020</text:p>
          </table:table-cell>
          <table:table-cell table:style-name="ce29" office:value-type="string" calcext:value-type="string">
            <text:p>Pai e filha. O telefone é da filha, confirmado através do histórico de cobrança.; Eu atualizei o telefone do pai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354477021, 3726860002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9];&quot;'&quot;)" office:value-type="string" office:string-value="'37268600020'" calcext:value-type="string">
            <text:p>'37268600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59];&quot;'&quot;)" office:value-type="string" office:string-value="'999115697'" calcext:value-type="string">
            <text:p>'99911569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59];&quot;'&quot;)" office:value-type="string" office:string-value="'37268600020'" calcext:value-type="string">
            <text:p>'37268600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9];&quot;'&quot;)" office:value-type="string" office:string-value="'999115697'" calcext:value-type="string">
            <text:p>'99911569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98516</text:p>
          </table:table-cell>
          <table:table-cell table:number-columns-repeated="2" table:style-name="ce13" office:value-type="string" calcext:value-type="string">
            <text:p>98546627053</text:p>
          </table:table-cell>
          <table:table-cell table:style-name="ce37" office:value-type="string" calcext:value-type="string">
            <text:p>00308087070</text:p>
          </table:table-cell>
          <table:table-cell table:style-name="ce29" office:value-type="string" calcext:value-type="string">
            <text:p>Manter n° no cadastro com contrato em aberto, atualizado em 2022 <text:s/>o outro contrato é de 2020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308087070, 98546627053</text:p>
          </table:table-cell>
          <table:table-cell table:style-name="ce53" office:value-type="string" calcext:value-type="string">
            <text:p>DELTASUL 162 - FREDERICO WESTPHALEN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0];&quot;'&quot;)" office:value-type="string" office:string-value="'00308087070'" calcext:value-type="string">
            <text:p>'0030808707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0];&quot;'&quot;)" office:value-type="string" office:string-value="'999498516'" calcext:value-type="string">
            <text:p>'99949851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0];&quot;'&quot;)" office:value-type="string" office:string-value="'00308087070'" calcext:value-type="string">
            <text:p>'00308087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0];&quot;'&quot;)" office:value-type="string" office:string-value="'999498516'" calcext:value-type="string">
            <text:p>'99949851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371057</text:p>
          </table:table-cell>
          <table:table-cell table:number-columns-repeated="2" table:style-name="ce13" office:value-type="string" calcext:value-type="string">
            <text:p>01028171030</text:p>
          </table:table-cell>
          <table:table-cell table:style-name="ce37" office:value-type="string" calcext:value-type="string">
            <text:p>33103704020</text:p>
          </table:table-cell>
          <table:table-cell table:style-name="ce29" office:value-type="string" calcext:value-type="string">
            <text:p>Mãe e filha, no cadastro da mãe tem 3 contatos inclusive o da filh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028171030, 3310370402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1];&quot;'&quot;)" office:value-type="string" office:string-value="'33103704020'" calcext:value-type="string">
            <text:p>'33103704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1];&quot;'&quot;)" office:value-type="string" office:string-value="'996371057'" calcext:value-type="string">
            <text:p>'9963710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1];&quot;'&quot;)" office:value-type="string" office:string-value="'33103704020'" calcext:value-type="string">
            <text:p>'3310370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1];&quot;'&quot;)" office:value-type="string" office:string-value="'996371057'" calcext:value-type="string">
            <text:p>'9963710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20683</text:p>
          </table:table-cell>
          <table:table-cell table:number-columns-repeated="2" table:style-name="ce13" office:value-type="string" calcext:value-type="string">
            <text:p>24680036087</text:p>
          </table:table-cell>
          <table:table-cell table:style-name="ce37" office:value-type="string" calcext:value-type="string">
            <text:p>25433563049</text:p>
          </table:table-cell>
          <table:table-cell table:style-name="ce29" office:value-type="string" calcext:value-type="string">
            <text:p>Clt com contrato em aberto é falecida com cadastro atualizado em 2020 e outro cadastro é de 2009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4680036087, 25433563049</text:p>
          </table:table-cell>
          <table:table-cell table:style-name="ce53" office:value-type="string" calcext:value-type="string">
            <text:p>DELTASUL 06 - PALMEIRA DAS MISSOES, DELTASUL 4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2];&quot;'&quot;)" office:value-type="string" office:string-value="'25433563049'" calcext:value-type="string">
            <text:p>'25433563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2];&quot;'&quot;)" office:value-type="string" office:string-value="'999920683'" calcext:value-type="string">
            <text:p>'99992068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2];&quot;'&quot;)" office:value-type="string" office:string-value="'25433563049'" calcext:value-type="string">
            <text:p>'25433563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2];&quot;'&quot;)" office:value-type="string" office:string-value="'999920683'" calcext:value-type="string">
            <text:p>'99992068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1 <text:s text:c="2"/></text:p>
          </table:table-cell>
          <table:table-cell table:style-name="ce6" office:value-type="string" calcext:value-type="string">
            <text:p>996519387</text:p>
          </table:table-cell>
          <table:table-cell table:style-name="ce13" office:value-type="string" calcext:value-type="string">
            <text:p>00627306063</text:p>
          </table:table-cell>
          <table:table-cell table:style-name="ce13" office:value-type="string" calcext:value-type="string">
            <text:p>01396594043</text:p>
          </table:table-cell>
          <table:table-cell table:style-name="ce39" office:value-type="string" calcext:value-type="string">
            <text:p>00627306063</text:p>
          </table:table-cell>
          <table:table-cell table:style-name="ce29" office:value-type="string" calcext:value-type="string">
            <text:p>Telefone confirmado por ligação com filha do clt, ela inf que o clt trocou de número só não soube inf n° nov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627306063, 01396594043</text:p>
          </table:table-cell>
          <table:table-cell table:style-name="ce53" office:value-type="string" calcext:value-type="string">
            <text:p>DELTASUL 06 - PALMEIRA DAS MISSOES, DELTASUL 161 - TAQUAR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3];&quot;'&quot;)" office:value-type="string" office:string-value="'00627306063'" calcext:value-type="string">
            <text:p>'0062730606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3];&quot;'&quot;)" office:value-type="string" office:string-value="'996519387'" calcext:value-type="string">
            <text:p>'9965193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3];&quot;'&quot;)" office:value-type="string" office:string-value="'00627306063'" calcext:value-type="string">
            <text:p>'0062730606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3];&quot;'&quot;)" office:value-type="string" office:string-value="'996519387'" calcext:value-type="string">
            <text:p>'9965193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55056</text:p>
          </table:table-cell>
          <table:table-cell table:number-columns-repeated="2" table:style-name="ce13" office:value-type="string" calcext:value-type="string">
            <text:p>01525631055</text:p>
          </table:table-cell>
          <table:table-cell table:style-name="ce39" office:value-type="string" calcext:value-type="string">
            <text:p>34673440030</text:p>
          </table:table-cell>
          <table:table-cell table:style-name="ce29" office:value-type="string" calcext:value-type="string">
            <text:p>Manter n° no cadastro com contrato em aberto, atualizado em 09/22 outro contrato está em aberto mas é de 2012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525631055, 34673440030</text:p>
          </table:table-cell>
          <table:table-cell table:style-name="ce53" office:value-type="string" calcext:value-type="string">
            <text:p>DELTASUL 06 - PALMEIRA DAS MISSOES, DELTASUL 85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4];&quot;'&quot;)" office:value-type="string" office:string-value="'34673440030'" calcext:value-type="string">
            <text:p>'34673440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4];&quot;'&quot;)" office:value-type="string" office:string-value="'996855056'" calcext:value-type="string">
            <text:p>'9968550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4];&quot;'&quot;)" office:value-type="string" office:string-value="'34673440030'" calcext:value-type="string">
            <text:p>'34673440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4];&quot;'&quot;)" office:value-type="string" office:string-value="'996855056'" calcext:value-type="string">
            <text:p>'9968550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309598</text:p>
          </table:table-cell>
          <table:table-cell table:number-columns-repeated="2" table:style-name="ce13" office:value-type="string" calcext:value-type="string">
            <text:p>27490815053</text:p>
          </table:table-cell>
          <table:table-cell table:style-name="ce37" office:value-type="string" calcext:value-type="string">
            <text:p>02904834095</text:p>
          </table:table-cell>
          <table:table-cell table:style-name="ce29" office:value-type="string" calcext:value-type="string">
            <text:p>Manter n° no cadastro com contrato em aberto, atualizado em 09/22 outro contrato é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904834095, 27490815053</text:p>
          </table:table-cell>
          <table:table-cell table:style-name="ce53" office:value-type="string" calcext:value-type="string">
            <text:p>DELTASUL 86 - SAO GABRIEL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5];&quot;'&quot;)" office:value-type="string" office:string-value="'02904834095'" calcext:value-type="string">
            <text:p>'0290483409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5];&quot;'&quot;)" office:value-type="string" office:string-value="'996309598'" calcext:value-type="string">
            <text:p>'99630959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5];&quot;'&quot;)" office:value-type="string" office:string-value="'02904834095'" calcext:value-type="string">
            <text:p>'0290483409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5];&quot;'&quot;)" office:value-type="string" office:string-value="'996309598'" calcext:value-type="string">
            <text:p>'99630959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77293</text:p>
          </table:table-cell>
          <table:table-cell table:number-columns-repeated="2" table:style-name="ce13" office:value-type="string" calcext:value-type="string">
            <text:p>46642714091</text:p>
          </table:table-cell>
          <table:table-cell table:style-name="ce37" office:value-type="string" calcext:value-type="string">
            <text:p>94730636015</text:p>
          </table:table-cell>
          <table:table-cell table:style-name="ce29" office:value-type="string" calcext:value-type="string">
            <text:p>São cônjuges, telefone é do esposo. Atualizei cadastro da esposa. Cadastro do esposo atualizado em 2022 e outro em 2016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46642714091, 94730636015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6];&quot;'&quot;)" office:value-type="string" office:string-value="'94730636015'" calcext:value-type="string">
            <text:p>'94730636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6];&quot;'&quot;)" office:value-type="string" office:string-value="'999877293'" calcext:value-type="string">
            <text:p>'9998772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6];&quot;'&quot;)" office:value-type="string" office:string-value="'94730636015'" calcext:value-type="string">
            <text:p>'9473063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6];&quot;'&quot;)" office:value-type="string" office:string-value="'999877293'" calcext:value-type="string">
            <text:p>'9998772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78890</text:p>
          </table:table-cell>
          <table:table-cell table:number-columns-repeated="2" table:style-name="ce13" office:value-type="string" calcext:value-type="string">
            <text:p>02236166052</text:p>
          </table:table-cell>
          <table:table-cell table:style-name="ce37" office:value-type="string" calcext:value-type="string">
            <text:p>01331101093</text:p>
          </table:table-cell>
          <table:table-cell table:style-name="ce29" office:value-type="string" calcext:value-type="string">
            <text:p>Manter n° no cadastro com contrato em aberto, atualizado em 2020 outro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331101093, 02236166052</text:p>
          </table:table-cell>
          <table:table-cell table:style-name="ce53" office:value-type="string" calcext:value-type="string">
            <text:p>DELTASUL 89 - URUGUAIAN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7];&quot;'&quot;)" office:value-type="string" office:string-value="'01331101093'" calcext:value-type="string">
            <text:p>'0133110109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7];&quot;'&quot;)" office:value-type="string" office:string-value="'996778890'" calcext:value-type="string">
            <text:p>'99677889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7];&quot;'&quot;)" office:value-type="string" office:string-value="'01331101093'" calcext:value-type="string">
            <text:p>'0133110109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7];&quot;'&quot;)" office:value-type="string" office:string-value="'996778890'" calcext:value-type="string">
            <text:p>'99677889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93347</text:p>
          </table:table-cell>
          <table:table-cell table:number-columns-repeated="2" table:style-name="ce13" office:value-type="string" calcext:value-type="string">
            <text:p>00569570093</text:p>
          </table:table-cell>
          <table:table-cell table:style-name="ce37" office:value-type="string" calcext:value-type="string">
            <text:p>03315357005</text:p>
          </table:table-cell>
          <table:table-cell table:style-name="ce29" office:value-type="string" calcext:value-type="string">
            <text:p>Manter n° no cadastro com contrato em aberto, atualizado em 12/22 e outro de <text:s/>2018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569570093, 03315357005</text:p>
          </table:table-cell>
          <table:table-cell table:style-name="ce53" office:value-type="string" calcext:value-type="string">
            <text:p>DELTASUL 06 - PALMEIRA DAS MISSOES, DELTASUL 145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8];&quot;'&quot;)" office:value-type="string" office:string-value="'03315357005'" calcext:value-type="string">
            <text:p>'0331535700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8];&quot;'&quot;)" office:value-type="string" office:string-value="'996693347'" calcext:value-type="string">
            <text:p>'9966933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8];&quot;'&quot;)" office:value-type="string" office:string-value="'03315357005'" calcext:value-type="string">
            <text:p>'0331535700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8];&quot;'&quot;)" office:value-type="string" office:string-value="'996693347'" calcext:value-type="string">
            <text:p>'99669334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79504</text:p>
          </table:table-cell>
          <table:table-cell table:style-name="ce13" office:value-type="string" calcext:value-type="string">
            <text:p>00190465026</text:p>
          </table:table-cell>
          <table:table-cell table:style-name="ce13" office:value-type="string" calcext:value-type="string">
            <text:p>16277562053</text:p>
          </table:table-cell>
          <table:table-cell table:style-name="ce39" office:value-type="string" calcext:value-type="string">
            <text:p>00190465026</text:p>
          </table:table-cell>
          <table:table-cell table:style-name="ce29" office:value-type="string" calcext:value-type="string">
            <text:p>São cônjuges, telefone é do esposo. Clt tem dois n°s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190465026, 16277562053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9];&quot;'&quot;)" office:value-type="string" office:string-value="'00190465026'" calcext:value-type="string">
            <text:p>'0019046502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69];&quot;'&quot;)" office:value-type="string" office:string-value="'999279504'" calcext:value-type="string">
            <text:p>'99927950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69];&quot;'&quot;)" office:value-type="string" office:string-value="'00190465026'" calcext:value-type="string">
            <text:p>'0019046502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9];&quot;'&quot;)" office:value-type="string" office:string-value="'999279504'" calcext:value-type="string">
            <text:p>'99927950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42925</text:p>
          </table:table-cell>
          <table:table-cell table:number-columns-repeated="2" table:style-name="ce13" office:value-type="string" calcext:value-type="string">
            <text:p>96534567091</text:p>
          </table:table-cell>
          <table:table-cell table:style-name="ce37" office:value-type="string" calcext:value-type="string">
            <text:p>86940473068</text:p>
          </table:table-cell>
          <table:table-cell table:style-name="ce29" office:value-type="string" calcext:value-type="string">
            <text:p>Mãe e filho. O telefone é da mãe, confirmado através do whats. Atualizei o telefone do filho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86940473068, 96534567091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0];&quot;'&quot;)" office:value-type="string" office:string-value="'86940473068'" calcext:value-type="string">
            <text:p>'86940473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0];&quot;'&quot;)" office:value-type="string" office:string-value="'999542925'" calcext:value-type="string">
            <text:p>'99954292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0];&quot;'&quot;)" office:value-type="string" office:string-value="'86940473068'" calcext:value-type="string">
            <text:p>'86940473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0];&quot;'&quot;)" office:value-type="string" office:string-value="'999542925'" calcext:value-type="string">
            <text:p>'99954292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77015</text:p>
          </table:table-cell>
          <table:table-cell table:style-name="ce13" office:value-type="string" calcext:value-type="string">
            <text:p>00227758030</text:p>
          </table:table-cell>
          <table:table-cell table:style-name="ce13" office:value-type="string" calcext:value-type="string">
            <text:p>45506043015</text:p>
          </table:table-cell>
          <table:table-cell table:style-name="ce39" office:value-type="string" calcext:value-type="string">
            <text:p>00227758030</text:p>
          </table:table-cell>
          <table:table-cell table:style-name="ce29" office:value-type="string" calcext:value-type="string">
            <text:p>Telefone confirmado por ligação com a clt que tem contrato em aberto. Os dois cadastros foram atualizados em 2022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227758030, 45506043015</text:p>
          </table:table-cell>
          <table:table-cell table:style-name="ce53" office:value-type="string" calcext:value-type="string">
            <text:p>DELTASUL 06 - PALMEIRA DAS MISSOES, DELTASUL 162 - FREDERICO WESTPHALEN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1];&quot;'&quot;)" office:value-type="string" office:string-value="'00227758030'" calcext:value-type="string">
            <text:p>'00227758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1];&quot;'&quot;)" office:value-type="string" office:string-value="'996777015'" calcext:value-type="string">
            <text:p>'99677701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1];&quot;'&quot;)" office:value-type="string" office:string-value="'00227758030'" calcext:value-type="string">
            <text:p>'00227758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1];&quot;'&quot;)" office:value-type="string" office:string-value="'996777015'" calcext:value-type="string">
            <text:p>'99677701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53484</text:p>
          </table:table-cell>
          <table:table-cell table:number-columns-repeated="2" table:style-name="ce13" office:value-type="string" calcext:value-type="string">
            <text:p>21350353000</text:p>
          </table:table-cell>
          <table:table-cell table:style-name="ce37" office:value-type="string" calcext:value-type="string">
            <text:p>82530122091</text:p>
          </table:table-cell>
          <table:table-cell table:style-name="ce29" office:value-type="string" calcext:value-type="string">
            <text:p>Manter n° no cadastro mais atualizado, Outro cadastro é de clt falecid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1350353000, 82530122091</text:p>
          </table:table-cell>
          <table:table-cell table:style-name="ce53" office:value-type="string" calcext:value-type="string">
            <text:p>DELTASUL 06 - PALMEIRA DAS MISSOES, DELTASUL 89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2];&quot;'&quot;)" office:value-type="string" office:string-value="'82530122091'" calcext:value-type="string">
            <text:p>'82530122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2];&quot;'&quot;)" office:value-type="string" office:string-value="'999753484'" calcext:value-type="string">
            <text:p>'99975348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2];&quot;'&quot;)" office:value-type="string" office:string-value="'82530122091'" calcext:value-type="string">
            <text:p>'82530122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2];&quot;'&quot;)" office:value-type="string" office:string-value="'999753484'" calcext:value-type="string">
            <text:p>'99975348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435911</text:p>
          </table:table-cell>
          <table:table-cell table:number-columns-repeated="2" table:style-name="ce13" office:value-type="string" calcext:value-type="string">
            <text:p>92492061000</text:p>
          </table:table-cell>
          <table:table-cell table:style-name="ce37" office:value-type="string" calcext:value-type="string">
            <text:p>56750013015</text:p>
          </table:table-cell>
          <table:table-cell table:style-name="ce29" office:value-type="string" calcext:value-type="string">
            <text:p>São cônjuges, manter n° no cadastro com contrato em aberto atualizado em 02/1/23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6750013015, 92492061000</text:p>
          </table:table-cell>
          <table:table-cell table:style-name="ce53" office:value-type="string" calcext:value-type="string">
            <text:p>DELTASUL 123 - SAPIRANG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3];&quot;'&quot;)" office:value-type="string" office:string-value="'56750013015'" calcext:value-type="string">
            <text:p>'56750013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3];&quot;'&quot;)" office:value-type="string" office:string-value="'984435911'" calcext:value-type="string">
            <text:p>'9844359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3];&quot;'&quot;)" office:value-type="string" office:string-value="'56750013015'" calcext:value-type="string">
            <text:p>'56750013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3];&quot;'&quot;)" office:value-type="string" office:string-value="'984435911'" calcext:value-type="string">
            <text:p>'9844359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48801</text:p>
          </table:table-cell>
          <table:table-cell table:number-columns-repeated="2" table:style-name="ce13" office:value-type="string" calcext:value-type="string">
            <text:p>41072804034</text:p>
          </table:table-cell>
          <table:table-cell table:style-name="ce37" office:value-type="string" calcext:value-type="string">
            <text:p>92616291053</text:p>
          </table:table-cell>
          <table:table-cell table:style-name="ce29" office:value-type="string" calcext:value-type="string">
            <text:p>manter n° no cadastro com contrato em aberto, atualizado em 08/22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41072804034, 92616291053</text:p>
          </table:table-cell>
          <table:table-cell table:style-name="ce53" office:value-type="string" calcext:value-type="string">
            <text:p>DELTASUL 06 - PALMEIRA DAS MISSOES, DELTASUL 14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4];&quot;'&quot;)" office:value-type="string" office:string-value="'92616291053'" calcext:value-type="string">
            <text:p>'92616291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4];&quot;'&quot;)" office:value-type="string" office:string-value="'999648801'" calcext:value-type="string">
            <text:p>'99964880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4];&quot;'&quot;)" office:value-type="string" office:string-value="'92616291053'" calcext:value-type="string">
            <text:p>'92616291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4];&quot;'&quot;)" office:value-type="string" office:string-value="'999648801'" calcext:value-type="string">
            <text:p>'99964880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61420</text:p>
          </table:table-cell>
          <table:table-cell table:number-columns-repeated="2" table:style-name="ce13" office:value-type="string" calcext:value-type="string">
            <text:p>69031479004</text:p>
          </table:table-cell>
          <table:table-cell table:style-name="ce37" office:value-type="string" calcext:value-type="string">
            <text:p>55757294000</text:p>
          </table:table-cell>
          <table:table-cell table:style-name="ce29" office:value-type="string" calcext:value-type="string">
            <text:p>Manter n° no cadastro com contrato em aberto, atualizado em 10/22. <text:span text:style-name="T1">Clientes possuem o mesmo nome. </text:span>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5757294000, 69031479004</text:p>
          </table:table-cell>
          <table:table-cell table:style-name="ce53" office:value-type="string" calcext:value-type="string">
            <text:p>DELTASUL 75 - GUAIB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5];&quot;'&quot;)" office:value-type="string" office:string-value="'55757294000'" calcext:value-type="string">
            <text:p>'55757294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5];&quot;'&quot;)" office:value-type="string" office:string-value="'996761420'" calcext:value-type="string">
            <text:p>'9967614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5];&quot;'&quot;)" office:value-type="string" office:string-value="'55757294000'" calcext:value-type="string">
            <text:p>'5575729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5];&quot;'&quot;)" office:value-type="string" office:string-value="'996761420'" calcext:value-type="string">
            <text:p>'9967614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1 <text:s text:c="2"/></text:p>
          </table:table-cell>
          <table:table-cell table:style-name="ce6" office:value-type="string" calcext:value-type="string">
            <text:p>985706445</text:p>
          </table:table-cell>
          <table:table-cell table:style-name="ce13" office:value-type="string" calcext:value-type="string">
            <text:p>13947141068</text:p>
          </table:table-cell>
          <table:table-cell table:style-name="ce13" office:value-type="string" calcext:value-type="string">
            <text:p>04323097050</text:p>
          </table:table-cell>
          <table:table-cell table:style-name="ce39" office:value-type="string" calcext:value-type="string">
            <text:p>13947141068</text:p>
          </table:table-cell>
          <table:table-cell table:style-name="ce29" office:value-type="string" calcext:value-type="string">
            <text:p>Pai e filha. O pai não tem telefone, o telefone no cadastro é da filha, confirmado por ligação. Salvei ctt nas referencia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323097050, 13947141068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6];&quot;'&quot;)" office:value-type="string" office:string-value="'13947141068'" calcext:value-type="string">
            <text:p>'13947141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6];&quot;'&quot;)" office:value-type="string" office:string-value="'985706445'" calcext:value-type="string">
            <text:p>'9857064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6];&quot;'&quot;)" office:value-type="string" office:string-value="'13947141068'" calcext:value-type="string">
            <text:p>'13947141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6];&quot;'&quot;)" office:value-type="string" office:string-value="'985706445'" calcext:value-type="string">
            <text:p>'9857064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35494</text:p>
          </table:table-cell>
          <table:table-cell table:number-columns-repeated="2" table:style-name="ce13" office:value-type="string" calcext:value-type="string">
            <text:p>01132066077</text:p>
          </table:table-cell>
          <table:table-cell table:style-name="ce37" office:value-type="string" calcext:value-type="string">
            <text:p>68641885072</text:p>
          </table:table-cell>
          <table:table-cell table:style-name="ce29" office:value-type="string" calcext:value-type="string">
            <text:p>Mãe e filho. O telefone é do filho, de acordo com 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132066077, 68641885072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7];&quot;'&quot;)" office:value-type="string" office:string-value="'68641885072'" calcext:value-type="string">
            <text:p>'68641885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7];&quot;'&quot;)" office:value-type="string" office:string-value="'996635494'" calcext:value-type="string">
            <text:p>'9966354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7];&quot;'&quot;)" office:value-type="string" office:string-value="'68641885072'" calcext:value-type="string">
            <text:p>'68641885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7];&quot;'&quot;)" office:value-type="string" office:string-value="'996635494'" calcext:value-type="string">
            <text:p>'9966354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969952</text:p>
          </table:table-cell>
          <table:table-cell table:number-columns-repeated="2" table:style-name="ce13" office:value-type="string" calcext:value-type="string">
            <text:p>03348378044</text:p>
          </table:table-cell>
          <table:table-cell table:style-name="ce39" office:value-type="string" calcext:value-type="string">
            <text:p>30910315000</text:p>
          </table:table-cell>
          <table:table-cell table:style-name="ce29" office:value-type="string" calcext:value-type="string">
            <text:p>Manter n° no cadastro mais atualizado 2022, ambos tem contrato em aberto, porém um é de 2001. Telefone confirmado através do histórico de cobrança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348378044, 30910315000</text:p>
          </table:table-cell>
          <table:table-cell table:style-name="ce53" office:value-type="string" calcext:value-type="string">
            <text:p>DELTASUL 06 - PALMEIRA DAS MISSOES, DELTASUL 15 - SANTA ROS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8];&quot;'&quot;)" office:value-type="string" office:string-value="'30910315000'" calcext:value-type="string">
            <text:p>'30910315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8];&quot;'&quot;)" office:value-type="string" office:string-value="'996969952'" calcext:value-type="string">
            <text:p>'9969699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8];&quot;'&quot;)" office:value-type="string" office:string-value="'30910315000'" calcext:value-type="string">
            <text:p>'3091031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8];&quot;'&quot;)" office:value-type="string" office:string-value="'996969952'" calcext:value-type="string">
            <text:p>'9969699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15499</text:p>
          </table:table-cell>
          <table:table-cell table:number-columns-repeated="2" table:style-name="ce13" office:value-type="string" calcext:value-type="string">
            <text:p>37268430000</text:p>
          </table:table-cell>
          <table:table-cell table:style-name="ce37" office:value-type="string" calcext:value-type="string">
            <text:p>00158707079</text:p>
          </table:table-cell>
          <table:table-cell table:style-name="ce29" office:value-type="string" calcext:value-type="string">
            <text:p>Manter n° no cadastro com contrato em aberto, atualizado em 2022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158707079, 37268430000</text:p>
          </table:table-cell>
          <table:table-cell table:style-name="ce53" office:value-type="string" calcext:value-type="string">
            <text:p>DELTASUL 139 - SAO BORJ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9];&quot;'&quot;)" office:value-type="string" office:string-value="'00158707079'" calcext:value-type="string">
            <text:p>'0015870707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79];&quot;'&quot;)" office:value-type="string" office:string-value="'999915499'" calcext:value-type="string">
            <text:p>'9999154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79];&quot;'&quot;)" office:value-type="string" office:string-value="'00158707079'" calcext:value-type="string">
            <text:p>'0015870707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9];&quot;'&quot;)" office:value-type="string" office:string-value="'999915499'" calcext:value-type="string">
            <text:p>'99991549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32082</text:p>
          </table:table-cell>
          <table:table-cell table:number-columns-repeated="2" table:style-name="ce13" office:value-type="string" calcext:value-type="string">
            <text:p>65680715015</text:p>
          </table:table-cell>
          <table:table-cell table:style-name="ce42" office:value-type="string" calcext:value-type="string">
            <text:p>01950609030</text:p>
          </table:table-cell>
          <table:table-cell table:style-name="ce29" office:value-type="string" calcext:value-type="string">
            <text:p>São cônjuges. O casal tem apenas um telefone. Manter no cadastro do marido, pois ele tem contrato em aberto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950609030, 65680715015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0];&quot;'&quot;)" office:value-type="string" office:string-value="'01950609030'" calcext:value-type="string">
            <text:p>'01950609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0];&quot;'&quot;)" office:value-type="string" office:string-value="'996132082'" calcext:value-type="string">
            <text:p>'9961320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0];&quot;'&quot;)" office:value-type="string" office:string-value="'01950609030'" calcext:value-type="string">
            <text:p>'01950609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0];&quot;'&quot;)" office:value-type="string" office:string-value="'996132082'" calcext:value-type="string">
            <text:p>'99613208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49742</text:p>
          </table:table-cell>
          <table:table-cell table:number-columns-repeated="2" table:style-name="ce13" office:value-type="string" calcext:value-type="string">
            <text:p>51696193087</text:p>
          </table:table-cell>
          <table:table-cell table:style-name="ce37" office:value-type="string" calcext:value-type="string">
            <text:p>03348389089</text:p>
          </table:table-cell>
          <table:table-cell table:style-name="ce29" office:value-type="string" calcext:value-type="string">
            <text:p>Pai e filho. O telefone é do pai, manter no cadastro mais atualizad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348389089, 51696193087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1];&quot;'&quot;)" office:value-type="string" office:string-value="'03348389089'" calcext:value-type="string">
            <text:p>'0334838908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1];&quot;'&quot;)" office:value-type="string" office:string-value="'996249742'" calcext:value-type="string">
            <text:p>'99624974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1];&quot;'&quot;)" office:value-type="string" office:string-value="'03348389089'" calcext:value-type="string">
            <text:p>'0334838908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1];&quot;'&quot;)" office:value-type="string" office:string-value="'996249742'" calcext:value-type="string">
            <text:p>'99624974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63216</text:p>
          </table:table-cell>
          <table:table-cell table:number-columns-repeated="2" table:style-name="ce13" office:value-type="string" calcext:value-type="string">
            <text:p>03679626088</text:p>
          </table:table-cell>
          <table:table-cell table:style-name="ce37" office:value-type="string" calcext:value-type="string">
            <text:p>02055803000</text:p>
          </table:table-cell>
          <table:table-cell table:style-name="ce29" office:value-type="string" calcext:value-type="string">
            <text:p>Manter n° no cadastro com contrato em aberto, atualizado em 2021 e outro de 2018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055803000, 03679626088</text:p>
          </table:table-cell>
          <table:table-cell table:style-name="ce53" office:value-type="string" calcext:value-type="string">
            <text:p>DELTASUL 94 - SANTIA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2];&quot;'&quot;)" office:value-type="string" office:string-value="'02055803000'" calcext:value-type="string">
            <text:p>'02055803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2];&quot;'&quot;)" office:value-type="string" office:string-value="'999863216'" calcext:value-type="string">
            <text:p>'99986321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2];&quot;'&quot;)" office:value-type="string" office:string-value="'02055803000'" calcext:value-type="string">
            <text:p>'02055803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2];&quot;'&quot;)" office:value-type="string" office:string-value="'999863216'" calcext:value-type="string">
            <text:p>'99986321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55455</text:p>
          </table:table-cell>
          <table:table-cell table:style-name="ce13" office:value-type="string" calcext:value-type="string">
            <text:p>01293891029</text:p>
          </table:table-cell>
          <table:table-cell table:style-name="ce13"/>
          <table:table-cell table:style-name="ce28" office:value-type="string" calcext:value-type="string">
            <text:p>*01293891029','0591817735034</text:p>
          </table:table-cell>
          <table:table-cell table:style-name="ce29" office:value-type="string" calcext:value-type="string">
            <text:p>Remover telefone dos dois contratos, pois não é de nenhum dos clientes. O titular do n° não reconhece os clientes. Confirmado por ligaçã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293891029, 05917735034</text:p>
          </table:table-cell>
          <table:table-cell table:style-name="ce53" office:value-type="string" calcext:value-type="string">
            <text:p>DELTASUL 06 - PALMEIRA DAS MISSOES, DELTASUL 100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3];&quot;'&quot;)" office:value-type="string" office:string-value="'*01293891029','0591817735034'" calcext:value-type="string">
            <text:p>'*01293891029','0591817735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3];&quot;'&quot;)" office:value-type="string" office:string-value="'999855455'" calcext:value-type="string">
            <text:p>'9998554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3];&quot;'&quot;)" office:value-type="string" office:string-value="'*01293891029','0591817735034'" calcext:value-type="string">
            <text:p>'*01293891029','0591817735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3];&quot;'&quot;)" office:value-type="string" office:string-value="'999855455'" calcext:value-type="string">
            <text:p>'99985545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959511</text:p>
          </table:table-cell>
          <table:table-cell table:number-columns-repeated="2" table:style-name="ce13" office:value-type="string" calcext:value-type="string">
            <text:p>92276296020</text:p>
          </table:table-cell>
          <table:table-cell table:style-name="ce37" office:value-type="string" calcext:value-type="string">
            <text:p>59541130097</text:p>
          </table:table-cell>
          <table:table-cell table:style-name="ce51" office:value-type="string" calcext:value-type="string">
            <text:p>Manter n° no cadastro com contrato em aberto, confirmado por ligação com o esposo, ele confirmou os dados da clt. <text:span text:style-name="T1">Clientes possuem o mesmo nome</text:span>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9541130097, 92276296020</text:p>
          </table:table-cell>
          <table:table-cell table:style-name="ce53" office:value-type="string" calcext:value-type="string">
            <text:p>DELTASUL 136 - CAXIAS DO SUL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4];&quot;'&quot;)" office:value-type="string" office:string-value="'59541130097'" calcext:value-type="string">
            <text:p>'5954113009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4];&quot;'&quot;)" office:value-type="string" office:string-value="'996959511'" calcext:value-type="string">
            <text:p>'9969595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4];&quot;'&quot;)" office:value-type="string" office:string-value="'59541130097'" calcext:value-type="string">
            <text:p>'59541130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4];&quot;'&quot;)" office:value-type="string" office:string-value="'996959511'" calcext:value-type="string">
            <text:p>'9969595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22963</text:p>
          </table:table-cell>
          <table:table-cell table:style-name="ce13" office:value-type="string" calcext:value-type="string">
            <text:p>97196550030</text:p>
          </table:table-cell>
          <table:table-cell table:style-name="ce13"/>
          <table:table-cell table:style-name="ce13" office:value-type="string" calcext:value-type="string">
            <text:p>02907762010','97196550030</text:p>
          </table:table-cell>
          <table:table-cell table:style-name="ce29" office:value-type="string" calcext:value-type="string">
            <text:p>Remover telefone dos dois contratos, pois não é de nenhum dos clientes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907762010, 9719655003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5];&quot;'&quot;)" office:value-type="string" office:string-value="'02907762010','97196550030'" calcext:value-type="string">
            <text:p>'02907762010','97196550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5];&quot;'&quot;)" office:value-type="string" office:string-value="'996122963'" calcext:value-type="string">
            <text:p>'9961229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5];&quot;'&quot;)" office:value-type="string" office:string-value="'02907762010','97196550030'" calcext:value-type="string">
            <text:p>'02907762010','97196550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5];&quot;'&quot;)" office:value-type="string" office:string-value="'996122963'" calcext:value-type="string">
            <text:p>'9961229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547264</text:p>
          </table:table-cell>
          <table:table-cell table:number-columns-repeated="2" table:style-name="ce13" office:value-type="string" calcext:value-type="string">
            <text:p>58340424068</text:p>
          </table:table-cell>
          <table:table-cell table:style-name="ce44" office:value-type="string" calcext:value-type="string">
            <text:p>07892157000118','03112987020</text:p>
          </table:table-cell>
          <table:table-cell table:style-name="ce29" office:value-type="string" calcext:value-type="string">
            <text:p>Mãe e filha e empresa. O telefone é da mãe. Empresa não tem compra, cadastro básico. Telefone confirmado no what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112987020, 07892157000118, 58340424068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6];&quot;'&quot;)" office:value-type="string" office:string-value="'07892157000118','03112987020'" calcext:value-type="string">
            <text:p>'07892157000118','03112987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6];&quot;'&quot;)" office:value-type="string" office:string-value="'996547264'" calcext:value-type="string">
            <text:p>'99654726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6];&quot;'&quot;)" office:value-type="string" office:string-value="'07892157000118','03112987020'" calcext:value-type="string">
            <text:p>'07892157000118','03112987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6];&quot;'&quot;)" office:value-type="string" office:string-value="'996547264'" calcext:value-type="string">
            <text:p>'99654726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43709</text:p>
          </table:table-cell>
          <table:table-cell table:number-columns-repeated="2" table:style-name="ce13" office:value-type="string" calcext:value-type="string">
            <text:p>53150589053</text:p>
          </table:table-cell>
          <table:table-cell table:style-name="ce37" office:value-type="string" calcext:value-type="string">
            <text:p>56820534000</text:p>
          </table:table-cell>
          <table:table-cell table:style-name="ce29" office:value-type="string" calcext:value-type="string">
            <text:p>São cônjuges, telefone confirmado n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3150589053, 5682053400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7];&quot;'&quot;)" office:value-type="string" office:string-value="'56820534000'" calcext:value-type="string">
            <text:p>'56820534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7];&quot;'&quot;)" office:value-type="string" office:string-value="'999243709'" calcext:value-type="string">
            <text:p>'9992437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7];&quot;'&quot;)" office:value-type="string" office:string-value="'56820534000'" calcext:value-type="string">
            <text:p>'5682053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7];&quot;'&quot;)" office:value-type="string" office:string-value="'999243709'" calcext:value-type="string">
            <text:p>'9992437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212742</text:p>
          </table:table-cell>
          <table:table-cell table:number-columns-repeated="2" table:style-name="ce13" office:value-type="string" calcext:value-type="string">
            <text:p>95223312015</text:p>
          </table:table-cell>
          <table:table-cell table:style-name="ce39" office:value-type="string" calcext:value-type="string">
            <text:p>00126262012</text:p>
          </table:table-cell>
          <table:table-cell table:style-name="ce29" office:value-type="string" calcext:value-type="string">
            <text:p>Ambos com contrato em aberto. Telefone é da cliente com cadastro atualizado em 08/22 confirmado n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126262012, 95223312015</text:p>
          </table:table-cell>
          <table:table-cell table:style-name="ce53" office:value-type="string" calcext:value-type="string">
            <text:p>DELTASUL 66 - ALEGRETE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8];&quot;'&quot;)" office:value-type="string" office:string-value="'00126262012'" calcext:value-type="string">
            <text:p>'0012626201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8];&quot;'&quot;)" office:value-type="string" office:string-value="'984212742'" calcext:value-type="string">
            <text:p>'98421274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8];&quot;'&quot;)" office:value-type="string" office:string-value="'00126262012'" calcext:value-type="string">
            <text:p>'0012626201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8];&quot;'&quot;)" office:value-type="string" office:string-value="'984212742'" calcext:value-type="string">
            <text:p>'98421274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92508</text:p>
          </table:table-cell>
          <table:table-cell table:number-columns-repeated="2" table:style-name="ce13" office:value-type="string" calcext:value-type="string">
            <text:p>54533619053</text:p>
          </table:table-cell>
          <table:table-cell table:style-name="ce37" office:value-type="string" calcext:value-type="string">
            <text:p>53016114020</text:p>
          </table:table-cell>
          <table:table-cell table:style-name="ce29" office:value-type="string" calcext:value-type="string">
            <text:p>Manter n° no cadastro com contrato em aberto,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3016114020, 54533619053</text:p>
          </table:table-cell>
          <table:table-cell table:style-name="ce53" office:value-type="string" calcext:value-type="string">
            <text:p>DELTASUL 73 - NOVO HAMBUR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9];&quot;'&quot;)" office:value-type="string" office:string-value="'53016114020'" calcext:value-type="string">
            <text:p>'53016114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89];&quot;'&quot;)" office:value-type="string" office:string-value="'996192508'" calcext:value-type="string">
            <text:p>'9961925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89];&quot;'&quot;)" office:value-type="string" office:string-value="'53016114020'" calcext:value-type="string">
            <text:p>'5301611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9];&quot;'&quot;)" office:value-type="string" office:string-value="'996192508'" calcext:value-type="string">
            <text:p>'9961925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43696</text:p>
          </table:table-cell>
          <table:table-cell table:number-columns-repeated="2" table:style-name="ce13" office:value-type="string" calcext:value-type="string">
            <text:p>00234085029</text:p>
          </table:table-cell>
          <table:table-cell table:style-name="ce37" office:value-type="string" calcext:value-type="string">
            <text:p>96145935049</text:p>
          </table:table-cell>
          <table:table-cell table:style-name="ce29" office:value-type="string" calcext:value-type="string">
            <text:p>São cônjuges, manter n° no cadastro com contrato em aberto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234085029, 96145935049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0];&quot;'&quot;)" office:value-type="string" office:string-value="'96145935049'" calcext:value-type="string">
            <text:p>'96145935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0];&quot;'&quot;)" office:value-type="string" office:string-value="'999943696'" calcext:value-type="string">
            <text:p>'99994369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0];&quot;'&quot;)" office:value-type="string" office:string-value="'96145935049'" calcext:value-type="string">
            <text:p>'96145935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0];&quot;'&quot;)" office:value-type="string" office:string-value="'999943696'" calcext:value-type="string">
            <text:p>'99994369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152015</text:p>
          </table:table-cell>
          <table:table-cell table:number-columns-repeated="2" table:style-name="ce13" office:value-type="string" calcext:value-type="string">
            <text:p>39210839153</text:p>
          </table:table-cell>
          <table:table-cell table:style-name="ce37" office:value-type="string" calcext:value-type="string">
            <text:p>57049998087</text:p>
          </table:table-cell>
          <table:table-cell table:style-name="ce29" office:value-type="string" calcext:value-type="string">
            <text:p>Manter n° no <text:s/>cadastro em aberto, atualizado em 2022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9210839153, 57049998087</text:p>
          </table:table-cell>
          <table:table-cell table:style-name="ce53" office:value-type="string" calcext:value-type="string">
            <text:p>DELTASUL 06 - PALMEIRA DAS MISSOES, DELTASUL 86 - SAO GABRIE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1];&quot;'&quot;)" office:value-type="string" office:string-value="'57049998087'" calcext:value-type="string">
            <text:p>'57049998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1];&quot;'&quot;)" office:value-type="string" office:string-value="'997152015'" calcext:value-type="string">
            <text:p>'99715201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1];&quot;'&quot;)" office:value-type="string" office:string-value="'57049998087'" calcext:value-type="string">
            <text:p>'57049998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1];&quot;'&quot;)" office:value-type="string" office:string-value="'997152015'" calcext:value-type="string">
            <text:p>'99715201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56411</text:p>
          </table:table-cell>
          <table:table-cell table:style-name="ce13" office:value-type="string" calcext:value-type="string">
            <text:p>83955860000</text:p>
          </table:table-cell>
          <table:table-cell table:style-name="ce13" office:value-type="string" calcext:value-type="string">
            <text:p>50842307087</text:p>
          </table:table-cell>
          <table:table-cell table:style-name="ce39" office:value-type="string" calcext:value-type="string">
            <text:p>83955860000</text:p>
          </table:table-cell>
          <table:table-cell table:style-name="ce29" office:value-type="string" calcext:value-type="string">
            <text:p>São cônjuges, telefone é da esposa ela não tem contrato em aberto e o cadastro foi atualizado em 2022. Telefone confirmado no histórico de cobrança. Atualizei o telefone do esposo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0842307087, 8395586000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2];&quot;'&quot;)" office:value-type="string" office:string-value="'83955860000'" calcext:value-type="string">
            <text:p>'83955860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2];&quot;'&quot;)" office:value-type="string" office:string-value="'999156411'" calcext:value-type="string">
            <text:p>'9991564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2];&quot;'&quot;)" office:value-type="string" office:string-value="'83955860000'" calcext:value-type="string">
            <text:p>'8395586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2];&quot;'&quot;)" office:value-type="string" office:string-value="'999156411'" calcext:value-type="string">
            <text:p>'9991564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14121</text:p>
          </table:table-cell>
          <table:table-cell table:number-columns-repeated="2" table:style-name="ce13" office:value-type="string" calcext:value-type="string">
            <text:p>23535490049</text:p>
          </table:table-cell>
          <table:table-cell table:style-name="ce37" office:value-type="string" calcext:value-type="string">
            <text:p>34763651072</text:p>
          </table:table-cell>
          <table:table-cell table:style-name="ce29" office:value-type="string" calcext:value-type="string">
            <text:p>Manter n° no cadastro com contrato em aberto, atualizado em 2022 e outro é de 2018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3535490049, 34763651072</text:p>
          </table:table-cell>
          <table:table-cell table:style-name="ce53" office:value-type="string" calcext:value-type="string">
            <text:p>DELTASUL 06 - PALMEIRA DAS MISSOES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3];&quot;'&quot;)" office:value-type="string" office:string-value="'34763651072'" calcext:value-type="string">
            <text:p>'34763651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3];&quot;'&quot;)" office:value-type="string" office:string-value="'999414121'" calcext:value-type="string">
            <text:p>'99941412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3];&quot;'&quot;)" office:value-type="string" office:string-value="'34763651072'" calcext:value-type="string">
            <text:p>'34763651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3];&quot;'&quot;)" office:value-type="string" office:string-value="'999414121'" calcext:value-type="string">
            <text:p>'99941412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77186</text:p>
          </table:table-cell>
          <table:table-cell table:number-columns-repeated="2" table:style-name="ce13" office:value-type="string" calcext:value-type="string">
            <text:p>98376926004</text:p>
          </table:table-cell>
          <table:table-cell table:style-name="ce37" office:value-type="float" office:value="93188897049" calcext:value-type="float">
            <text:p>93188897049</text:p>
          </table:table-cell>
          <table:table-cell table:style-name="ce29" office:value-type="string" calcext:value-type="string">
            <text:p>Manter n° no cadastro com contrato em aberto, atualizado em 2022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93188897049, 98376926004</text:p>
          </table:table-cell>
          <table:table-cell table:style-name="ce53" office:value-type="string" calcext:value-type="string">
            <text:p>DELTASUL 33 - SAO LUIZ GONZAG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4];&quot;'&quot;)" office:value-type="string" office:string-value="'93188897049'" calcext:value-type="string">
            <text:p>'93188897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4];&quot;'&quot;)" office:value-type="string" office:string-value="'996277186'" calcext:value-type="string">
            <text:p>'9962771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4];&quot;'&quot;)" office:value-type="string" office:string-value="'93188897049'" calcext:value-type="string">
            <text:p>'93188897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4];&quot;'&quot;)" office:value-type="string" office:string-value="'996277186'" calcext:value-type="string">
            <text:p>'9962771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03577</text:p>
          </table:table-cell>
          <table:table-cell table:number-columns-repeated="2" table:style-name="ce13" office:value-type="string" calcext:value-type="string">
            <text:p>76578780025</text:p>
          </table:table-cell>
          <table:table-cell table:style-name="ce37" office:value-type="string" calcext:value-type="string">
            <text:p>00321837045</text:p>
          </table:table-cell>
          <table:table-cell table:style-name="ce29" office:value-type="string" calcext:value-type="string">
            <text:p>São cônjuges. Ambos não possuem contrato em aberto. Telefone confirmado pelo whats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321837045, 76578780025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5];&quot;'&quot;)" office:value-type="string" office:string-value="'00321837045'" calcext:value-type="string">
            <text:p>'0032183704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5];&quot;'&quot;)" office:value-type="string" office:string-value="'996803577'" calcext:value-type="string">
            <text:p>'9968035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5];&quot;'&quot;)" office:value-type="string" office:string-value="'00321837045'" calcext:value-type="string">
            <text:p>'0032183704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5];&quot;'&quot;)" office:value-type="string" office:string-value="'996803577'" calcext:value-type="string">
            <text:p>'9968035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174794</text:p>
          </table:table-cell>
          <table:table-cell table:number-columns-repeated="2" table:style-name="ce13" office:value-type="string" calcext:value-type="string">
            <text:p>97790915053</text:p>
          </table:table-cell>
          <table:table-cell table:style-name="ce37" office:value-type="string" calcext:value-type="string">
            <text:p>24682047000</text:p>
          </table:table-cell>
          <table:table-cell table:style-name="ce29" office:value-type="string" calcext:value-type="string">
            <text:p>São cônjuges. Manter no cadastro com contrato em aberto. O telefone é da esposa confirmado pelo histórico de cobrança. Atualizei telefone do marid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4682047000, 97790915053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6];&quot;'&quot;)" office:value-type="string" office:string-value="'24682047000'" calcext:value-type="string">
            <text:p>'24682047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6];&quot;'&quot;)" office:value-type="string" office:string-value="'984174794'" calcext:value-type="string">
            <text:p>'9841747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6];&quot;'&quot;)" office:value-type="string" office:string-value="'24682047000'" calcext:value-type="string">
            <text:p>'24682047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6];&quot;'&quot;)" office:value-type="string" office:string-value="'984174794'" calcext:value-type="string">
            <text:p>'9841747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173003</text:p>
          </table:table-cell>
          <table:table-cell table:number-columns-repeated="2" table:style-name="ce13" office:value-type="string" calcext:value-type="string">
            <text:p>02406857093</text:p>
          </table:table-cell>
          <table:table-cell table:style-name="ce37" office:value-type="string" calcext:value-type="string">
            <text:p>02290100080</text:p>
          </table:table-cell>
          <table:table-cell table:style-name="ce29" office:value-type="string" calcext:value-type="string">
            <text:p>Manter n° no cadastro com contrato em aberto, atualizado em 12/22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290100080, 02406857093</text:p>
          </table:table-cell>
          <table:table-cell table:style-name="ce53" office:value-type="string" calcext:value-type="string">
            <text:p>DELTASUL 46 - SANTA MARI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7];&quot;'&quot;)" office:value-type="string" office:string-value="'02290100080'" calcext:value-type="string">
            <text:p>'02290100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7];&quot;'&quot;)" office:value-type="string" office:string-value="'997173003'" calcext:value-type="string">
            <text:p>'9971730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7];&quot;'&quot;)" office:value-type="string" office:string-value="'02290100080'" calcext:value-type="string">
            <text:p>'02290100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7];&quot;'&quot;)" office:value-type="string" office:string-value="'997173003'" calcext:value-type="string">
            <text:p>'9971730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25403</text:p>
          </table:table-cell>
          <table:table-cell table:number-columns-repeated="2" table:style-name="ce13" office:value-type="string" calcext:value-type="string">
            <text:p>00683316060</text:p>
          </table:table-cell>
          <table:table-cell table:style-name="ce37" office:value-type="string" calcext:value-type="string">
            <text:p>39279294091</text:p>
          </table:table-cell>
          <table:table-cell table:style-name="ce29" office:value-type="string" calcext:value-type="string">
            <text:p>São cônjuges. Esposo falecido com cadastro de 2017. Manter no cadastro da esposa foi atualizado em 12/22 e possui contrato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683316060, 39279294091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8];&quot;'&quot;)" office:value-type="string" office:string-value="'39279294091'" calcext:value-type="string">
            <text:p>'39279294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8];&quot;'&quot;)" office:value-type="string" office:string-value="'999525403'" calcext:value-type="string">
            <text:p>'9995254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8];&quot;'&quot;)" office:value-type="string" office:string-value="'39279294091'" calcext:value-type="string">
            <text:p>'39279294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8];&quot;'&quot;)" office:value-type="string" office:string-value="'999525403'" calcext:value-type="string">
            <text:p>'9995254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412785</text:p>
          </table:table-cell>
          <table:table-cell table:number-columns-repeated="2" table:style-name="ce13" office:value-type="string" calcext:value-type="string">
            <text:p>63038307572</text:p>
          </table:table-cell>
          <table:table-cell table:style-name="ce37" office:value-type="string" calcext:value-type="string">
            <text:p>17804922000</text:p>
          </table:table-cell>
          <table:table-cell table:style-name="ce29" office:value-type="string" calcext:value-type="string">
            <text:p>Manter n° no cadastro em aberto, cliente falecida mas foi atualizado em 2022 e tem registro de contato com a clt. O outro cadastro é de 2017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7804922000, 63038307572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9];&quot;'&quot;)" office:value-type="string" office:string-value="'17804922000'" calcext:value-type="string">
            <text:p>'17804922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99];&quot;'&quot;)" office:value-type="string" office:string-value="'984412785'" calcext:value-type="string">
            <text:p>'9844127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99];&quot;'&quot;)" office:value-type="string" office:string-value="'17804922000'" calcext:value-type="string">
            <text:p>'17804922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9];&quot;'&quot;)" office:value-type="string" office:string-value="'984412785'" calcext:value-type="string">
            <text:p>'9844127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56260</text:p>
          </table:table-cell>
          <table:table-cell table:number-columns-repeated="2" table:style-name="ce13" office:value-type="string" calcext:value-type="string">
            <text:p>13385984068</text:p>
          </table:table-cell>
          <table:table-cell table:style-name="ce37" office:value-type="string" calcext:value-type="string">
            <text:p>23543515004</text:p>
          </table:table-cell>
          <table:table-cell table:style-name="ce29" office:value-type="string" calcext:value-type="string">
            <text:p>São cônjuges. Eles possuem apenas um telefone. Manter no cadastro com contrato em aberto. Atualizado em 2022 e outro é de 2015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3385984068, 23543515004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0];&quot;'&quot;)" office:value-type="string" office:string-value="'23543515004'" calcext:value-type="string">
            <text:p>'23543515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0];&quot;'&quot;)" office:value-type="string" office:string-value="'999656260'" calcext:value-type="string">
            <text:p>'99965626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0];&quot;'&quot;)" office:value-type="string" office:string-value="'23543515004'" calcext:value-type="string">
            <text:p>'23543515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0];&quot;'&quot;)" office:value-type="string" office:string-value="'999656260'" calcext:value-type="string">
            <text:p>'99965626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048634</text:p>
          </table:table-cell>
          <table:table-cell table:number-columns-repeated="2" table:style-name="ce24" office:value-type="float" office:value="32651791091" calcext:value-type="float">
            <text:p>32651791091</text:p>
          </table:table-cell>
          <table:table-cell table:style-name="ce39" office:value-type="float" office:value="91533899053" calcext:value-type="float">
            <text:p>91533899053</text:p>
          </table:table-cell>
          <table:table-cell table:style-name="ce49" office:value-type="string" calcext:value-type="string">
            <text:p>São cônjuges. Ambos possuem contrato em aberto e foram atualizados em 2022, O telefone é do esposo. Atualizei o telefone da esposa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2651791091, 91533899053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1];&quot;'&quot;)" office:value-type="string" office:string-value="'91533899053'" calcext:value-type="string">
            <text:p>'91533899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1];&quot;'&quot;)" office:value-type="string" office:string-value="'996048634'" calcext:value-type="string">
            <text:p>'9960486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1];&quot;'&quot;)" office:value-type="string" office:string-value="'91533899053'" calcext:value-type="string">
            <text:p>'91533899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1];&quot;'&quot;)" office:value-type="string" office:string-value="'996048634'" calcext:value-type="string">
            <text:p>'9960486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933948</text:p>
          </table:table-cell>
          <table:table-cell table:number-columns-repeated="2" table:style-name="ce13" office:value-type="string" calcext:value-type="string">
            <text:p>82208514068</text:p>
          </table:table-cell>
          <table:table-cell table:style-name="ce39" office:value-type="string" calcext:value-type="string">
            <text:p>04137983054</text:p>
          </table:table-cell>
          <table:table-cell table:style-name="ce29" office:value-type="string" calcext:value-type="string">
            <text:p>Manter n° no cadastro que não tem contrato em aberto, pois o mesmo foi atualizado em 02/22 e o outro é de 2015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137983054, 82208514068</text:p>
          </table:table-cell>
          <table:table-cell table:style-name="ce53" office:value-type="string" calcext:value-type="string">
            <text:p>DELTASUL 99 - ITAQUI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2];&quot;'&quot;)" office:value-type="string" office:string-value="'04137983054'" calcext:value-type="string">
            <text:p>'0413798305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2];&quot;'&quot;)" office:value-type="string" office:string-value="'996933948'" calcext:value-type="string">
            <text:p>'99693394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2];&quot;'&quot;)" office:value-type="string" office:string-value="'04137983054'" calcext:value-type="string">
            <text:p>'0413798305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2];&quot;'&quot;)" office:value-type="string" office:string-value="'996933948'" calcext:value-type="string">
            <text:p>'99693394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86430</text:p>
          </table:table-cell>
          <table:table-cell table:number-columns-repeated="2" table:style-name="ce13" office:value-type="string" calcext:value-type="string">
            <text:p>92920756087</text:p>
          </table:table-cell>
          <table:table-cell table:style-name="ce37" office:value-type="string" calcext:value-type="string">
            <text:p>14753812049</text:p>
          </table:table-cell>
          <table:table-cell table:style-name="ce29" office:value-type="string" calcext:value-type="string">
            <text:p>São cônjuges. Telefone é da esposa confirmado pelo histórico de cobrança. Atualizei o telefone do esposo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14753812049, 92920756087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3];&quot;'&quot;)" office:value-type="string" office:string-value="'14753812049'" calcext:value-type="string">
            <text:p>'14753812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3];&quot;'&quot;)" office:value-type="string" office:string-value="'996786430'" calcext:value-type="string">
            <text:p>'9967864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3];&quot;'&quot;)" office:value-type="string" office:string-value="'14753812049'" calcext:value-type="string">
            <text:p>'14753812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3];&quot;'&quot;)" office:value-type="string" office:string-value="'996786430'" calcext:value-type="string">
            <text:p>'9967864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08667</text:p>
          </table:table-cell>
          <table:table-cell table:number-columns-repeated="2" table:style-name="ce13" office:value-type="string" calcext:value-type="string">
            <text:p>99252740015</text:p>
          </table:table-cell>
          <table:table-cell table:style-name="ce37" office:value-type="string" calcext:value-type="string">
            <text:p>00414295080</text:p>
          </table:table-cell>
          <table:table-cell table:style-name="ce29" office:value-type="string" calcext:value-type="string">
            <text:p>Manter n° no cadastro com contrato em aberto, atualizado em 2022 e confirmado telefone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414295080, 99252740015</text:p>
          </table:table-cell>
          <table:table-cell table:style-name="ce53" office:value-type="string" calcext:value-type="string">
            <text:p>DELTASUL 113 - ENCRUZILHADA DO SUL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4];&quot;'&quot;)" office:value-type="string" office:string-value="'00414295080'" calcext:value-type="string">
            <text:p>'0041429508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4];&quot;'&quot;)" office:value-type="string" office:string-value="'999508667'" calcext:value-type="string">
            <text:p>'9995086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4];&quot;'&quot;)" office:value-type="string" office:string-value="'00414295080'" calcext:value-type="string">
            <text:p>'00414295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4];&quot;'&quot;)" office:value-type="string" office:string-value="'999508667'" calcext:value-type="string">
            <text:p>'9995086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31620</text:p>
          </table:table-cell>
          <table:table-cell table:style-name="ce24" office:value-type="float" office:value="37268627068" calcext:value-type="float">
            <text:p>37268627068</text:p>
          </table:table-cell>
          <table:table-cell table:style-name="ce24"/>
          <table:table-cell table:style-name="ce39" office:value-type="string" calcext:value-type="string">
            <text:p>37268627068','84175117091</text:p>
          </table:table-cell>
          <table:table-cell table:style-name="ce49" office:value-type="string" calcext:value-type="string">
            <text:p>São cônjuges. O telefone não é de nenhum dos dois. Pertence a cuidadora deles. Retirar dos dois. Telefone já tem nas referências. Ambos com contrato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7268627068, 84175117091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5];&quot;'&quot;)" office:value-type="string" office:string-value="'37268627068','84175117091'" calcext:value-type="string">
            <text:p>'37268627068','84175117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5];&quot;'&quot;)" office:value-type="string" office:string-value="'996631620'" calcext:value-type="string">
            <text:p>'9966316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5];&quot;'&quot;)" office:value-type="string" office:string-value="'37268627068','84175117091'" calcext:value-type="string">
            <text:p>'37268627068','84175117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5];&quot;'&quot;)" office:value-type="string" office:string-value="'996631620'" calcext:value-type="string">
            <text:p>'9966316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22251</text:p>
          </table:table-cell>
          <table:table-cell table:style-name="ce13" office:value-type="string" calcext:value-type="string">
            <text:p>39279030000</text:p>
          </table:table-cell>
          <table:table-cell table:style-name="ce13" office:value-type="string" calcext:value-type="string">
            <text:p>97968773091</text:p>
          </table:table-cell>
          <table:table-cell table:style-name="ce39" office:value-type="string" calcext:value-type="string">
            <text:p>39279030000</text:p>
          </table:table-cell>
          <table:table-cell table:style-name="ce29" office:value-type="string" calcext:value-type="string">
            <text:p>São cônjuges. O telefone é da esposa confirmado pelo whats. Salvei o n° dela no cadastro do espos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9279030000, 97968773091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6];&quot;'&quot;)" office:value-type="string" office:string-value="'39279030000'" calcext:value-type="string">
            <text:p>'39279030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6];&quot;'&quot;)" office:value-type="string" office:string-value="'999122251'" calcext:value-type="string">
            <text:p>'99912225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6];&quot;'&quot;)" office:value-type="string" office:string-value="'39279030000'" calcext:value-type="string">
            <text:p>'3927903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6];&quot;'&quot;)" office:value-type="string" office:string-value="'999122251'" calcext:value-type="string">
            <text:p>'99912225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223698</text:p>
          </table:table-cell>
          <table:table-cell table:number-columns-repeated="2" table:style-name="ce13" office:value-type="string" calcext:value-type="string">
            <text:p>01566540089</text:p>
          </table:table-cell>
          <table:table-cell table:style-name="ce37" office:value-type="string" calcext:value-type="string">
            <text:p>60429984049</text:p>
          </table:table-cell>
          <table:table-cell table:style-name="ce29" office:value-type="string" calcext:value-type="string">
            <text:p>Padrasto e enteado. Não foi possível identificar corretamente por que na agenda não tem contato com nenhum dos dois por esse n° e o telefone não completa chamada. Sugiro manter no cadastro com contrato em aberto. <text:s/>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566540089, 60429984049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7];&quot;'&quot;)" office:value-type="string" office:string-value="'60429984049'" calcext:value-type="string">
            <text:p>'60429984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7];&quot;'&quot;)" office:value-type="string" office:string-value="'997223698'" calcext:value-type="string">
            <text:p>'99722369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7];&quot;'&quot;)" office:value-type="string" office:string-value="'60429984049'" calcext:value-type="string">
            <text:p>'60429984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7];&quot;'&quot;)" office:value-type="string" office:string-value="'997223698'" calcext:value-type="string">
            <text:p>'99722369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74220</text:p>
          </table:table-cell>
          <table:table-cell table:number-columns-repeated="2" table:style-name="ce13" office:value-type="string" calcext:value-type="string">
            <text:p>69822166087</text:p>
          </table:table-cell>
          <table:table-cell table:style-name="ce37" office:value-type="string" calcext:value-type="string">
            <text:p>94408173053</text:p>
          </table:table-cell>
          <table:table-cell table:style-name="ce29" office:value-type="string" calcext:value-type="string">
            <text:p>Mãe e filha. O telefone é da mãe. Confirmado por ligação;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69822166087, 94408173053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8];&quot;'&quot;)" office:value-type="string" office:string-value="'94408173053'" calcext:value-type="string">
            <text:p>'94408173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8];&quot;'&quot;)" office:value-type="string" office:string-value="'999474220'" calcext:value-type="string">
            <text:p>'9994742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8];&quot;'&quot;)" office:value-type="string" office:string-value="'94408173053'" calcext:value-type="string">
            <text:p>'94408173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8];&quot;'&quot;)" office:value-type="string" office:string-value="'999474220'" calcext:value-type="string">
            <text:p>'9994742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82916</text:p>
          </table:table-cell>
          <table:table-cell table:number-columns-repeated="2" table:style-name="ce13" office:value-type="string" calcext:value-type="string">
            <text:p>00877337063</text:p>
          </table:table-cell>
          <table:table-cell table:style-name="ce37" office:value-type="string" calcext:value-type="string">
            <text:p>01886056064</text:p>
          </table:table-cell>
          <table:table-cell table:style-name="ce51" office:value-type="string" calcext:value-type="string">
            <text:p>Não é possível identificar corretamente. No whats aparece a foto de um casal. Mandei msg mas não respondem e não atendem. Sugiro manter no cadastro em aberto;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877337063, 01886056064</text:p>
          </table:table-cell>
          <table:table-cell table:style-name="ce53" office:value-type="string" calcext:value-type="string">
            <text:p>DELTASUL 06 - PALMEIRA DAS MISSOES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9];&quot;'&quot;)" office:value-type="string" office:string-value="'01886056064'" calcext:value-type="string">
            <text:p>'0188605606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09];&quot;'&quot;)" office:value-type="string" office:string-value="'999982916'" calcext:value-type="string">
            <text:p>'99998291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09];&quot;'&quot;)" office:value-type="string" office:string-value="'01886056064'" calcext:value-type="string">
            <text:p>'0188605606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9];&quot;'&quot;)" office:value-type="string" office:string-value="'999982916'" calcext:value-type="string">
            <text:p>'99998291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16450</text:p>
          </table:table-cell>
          <table:table-cell table:style-name="ce24" office:value-type="float" office:value="670539040" calcext:value-type="float">
            <text:p>670539040</text:p>
          </table:table-cell>
          <table:table-cell table:style-name="ce24" office:value-type="float" office:value="1462337007" calcext:value-type="float">
            <text:p>1462337007</text:p>
          </table:table-cell>
          <table:table-cell table:style-name="ce39" office:value-type="string" calcext:value-type="string">
            <text:p>00670539040</text:p>
          </table:table-cell>
          <table:table-cell table:style-name="ce49" office:value-type="string" calcext:value-type="string">
            <text:p>Mãe e filha. O telefone é da filha, confirmado pelo whats. No cadastro da mãe já tem o n° da filha nas referências. Ambas com contrato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670539040, 01462337007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0];&quot;'&quot;)" office:value-type="string" office:string-value="'00670539040'" calcext:value-type="string">
            <text:p>'0067053904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0];&quot;'&quot;)" office:value-type="string" office:string-value="'996216450'" calcext:value-type="string">
            <text:p>'9962164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0];&quot;'&quot;)" office:value-type="string" office:string-value="'00670539040'" calcext:value-type="string">
            <text:p>'0067053904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0];&quot;'&quot;)" office:value-type="string" office:string-value="'996216450'" calcext:value-type="string">
            <text:p>'9962164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543492</text:p>
          </table:table-cell>
          <table:table-cell table:style-name="ce13" office:value-type="string" calcext:value-type="string">
            <text:p>01934303046</text:p>
          </table:table-cell>
          <table:table-cell table:style-name="ce13" office:value-type="string" calcext:value-type="string">
            <text:p>84064218000</text:p>
          </table:table-cell>
          <table:table-cell table:style-name="ce39" office:value-type="string" calcext:value-type="string">
            <text:p>01934303046</text:p>
          </table:table-cell>
          <table:table-cell table:style-name="ce29" office:value-type="string" calcext:value-type="string">
            <text:p>Mãe e filha. Telefone é da mãe. A filha colocou o n° dela <text:s/>e da mãe no cadastro. Filha com contrato em aberto. Salvei n° da mãe nas referência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934303046, 84064218000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1];&quot;'&quot;)" office:value-type="string" office:string-value="'01934303046'" calcext:value-type="string">
            <text:p>'0193430304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1];&quot;'&quot;)" office:value-type="string" office:string-value="'996543492'" calcext:value-type="string">
            <text:p>'9965434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1];&quot;'&quot;)" office:value-type="string" office:string-value="'01934303046'" calcext:value-type="string">
            <text:p>'0193430304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1];&quot;'&quot;)" office:value-type="string" office:string-value="'996543492'" calcext:value-type="string">
            <text:p>'99654349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51410</text:p>
          </table:table-cell>
          <table:table-cell table:number-columns-repeated="2" table:style-name="ce13" office:value-type="string" calcext:value-type="string">
            <text:p>55548164015</text:p>
          </table:table-cell>
          <table:table-cell table:style-name="ce37" office:value-type="string" calcext:value-type="string">
            <text:p>73137332087</text:p>
          </table:table-cell>
          <table:table-cell table:style-name="ce29" office:value-type="string" calcext:value-type="string">
            <text:p>Mãe e filha. O telefone é da filha. Confirmado pelo histórico de cobrança. Mãe já tem o n° da filha nas referência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5548164015, 73137332087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2];&quot;'&quot;)" office:value-type="string" office:string-value="'73137332087'" calcext:value-type="string">
            <text:p>'73137332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2];&quot;'&quot;)" office:value-type="string" office:string-value="'996851410'" calcext:value-type="string">
            <text:p>'9968514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2];&quot;'&quot;)" office:value-type="string" office:string-value="'73137332087'" calcext:value-type="string">
            <text:p>'73137332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2];&quot;'&quot;)" office:value-type="string" office:string-value="'996851410'" calcext:value-type="string">
            <text:p>'99685141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106787</text:p>
          </table:table-cell>
          <table:table-cell table:number-columns-repeated="2" table:style-name="ce24" office:value-type="float" office:value="678245010" calcext:value-type="float">
            <text:p>678245010</text:p>
          </table:table-cell>
          <table:table-cell table:style-name="ce39" office:value-type="float" office:value="68640846049" calcext:value-type="float">
            <text:p>68640846049</text:p>
          </table:table-cell>
          <table:table-cell table:style-name="ce49" office:value-type="string" calcext:value-type="string">
            <text:p>Mãe e filho. Filho está preso. Não foi possível identificar corretamente os n°s pois não tem histórico de contato por esse n°. Ambos com contrato em aberto. Salvei ctt do filho nas referências. <text:s/>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678245010, 68640846049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3];&quot;'&quot;)" office:value-type="string" office:string-value="'68640846049'" calcext:value-type="string">
            <text:p>'68640846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3];&quot;'&quot;)" office:value-type="string" office:string-value="'997106787'" calcext:value-type="string">
            <text:p>'9971067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3];&quot;'&quot;)" office:value-type="string" office:string-value="'68640846049'" calcext:value-type="string">
            <text:p>'68640846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3];&quot;'&quot;)" office:value-type="string" office:string-value="'997106787'" calcext:value-type="string">
            <text:p>'9971067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347648</text:p>
          </table:table-cell>
          <table:table-cell table:number-columns-repeated="2" table:style-name="ce13" office:value-type="string" calcext:value-type="string">
            <text:p>62326279034</text:p>
          </table:table-cell>
          <table:table-cell table:style-name="ce37" office:value-type="string" calcext:value-type="string">
            <text:p>91586216015</text:p>
          </table:table-cell>
          <table:table-cell table:style-name="ce29" office:value-type="string" calcext:value-type="string">
            <text:p>Manter n° no cadastro em aberto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62326279034, 91586216015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4];&quot;'&quot;)" office:value-type="string" office:string-value="'91586216015'" calcext:value-type="string">
            <text:p>'91586216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4];&quot;'&quot;)" office:value-type="string" office:string-value="'997347648'" calcext:value-type="string">
            <text:p>'99734764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4];&quot;'&quot;)" office:value-type="string" office:string-value="'91586216015'" calcext:value-type="string">
            <text:p>'9158621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4];&quot;'&quot;)" office:value-type="string" office:string-value="'997347648'" calcext:value-type="string">
            <text:p>'99734764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81730</text:p>
          </table:table-cell>
          <table:table-cell table:number-columns-repeated="2" table:style-name="ce13" office:value-type="string" calcext:value-type="string">
            <text:p>02656994012</text:p>
          </table:table-cell>
          <table:table-cell table:style-name="ce37" office:value-type="string" calcext:value-type="string">
            <text:p>03359041062</text:p>
          </table:table-cell>
          <table:table-cell table:style-name="ce29" office:value-type="string" calcext:value-type="string">
            <text:p>Manter n° no cadastro com contrato em aberto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656994012, 03359041062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5];&quot;'&quot;)" office:value-type="string" office:string-value="'03359041062'" calcext:value-type="string">
            <text:p>'0335904106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5];&quot;'&quot;)" office:value-type="string" office:string-value="'996881730'" calcext:value-type="string">
            <text:p>'9968817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5];&quot;'&quot;)" office:value-type="string" office:string-value="'03359041062'" calcext:value-type="string">
            <text:p>'0335904106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5];&quot;'&quot;)" office:value-type="string" office:string-value="'996881730'" calcext:value-type="string">
            <text:p>'9968817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596030</text:p>
          </table:table-cell>
          <table:table-cell table:number-columns-repeated="2" table:style-name="ce13" office:value-type="string" calcext:value-type="string">
            <text:p>65544846049</text:p>
          </table:table-cell>
          <table:table-cell table:style-name="ce37" office:value-type="string" calcext:value-type="string">
            <text:p>03624285068</text:p>
          </table:table-cell>
          <table:table-cell table:style-name="ce29" office:value-type="string" calcext:value-type="string">
            <text:p>Manter n° no cadastro com contrato em aberto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624285068, 65544846049</text:p>
          </table:table-cell>
          <table:table-cell table:style-name="ce53" office:value-type="string" calcext:value-type="string">
            <text:p>DELTASUL 160 - SAO BORJ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6];&quot;'&quot;)" office:value-type="string" office:string-value="'03624285068'" calcext:value-type="string">
            <text:p>'03624285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6];&quot;'&quot;)" office:value-type="string" office:string-value="'984596030'" calcext:value-type="string">
            <text:p>'9845960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6];&quot;'&quot;)" office:value-type="string" office:string-value="'03624285068'" calcext:value-type="string">
            <text:p>'03624285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6];&quot;'&quot;)" office:value-type="string" office:string-value="'984596030'" calcext:value-type="string">
            <text:p>'9845960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71332</text:p>
          </table:table-cell>
          <table:table-cell table:number-columns-repeated="2" table:style-name="ce13" office:value-type="string" calcext:value-type="string">
            <text:p>00575368055</text:p>
          </table:table-cell>
          <table:table-cell table:style-name="ce37" office:value-type="string" calcext:value-type="string">
            <text:p>03342073047</text:p>
          </table:table-cell>
          <table:table-cell table:style-name="ce29" office:value-type="string" calcext:value-type="string">
            <text:p>Manter n° no cadastro com contrato em aberto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575368055, 03342073047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7];&quot;'&quot;)" office:value-type="string" office:string-value="'03342073047'" calcext:value-type="string">
            <text:p>'0334207304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7];&quot;'&quot;)" office:value-type="string" office:string-value="'996171332'" calcext:value-type="string">
            <text:p>'9961713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7];&quot;'&quot;)" office:value-type="string" office:string-value="'03342073047'" calcext:value-type="string">
            <text:p>'0334207304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7];&quot;'&quot;)" office:value-type="string" office:string-value="'996171332'" calcext:value-type="string">
            <text:p>'9961713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95556</text:p>
          </table:table-cell>
          <table:table-cell table:style-name="ce13" office:value-type="string" calcext:value-type="string">
            <text:p>49690060082</text:p>
          </table:table-cell>
          <table:table-cell table:style-name="ce13" office:value-type="string" calcext:value-type="string">
            <text:p>04523560080</text:p>
          </table:table-cell>
          <table:table-cell table:style-name="ce39" office:value-type="string" calcext:value-type="string">
            <text:p>49690060082</text:p>
          </table:table-cell>
          <table:table-cell table:style-name="ce29" office:value-type="string" calcext:value-type="string">
            <text:p>Mãe e filha. Telefone é da filha. Confirmado pelo whats. Atualizei o cadastro da mãe e salvei o n° da filha nas referências;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523560080, 49690060082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8];&quot;'&quot;)" office:value-type="string" office:string-value="'49690060082'" calcext:value-type="string">
            <text:p>'4969006008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8];&quot;'&quot;)" office:value-type="string" office:string-value="'996195556'" calcext:value-type="string">
            <text:p>'9961955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8];&quot;'&quot;)" office:value-type="string" office:string-value="'49690060082'" calcext:value-type="string">
            <text:p>'49690060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8];&quot;'&quot;)" office:value-type="string" office:string-value="'996195556'" calcext:value-type="string">
            <text:p>'9961955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27119</text:p>
          </table:table-cell>
          <table:table-cell table:number-columns-repeated="2" table:style-name="ce13" office:value-type="string" calcext:value-type="string">
            <text:p>02343949000</text:p>
          </table:table-cell>
          <table:table-cell table:style-name="ce37" office:value-type="string" calcext:value-type="string">
            <text:p>02076978097</text:p>
          </table:table-cell>
          <table:table-cell table:style-name="ce29" office:value-type="string" calcext:value-type="string">
            <text:p>São cônjuges. Telefone é da esposa confirmado pelo histórico de cobrança e também pelo what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076978097, 0234394900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9];&quot;'&quot;)" office:value-type="string" office:string-value="'02076978097'" calcext:value-type="string">
            <text:p>'0207697809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19];&quot;'&quot;)" office:value-type="string" office:string-value="'999727119'" calcext:value-type="string">
            <text:p>'9997271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19];&quot;'&quot;)" office:value-type="string" office:string-value="'02076978097'" calcext:value-type="string">
            <text:p>'02076978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9];&quot;'&quot;)" office:value-type="string" office:string-value="'999727119'" calcext:value-type="string">
            <text:p>'99972711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45409</text:p>
          </table:table-cell>
          <table:table-cell table:number-columns-repeated="2" table:style-name="ce13" office:value-type="string" calcext:value-type="string">
            <text:p>91893704068</text:p>
          </table:table-cell>
          <table:table-cell table:style-name="ce37" office:value-type="string" calcext:value-type="string">
            <text:p>95662766053</text:p>
          </table:table-cell>
          <table:table-cell table:style-name="ce29" office:value-type="string" calcext:value-type="string">
            <text:p>Mãe e filha. Telefone é da filha. Confirmado pelo histórico de cobrança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91893704068, 95662766053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0];&quot;'&quot;)" office:value-type="string" office:string-value="'95662766053'" calcext:value-type="string">
            <text:p>'95662766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0];&quot;'&quot;)" office:value-type="string" office:string-value="'996245409'" calcext:value-type="string">
            <text:p>'9962454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0];&quot;'&quot;)" office:value-type="string" office:string-value="'95662766053'" calcext:value-type="string">
            <text:p>'95662766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0];&quot;'&quot;)" office:value-type="string" office:string-value="'996245409'" calcext:value-type="string">
            <text:p>'9962454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40627</text:p>
          </table:table-cell>
          <table:table-cell table:number-columns-repeated="2" table:style-name="ce13" office:value-type="string" calcext:value-type="string">
            <text:p>04159706010</text:p>
          </table:table-cell>
          <table:table-cell table:style-name="ce37" office:value-type="string" calcext:value-type="string">
            <text:p>91875374000</text:p>
          </table:table-cell>
          <table:table-cell table:style-name="ce29" office:value-type="string" calcext:value-type="string">
            <text:p>Manter n° no cadastro com contrato em aberto. Telefone confirmado pelo histórico de cobrança e também pelo what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159706010, 91875374000</text:p>
          </table:table-cell>
          <table:table-cell table:style-name="ce53" office:value-type="string" calcext:value-type="string">
            <text:p>DELTASUL 06 - PALMEIRA DAS MISSOES, DELTASUL 23 - CRUZ AL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1];&quot;'&quot;)" office:value-type="string" office:string-value="'91875374000'" calcext:value-type="string">
            <text:p>'91875374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1];&quot;'&quot;)" office:value-type="string" office:string-value="'999140627'" calcext:value-type="string">
            <text:p>'9991406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1];&quot;'&quot;)" office:value-type="string" office:string-value="'91875374000'" calcext:value-type="string">
            <text:p>'9187537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1];&quot;'&quot;)" office:value-type="string" office:string-value="'999140627'" calcext:value-type="string">
            <text:p>'9991406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173374</text:p>
          </table:table-cell>
          <table:table-cell table:number-columns-repeated="2" table:style-name="ce13" office:value-type="string" calcext:value-type="string">
            <text:p>03213149055</text:p>
          </table:table-cell>
          <table:table-cell table:style-name="ce37" office:value-type="string" calcext:value-type="string">
            <text:p>03429257093</text:p>
          </table:table-cell>
          <table:table-cell table:style-name="ce29" office:value-type="string" calcext:value-type="string">
            <text:p>São cônjuges. Não foi possível identificar corretamente pois o n° não possui whats e nem completa chamada. Esposa tem os dois n° no cadastro. Por isso sugiro manter no cadastro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213149055, 03429257093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2];&quot;'&quot;)" office:value-type="string" office:string-value="'03429257093'" calcext:value-type="string">
            <text:p>'0342925709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2];&quot;'&quot;)" office:value-type="string" office:string-value="'984173374'" calcext:value-type="string">
            <text:p>'9841733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2];&quot;'&quot;)" office:value-type="string" office:string-value="'03429257093'" calcext:value-type="string">
            <text:p>'0342925709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2];&quot;'&quot;)" office:value-type="string" office:string-value="'984173374'" calcext:value-type="string">
            <text:p>'98417337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76917</text:p>
          </table:table-cell>
          <table:table-cell table:number-columns-repeated="2" table:style-name="ce13" office:value-type="string" calcext:value-type="string">
            <text:p>03105905073</text:p>
          </table:table-cell>
          <table:table-cell table:style-name="ce37" office:value-type="string" calcext:value-type="string">
            <text:p>34444742100</text:p>
          </table:table-cell>
          <table:table-cell table:style-name="ce29" office:value-type="string" calcext:value-type="string">
            <text:p>São cônjuges, Telefone é da esposa, confirmado por ligação. Já atualizei o telefone do esposo no cadast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105905073, 34444742100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3];&quot;'&quot;)" office:value-type="string" office:string-value="'34444742100'" calcext:value-type="string">
            <text:p>'344447421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3];&quot;'&quot;)" office:value-type="string" office:string-value="'999176917'" calcext:value-type="string">
            <text:p>'9991769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3];&quot;'&quot;)" office:value-type="string" office:string-value="'34444742100'" calcext:value-type="string">
            <text:p>'344447421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3];&quot;'&quot;)" office:value-type="string" office:string-value="'999176917'" calcext:value-type="string">
            <text:p>'9991769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58587</text:p>
          </table:table-cell>
          <table:table-cell table:style-name="ce13" office:value-type="string" calcext:value-type="string">
            <text:p>00283748001</text:p>
          </table:table-cell>
          <table:table-cell table:style-name="ce13" office:value-type="string" calcext:value-type="string">
            <text:p>00567262014</text:p>
          </table:table-cell>
          <table:table-cell table:style-name="ce39" office:value-type="string" calcext:value-type="string">
            <text:p>00283748001</text:p>
          </table:table-cell>
          <table:table-cell table:style-name="ce29" office:value-type="string" calcext:value-type="string">
            <text:p>Mãe e filha. O telefone é da filha, confirmado pelo histórico de cobrança. A mãe emprestou o nome pra filha. Já tem o n° da filha nas referência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283748001, 00567262014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4];&quot;'&quot;)" office:value-type="string" office:string-value="'00283748001'" calcext:value-type="string">
            <text:p>'0028374800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4];&quot;'&quot;)" office:value-type="string" office:string-value="'999658587'" calcext:value-type="string">
            <text:p>'9996585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4];&quot;'&quot;)" office:value-type="string" office:string-value="'00283748001'" calcext:value-type="string">
            <text:p>'00283748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4];&quot;'&quot;)" office:value-type="string" office:string-value="'999658587'" calcext:value-type="string">
            <text:p>'9996585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52036</text:p>
          </table:table-cell>
          <table:table-cell table:style-name="ce13" office:value-type="string" calcext:value-type="string">
            <text:p>02608546030</text:p>
          </table:table-cell>
          <table:table-cell table:style-name="ce29"/>
          <table:table-cell table:style-name="ce13" office:value-type="string" calcext:value-type="string">
            <text:p>'00063153050','02608546030</text:p>
          </table:table-cell>
          <table:table-cell table:style-name="ce29" office:value-type="string" calcext:value-type="string">
            <text:p>O número não é de nenhum dos clientes. Confirmado em conversa pelo whats com a nova titular do númer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063153050, 02608546030</text:p>
          </table:table-cell>
          <table:table-cell table:style-name="ce53" office:value-type="string" calcext:value-type="string">
            <text:p>DELTASUL 15 - SANTA ROS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5];&quot;'&quot;)" office:value-type="string" office:string-value="''00063153050','02608546030'" calcext:value-type="string">
            <text:p>''00063153050','02608546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5];&quot;'&quot;)" office:value-type="string" office:string-value="'996852036'" calcext:value-type="string">
            <text:p>'9968520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5];&quot;'&quot;)" office:value-type="string" office:string-value="''00063153050','02608546030'" calcext:value-type="string">
            <text:p>''00063153050','02608546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5];&quot;'&quot;)" office:value-type="string" office:string-value="'996852036'" calcext:value-type="string">
            <text:p>'9968520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521963</text:p>
          </table:table-cell>
          <table:table-cell table:number-columns-repeated="2" table:style-name="ce13" office:value-type="string" calcext:value-type="string">
            <text:p>00676771009</text:p>
          </table:table-cell>
          <table:table-cell table:style-name="ce39" office:value-type="string" calcext:value-type="string">
            <text:p>01802681043</text:p>
          </table:table-cell>
          <table:table-cell table:style-name="ce29" office:value-type="string" calcext:value-type="string">
            <text:p>Telefone confirmado por mensagem no whatsApp, por que cliente não atende. Ambos possuem contrato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676771009, 01802681043</text:p>
          </table:table-cell>
          <table:table-cell table:style-name="ce53" office:value-type="string" calcext:value-type="string">
            <text:p>DELTASUL 06 - PALMEIRA DAS MISSOES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6];&quot;'&quot;)" office:value-type="string" office:string-value="'01802681043'" calcext:value-type="string">
            <text:p>'0180268104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6];&quot;'&quot;)" office:value-type="string" office:string-value="'996521963'" calcext:value-type="string">
            <text:p>'9965219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6];&quot;'&quot;)" office:value-type="string" office:string-value="'01802681043'" calcext:value-type="string">
            <text:p>'0180268104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6];&quot;'&quot;)" office:value-type="string" office:string-value="'996521963'" calcext:value-type="string">
            <text:p>'9965219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90192</text:p>
          </table:table-cell>
          <table:table-cell table:number-columns-repeated="2" table:style-name="ce13" office:value-type="string" calcext:value-type="string">
            <text:p>60431032068</text:p>
          </table:table-cell>
          <table:table-cell table:style-name="ce37" office:value-type="string" calcext:value-type="string">
            <text:p>01421454084</text:p>
          </table:table-cell>
          <table:table-cell table:style-name="ce29" office:value-type="string" calcext:value-type="string">
            <text:p>São irmãos, telefone confirmado pelo what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421454084, 60431032068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7];&quot;'&quot;)" office:value-type="string" office:string-value="'01421454084'" calcext:value-type="string">
            <text:p>'0142145408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7];&quot;'&quot;)" office:value-type="string" office:string-value="'999690192'" calcext:value-type="string">
            <text:p>'9996901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7];&quot;'&quot;)" office:value-type="string" office:string-value="'01421454084'" calcext:value-type="string">
            <text:p>'0142145408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7];&quot;'&quot;)" office:value-type="string" office:string-value="'999690192'" calcext:value-type="string">
            <text:p>'99969019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07420</text:p>
          </table:table-cell>
          <table:table-cell table:number-columns-repeated="2" table:style-name="ce13" office:value-type="string" calcext:value-type="string">
            <text:p>63440237087</text:p>
          </table:table-cell>
          <table:table-cell table:style-name="ce37" office:value-type="string" calcext:value-type="string">
            <text:p>58234411004</text:p>
          </table:table-cell>
          <table:table-cell table:style-name="ce29" office:value-type="string" calcext:value-type="string">
            <text:p>Telefone confirmado pelo histórico de cobrança. Cadastro atualizado em 2022 e outro de 2015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8234411004, 63440237087</text:p>
          </table:table-cell>
          <table:table-cell table:style-name="ce53" office:value-type="string" calcext:value-type="string">
            <text:p>DELTASUL 56 - SANTA MARI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8];&quot;'&quot;)" office:value-type="string" office:string-value="'58234411004'" calcext:value-type="string">
            <text:p>'58234411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8];&quot;'&quot;)" office:value-type="string" office:string-value="'999907420'" calcext:value-type="string">
            <text:p>'9999074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8];&quot;'&quot;)" office:value-type="string" office:string-value="'58234411004'" calcext:value-type="string">
            <text:p>'58234411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8];&quot;'&quot;)" office:value-type="string" office:string-value="'999907420'" calcext:value-type="string">
            <text:p>'9999074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52857</text:p>
          </table:table-cell>
          <table:table-cell table:style-name="ce13" office:value-type="string" calcext:value-type="string">
            <text:p>45748322072</text:p>
          </table:table-cell>
          <table:table-cell table:style-name="ce13" office:value-type="string" calcext:value-type="string">
            <text:p>83092242068</text:p>
          </table:table-cell>
          <table:table-cell table:style-name="ce37" office:value-type="string" calcext:value-type="string">
            <text:p>45748322072</text:p>
          </table:table-cell>
          <table:table-cell table:style-name="ce29" office:value-type="string" calcext:value-type="string">
            <text:p>São cônjuges. Telefone é da esposa. Atualizei o cadastro de ambos com o número correto. Ambos não possuem contrato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45748322072, 83092242068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9];&quot;'&quot;)" office:value-type="string" office:string-value="'45748322072'" calcext:value-type="string">
            <text:p>'45748322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29];&quot;'&quot;)" office:value-type="string" office:string-value="'999252857'" calcext:value-type="string">
            <text:p>'9992528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29];&quot;'&quot;)" office:value-type="string" office:string-value="'45748322072'" calcext:value-type="string">
            <text:p>'45748322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9];&quot;'&quot;)" office:value-type="string" office:string-value="'999252857'" calcext:value-type="string">
            <text:p>'9992528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31703</text:p>
          </table:table-cell>
          <table:table-cell table:style-name="ce24" office:value-type="float" office:value="28748816000" calcext:value-type="float">
            <text:p>28748816000</text:p>
          </table:table-cell>
          <table:table-cell table:style-name="ce24" office:value-type="float" office:value="98059360078" calcext:value-type="float">
            <text:p>98059360078</text:p>
          </table:table-cell>
          <table:table-cell table:style-name="ce39" office:value-type="float" office:value="28748816000" calcext:value-type="float">
            <text:p>28748816000</text:p>
          </table:table-cell>
          <table:table-cell table:style-name="ce49" office:value-type="string" calcext:value-type="string">
            <text:p>São cônjuges. Telefone é da esposa confirmado pelo histórico de cobrança. Atualizei o telefone do esposo no cadastro. Ambos com contratos em abert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8748816000, 98059360078</text:p>
          </table:table-cell>
          <table:table-cell table:style-name="ce53"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0];&quot;'&quot;)" office:value-type="string" office:string-value="'28748816000'" calcext:value-type="string">
            <text:p>'28748816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0];&quot;'&quot;)" office:value-type="string" office:string-value="'999831703'" calcext:value-type="string">
            <text:p>'9998317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0];&quot;'&quot;)" office:value-type="string" office:string-value="'28748816000'" calcext:value-type="string">
            <text:p>'28748816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0];&quot;'&quot;)" office:value-type="string" office:string-value="'999831703'" calcext:value-type="string">
            <text:p>'9998317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342529</text:p>
          </table:table-cell>
          <table:table-cell table:number-columns-repeated="2" table:style-name="ce13" office:value-type="string" calcext:value-type="string">
            <text:p>80478867034</text:p>
          </table:table-cell>
          <table:table-cell table:style-name="ce37" office:value-type="string" calcext:value-type="string">
            <text:p>04182500067</text:p>
          </table:table-cell>
          <table:table-cell table:style-name="ce29" office:value-type="string" calcext:value-type="string">
            <text:p>Manter n° no cadastro com contrato em aberto, atualizado em 12/22 e outro é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4182500067, 80478867034</text:p>
          </table:table-cell>
          <table:table-cell table:style-name="ce53" office:value-type="string" calcext:value-type="string">
            <text:p>DELTASUL 78 - ROSARIO DO SUL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1];&quot;'&quot;)" office:value-type="string" office:string-value="'04182500067'" calcext:value-type="string">
            <text:p>'0418250006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1];&quot;'&quot;)" office:value-type="string" office:string-value="'996342529'" calcext:value-type="string">
            <text:p>'9963425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1];&quot;'&quot;)" office:value-type="string" office:string-value="'04182500067'" calcext:value-type="string">
            <text:p>'0418250006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1];&quot;'&quot;)" office:value-type="string" office:string-value="'996342529'" calcext:value-type="string">
            <text:p>'9963425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44779</text:p>
          </table:table-cell>
          <table:table-cell table:number-columns-repeated="2" table:style-name="ce13" office:value-type="string" calcext:value-type="string">
            <text:p>03620515000</text:p>
          </table:table-cell>
          <table:table-cell table:style-name="ce37" office:value-type="string" calcext:value-type="string">
            <text:p>86964666087</text:p>
          </table:table-cell>
          <table:table-cell table:style-name="ce29" office:value-type="string" calcext:value-type="string">
            <text:p>Manter n° no cadastro com contrato em aberto, atualizado em 2022 e outro é de 2017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620515000, 86964666087</text:p>
          </table:table-cell>
          <table:table-cell table:style-name="ce53" office:value-type="string" calcext:value-type="string">
            <text:p>DELTASUL 06 - PALMEIRA DAS MISSOES, DELTASUL 94 - SANTIAG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2];&quot;'&quot;)" office:value-type="string" office:string-value="'86964666087'" calcext:value-type="string">
            <text:p>'86964666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2];&quot;'&quot;)" office:value-type="string" office:string-value="'996644779'" calcext:value-type="string">
            <text:p>'99664477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2];&quot;'&quot;)" office:value-type="string" office:string-value="'86964666087'" calcext:value-type="string">
            <text:p>'86964666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2];&quot;'&quot;)" office:value-type="string" office:string-value="'996644779'" calcext:value-type="string">
            <text:p>'99664477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09186</text:p>
          </table:table-cell>
          <table:table-cell table:number-columns-repeated="2" table:style-name="ce13" office:value-type="string" calcext:value-type="string">
            <text:p>93205295072</text:p>
          </table:table-cell>
          <table:table-cell table:style-name="ce37" office:value-type="string" calcext:value-type="string">
            <text:p>01411317050</text:p>
          </table:table-cell>
          <table:table-cell table:style-name="ce29" office:value-type="string" calcext:value-type="string">
            <text:p>Manter n° no cadastro com contrato em aberto, atualizado em 2022 e outro é de 2014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1411317050, 93205295072</text:p>
          </table:table-cell>
          <table:table-cell table:style-name="ce53" office:value-type="string" calcext:value-type="string">
            <text:p>DELTASUL 33 - SAO LUIZ GONZAG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3];&quot;'&quot;)" office:value-type="string" office:string-value="'01411317050'" calcext:value-type="string">
            <text:p>'0141131705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3];&quot;'&quot;)" office:value-type="string" office:string-value="'996809186'" calcext:value-type="string">
            <text:p>'9968091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3];&quot;'&quot;)" office:value-type="string" office:string-value="'01411317050'" calcext:value-type="string">
            <text:p>'0141131705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3];&quot;'&quot;)" office:value-type="string" office:string-value="'996809186'" calcext:value-type="string">
            <text:p>'9968091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67865</text:p>
          </table:table-cell>
          <table:table-cell table:number-columns-repeated="2" table:style-name="ce13" office:value-type="string" calcext:value-type="string">
            <text:p>07274815091</text:p>
          </table:table-cell>
          <table:table-cell table:style-name="ce37" office:value-type="string" calcext:value-type="string">
            <text:p>00213243016</text:p>
          </table:table-cell>
          <table:table-cell table:style-name="ce29" office:value-type="string" calcext:value-type="string">
            <text:p>São cônjuges. Manter no cadastro com contrato em aberto, foi atualizado em 10/22. Salvei no cadastro da esposa o n° como referenci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213243016, 07274815091</text:p>
          </table:table-cell>
          <table:table-cell table:style-name="ce53"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4];&quot;'&quot;)" office:value-type="string" office:string-value="'00213243016'" calcext:value-type="string">
            <text:p>'0021324301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4];&quot;'&quot;)" office:value-type="string" office:string-value="'999667865'" calcext:value-type="string">
            <text:p>'99966786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4];&quot;'&quot;)" office:value-type="string" office:string-value="'00213243016'" calcext:value-type="string">
            <text:p>'0021324301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4];&quot;'&quot;)" office:value-type="string" office:string-value="'999667865'" calcext:value-type="string">
            <text:p>'99966786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18588</text:p>
          </table:table-cell>
          <table:table-cell table:number-columns-repeated="2" table:style-name="ce13" office:value-type="string" calcext:value-type="string">
            <text:p>80300898053</text:p>
          </table:table-cell>
          <table:table-cell table:style-name="ce37" office:value-type="string" calcext:value-type="string">
            <text:p>95175407015</text:p>
          </table:table-cell>
          <table:table-cell table:style-name="ce29" office:value-type="string" calcext:value-type="string">
            <text:p>Manter n° no cadastro em aberto, atualizado em 12/22 e outro cadastro é de 2007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80300898053, 95175407015</text:p>
          </table:table-cell>
          <table:table-cell table:style-name="ce53" office:value-type="string" calcext:value-type="string">
            <text:p>DELTASUL 06 - PALMEIRA DAS MISSOES, DELTASUL 50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5];&quot;'&quot;)" office:value-type="string" office:string-value="'95175407015'" calcext:value-type="string">
            <text:p>'95175407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5];&quot;'&quot;)" office:value-type="string" office:string-value="'999118588'" calcext:value-type="string">
            <text:p>'99911858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5];&quot;'&quot;)" office:value-type="string" office:string-value="'95175407015'" calcext:value-type="string">
            <text:p>'95175407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5];&quot;'&quot;)" office:value-type="string" office:string-value="'999118588'" calcext:value-type="string">
            <text:p>'99911858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365337</text:p>
          </table:table-cell>
          <table:table-cell table:number-columns-repeated="2" table:style-name="ce13" office:value-type="string" calcext:value-type="string">
            <text:p>02473447020</text:p>
          </table:table-cell>
          <table:table-cell table:style-name="ce37" office:value-type="string" calcext:value-type="string">
            <text:p>21266239049</text:p>
          </table:table-cell>
          <table:table-cell table:style-name="ce29" office:value-type="string" calcext:value-type="string">
            <text:p>Manter n° no cadastro em aberto, atualizado em 2022 e outro é de 2019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473447020, 21266239049</text:p>
          </table:table-cell>
          <table:table-cell table:style-name="ce53" office:value-type="string" calcext:value-type="string">
            <text:p>DELTASUL 06 - PALMEIRA DAS MISSOES, DELTASUL 119 - SANTANA DO LIVRAMEN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6];&quot;'&quot;)" office:value-type="string" office:string-value="'21266239049'" calcext:value-type="string">
            <text:p>'212662390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6];&quot;'&quot;)" office:value-type="string" office:string-value="'984365337'" calcext:value-type="string">
            <text:p>'9843653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6];&quot;'&quot;)" office:value-type="string" office:string-value="'21266239049'" calcext:value-type="string">
            <text:p>'21266239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6];&quot;'&quot;)" office:value-type="string" office:string-value="'984365337'" calcext:value-type="string">
            <text:p>'9843653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267925</text:p>
          </table:table-cell>
          <table:table-cell table:number-columns-repeated="2" table:style-name="ce13" office:value-type="string" calcext:value-type="string">
            <text:p>95965050097</text:p>
          </table:table-cell>
          <table:table-cell table:style-name="ce37" office:value-type="string" calcext:value-type="string">
            <text:p>03322096017</text:p>
          </table:table-cell>
          <table:table-cell table:style-name="ce29" office:value-type="string" calcext:value-type="string">
            <text:p>Avó e neta. O telefone é da avó. Atualizei o telefone da neta no cadastro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3322096017, 95965050097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7];&quot;'&quot;)" office:value-type="string" office:string-value="'03322096017'" calcext:value-type="string">
            <text:p>'0332209601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7];&quot;'&quot;)" office:value-type="string" office:string-value="'984267925'" calcext:value-type="string">
            <text:p>'98426792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7];&quot;'&quot;)" office:value-type="string" office:string-value="'03322096017'" calcext:value-type="string">
            <text:p>'0332209601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7];&quot;'&quot;)" office:value-type="string" office:string-value="'984267925'" calcext:value-type="string">
            <text:p>'98426792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82770</text:p>
          </table:table-cell>
          <table:table-cell table:number-columns-repeated="2" table:style-name="ce13" office:value-type="string" calcext:value-type="string">
            <text:p>00192526090</text:p>
          </table:table-cell>
          <table:table-cell table:style-name="ce37" office:value-type="string" calcext:value-type="string">
            <text:p>44091966004</text:p>
          </table:table-cell>
          <table:table-cell table:style-name="ce29" office:value-type="string" calcext:value-type="string">
            <text:p>São cônjuges, Ambos não tem contrato em aberto. Sugiro manter no cadastro mais atualizado. Não foi possível identificar pelo whats nem ligação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192526090, 44091966004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8];&quot;'&quot;)" office:value-type="string" office:string-value="'44091966004'" calcext:value-type="string">
            <text:p>'44091966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8];&quot;'&quot;)" office:value-type="string" office:string-value="'996282770'" calcext:value-type="string">
            <text:p>'9962827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8];&quot;'&quot;)" office:value-type="string" office:string-value="'44091966004'" calcext:value-type="string">
            <text:p>'44091966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8];&quot;'&quot;)" office:value-type="string" office:string-value="'996282770'" calcext:value-type="string">
            <text:p>'9962827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73756</text:p>
          </table:table-cell>
          <table:table-cell table:number-columns-repeated="2" table:style-name="ce13" office:value-type="string" calcext:value-type="string">
            <text:p>24678724087</text:p>
          </table:table-cell>
          <table:table-cell table:style-name="ce37" office:value-type="string" calcext:value-type="string">
            <text:p>30559235020</text:p>
          </table:table-cell>
          <table:table-cell table:style-name="ce29" office:value-type="string" calcext:value-type="string">
            <text:p>Manter n° no cadastro com contrato em aberto, atualizado em 2022 e outro é de 2016. Telefone confirmado pelo histórico de cobrança.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24678724087, 30559235020</text:p>
          </table:table-cell>
          <table:table-cell table:style-name="ce53" office:value-type="string" calcext:value-type="string">
            <text:p>DELTASUL 06 - PALMEIRA DAS MISSOES, DELTASUL 94 - SANTIAG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9];&quot;'&quot;)" office:value-type="string" office:string-value="'30559235020'" calcext:value-type="string">
            <text:p>'30559235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39];&quot;'&quot;)" office:value-type="string" office:string-value="'999273756'" calcext:value-type="string">
            <text:p>'9992737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39];&quot;'&quot;)" office:value-type="string" office:string-value="'30559235020'" calcext:value-type="string">
            <text:p>'30559235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9];&quot;'&quot;)" office:value-type="string" office:string-value="'999273756'" calcext:value-type="string">
            <text:p>'9992737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18520</text:p>
          </table:table-cell>
          <table:table-cell table:number-columns-repeated="2" table:style-name="ce13" office:value-type="string" calcext:value-type="string">
            <text:p>00065626044</text:p>
          </table:table-cell>
          <table:table-cell table:style-name="ce37" office:value-type="string" calcext:value-type="string">
            <text:p>01599237008</text:p>
          </table:table-cell>
          <table:table-cell table:style-name="ce29" office:value-type="string" calcext:value-type="string">
            <text:p>Manter n° no cadastro com contrato em aberto, atualizado em 2022 o outro é de 2014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0065626044, 01599237008</text:p>
          </table:table-cell>
          <table:table-cell table:style-name="ce53" office:value-type="string" calcext:value-type="string">
            <text:p>DELTASUL 06 - PALMEIRA DAS MISSOES, DELTASUL 33 - SAO LUIZ GONZAG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0];&quot;'&quot;)" office:value-type="string" office:string-value="'01599237008'" calcext:value-type="string">
            <text:p>'0159923700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0];&quot;'&quot;)" office:value-type="string" office:string-value="'999918520'" calcext:value-type="string">
            <text:p>'9999185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0];&quot;'&quot;)" office:value-type="string" office:string-value="'01599237008'" calcext:value-type="string">
            <text:p>'01599237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0];&quot;'&quot;)" office:value-type="string" office:string-value="'999918520'" calcext:value-type="string">
            <text:p>'9999185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05902</text:p>
          </table:table-cell>
          <table:table-cell table:style-name="ce13" office:value-type="string" calcext:value-type="string">
            <text:p>02012641024</text:p>
          </table:table-cell>
          <table:table-cell table:style-name="ce13" office:value-type="string" calcext:value-type="string">
            <text:p>80357733053</text:p>
          </table:table-cell>
          <table:table-cell table:style-name="ce39" office:value-type="string" calcext:value-type="string">
            <text:p>02012641024</text:p>
          </table:table-cell>
          <table:table-cell table:style-name="ce29" office:value-type="string" calcext:value-type="string">
            <text:p>São cônjuges, o telefone é do esposo. Confirmado pelo histórico de cobrança. Cadastrei o número nas referências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02012641024, 80357733053</text:p>
          </table:table-cell>
          <table:table-cell table:style-name="ce53"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1];&quot;'&quot;)" office:value-type="string" office:string-value="'02012641024'" calcext:value-type="string">
            <text:p>'0201264102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1];&quot;'&quot;)" office:value-type="string" office:string-value="'999205902'" calcext:value-type="string">
            <text:p>'9992059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1];&quot;'&quot;)" office:value-type="string" office:string-value="'02012641024'" calcext:value-type="string">
            <text:p>'0201264102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1];&quot;'&quot;)" office:value-type="string" office:string-value="'999205902'" calcext:value-type="string">
            <text:p>'9992059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390748</text:p>
          </table:table-cell>
          <table:table-cell table:number-columns-repeated="2" table:style-name="ce13" office:value-type="string" calcext:value-type="string">
            <text:p>37268368020</text:p>
          </table:table-cell>
          <table:table-cell table:style-name="ce37" office:value-type="string" calcext:value-type="string">
            <text:p>90860624072</text:p>
          </table:table-cell>
          <table:table-cell table:style-name="ce29" office:value-type="string" calcext:value-type="string">
            <text:p>Mãe e filho. Cadastro do filho é de 2016 e da mãe atualizado em 2022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37268368020, 90860624072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2];&quot;'&quot;)" office:value-type="string" office:string-value="'90860624072'" calcext:value-type="string">
            <text:p>'90860624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2];&quot;'&quot;)" office:value-type="string" office:string-value="'984390748'" calcext:value-type="string">
            <text:p>'98439074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2];&quot;'&quot;)" office:value-type="string" office:string-value="'90860624072'" calcext:value-type="string">
            <text:p>'90860624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2];&quot;'&quot;)" office:value-type="string" office:string-value="'984390748'" calcext:value-type="string">
            <text:p>'98439074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049533</text:p>
          </table:table-cell>
          <table:table-cell table:number-columns-repeated="2" table:style-name="ce13" office:value-type="string" calcext:value-type="string">
            <text:p>51795256915</text:p>
          </table:table-cell>
          <table:table-cell table:style-name="ce37" office:value-type="string" calcext:value-type="string">
            <text:p>46025561087</text:p>
          </table:table-cell>
          <table:table-cell table:style-name="ce29" office:value-type="string" calcext:value-type="string">
            <text:p>Manter n° no cadastro com contrato em aberto, atualizado em 2022.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46025561087, 51795256915</text:p>
          </table:table-cell>
          <table:table-cell table:style-name="ce53" office:value-type="string" calcext:value-type="string">
            <text:p>DELTASUL 86 - SAO GABRIEL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3];&quot;'&quot;)" office:value-type="string" office:string-value="'46025561087'" calcext:value-type="string">
            <text:p>'46025561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3];&quot;'&quot;)" office:value-type="string" office:string-value="'999049533'" calcext:value-type="string">
            <text:p>'9990495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3];&quot;'&quot;)" office:value-type="string" office:string-value="'46025561087'" calcext:value-type="string">
            <text:p>'4602556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3];&quot;'&quot;)" office:value-type="string" office:string-value="'999049533'" calcext:value-type="string">
            <text:p>'9990495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21107</text:p>
          </table:table-cell>
          <table:table-cell table:style-name="ce13" office:value-type="string" calcext:value-type="string">
            <text:p>56827695034</text:p>
          </table:table-cell>
          <table:table-cell table:style-name="ce13" office:value-type="string" calcext:value-type="string">
            <text:p>56827679004</text:p>
          </table:table-cell>
          <table:table-cell table:style-name="ce39" office:value-type="string" calcext:value-type="string">
            <text:p>56827695034</text:p>
          </table:table-cell>
          <table:table-cell table:style-name="ce29" office:value-type="string" calcext:value-type="string">
            <text:p>Mãe e filha. O telefone da mãe estava junto no cadastro da filha que tem mais de um contato no cadastro. Salvei nas referencias o n° Telefone confirmado pelo histórico de cobrança. </text:p>
          </table:table-cell>
          <table:table-cell table:style-name="ce53" office:value-type="string" calcext:value-type="string">
            <text:p>DELTASUL 06 - PALMEIRA DAS MISSOES</text:p>
          </table:table-cell>
          <table:table-cell table:style-name="ce53" office:value-type="string" calcext:value-type="string">
            <text:p>56827679004, 56827695034</text:p>
          </table:table-cell>
          <table:table-cell table:style-name="ce53"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4];&quot;'&quot;)" office:value-type="string" office:string-value="'56827695034'" calcext:value-type="string">
            <text:p>'56827695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4];&quot;'&quot;)" office:value-type="string" office:string-value="'999621107'" calcext:value-type="string">
            <text:p>'9996211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4];&quot;'&quot;)" office:value-type="string" office:string-value="'56827695034'" calcext:value-type="string">
            <text:p>'56827695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4];&quot;'&quot;)" office:value-type="string" office:string-value="'999621107'" calcext:value-type="string">
            <text:p>'9996211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216246</text:p>
          </table:table-cell>
          <table:table-cell table:style-name="ce13" office:value-type="string" calcext:value-type="string">
            <text:p>91008417068</text:p>
          </table:table-cell>
          <table:table-cell table:style-name="ce13"/>
          <table:table-cell table:style-name="ce13" office:value-type="string" calcext:value-type="string">
            <text:p>'03759302050','91008417068</text:p>
          </table:table-cell>
          <table:table-cell table:style-name="ce29" office:value-type="string" calcext:value-type="string">
            <text:p>Neto e avó. Porém o número informado não pertence a nenhum dos dois. Confirmado por ligação. Titular do n° não conhece os clt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759302050, 91008417068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5];&quot;'&quot;)" office:value-type="string" office:string-value="''03759302050','91008417068'" calcext:value-type="string">
            <text:p>''03759302050','91008417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5];&quot;'&quot;)" office:value-type="string" office:string-value="'997216246'" calcext:value-type="string">
            <text:p>'99721624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5];&quot;'&quot;)" office:value-type="string" office:string-value="''03759302050','91008417068'" calcext:value-type="string">
            <text:p>''03759302050','91008417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5];&quot;'&quot;)" office:value-type="string" office:string-value="'997216246'" calcext:value-type="string">
            <text:p>'99721624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61927</text:p>
          </table:table-cell>
          <table:table-cell table:number-columns-repeated="2" table:style-name="ce13" office:value-type="string" calcext:value-type="string">
            <text:p>32652291068</text:p>
          </table:table-cell>
          <table:table-cell table:style-name="ce37" office:value-type="string" calcext:value-type="string">
            <text:p>02130433006</text:p>
          </table:table-cell>
          <table:table-cell table:style-name="ce29" office:value-type="string" calcext:value-type="string">
            <text:p>Manter n° no <text:s/>cadastro em aberto, atualizado em 2022. O outro cadastro é de 2019. Telefone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130433006, 32652291068</text:p>
          </table:table-cell>
          <table:table-cell office:value-type="string" calcext:value-type="string">
            <text:p>DELTASUL 134 - ALEGRETE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6];&quot;'&quot;)" office:value-type="string" office:string-value="'02130433006'" calcext:value-type="string">
            <text:p>'02130433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6];&quot;'&quot;)" office:value-type="string" office:string-value="'999961927'" calcext:value-type="string">
            <text:p>'9999619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6];&quot;'&quot;)" office:value-type="string" office:string-value="'02130433006'" calcext:value-type="string">
            <text:p>'02130433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6];&quot;'&quot;)" office:value-type="string" office:string-value="'999961927'" calcext:value-type="string">
            <text:p>'9999619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97010</text:p>
          </table:table-cell>
          <table:table-cell table:number-columns-repeated="2" table:style-name="ce13" office:value-type="string" calcext:value-type="string">
            <text:p>30881250015</text:p>
          </table:table-cell>
          <table:table-cell table:style-name="ce37" office:value-type="string" calcext:value-type="string">
            <text:p>50667629068</text:p>
          </table:table-cell>
          <table:table-cell table:style-name="ce29" office:value-type="string" calcext:value-type="string">
            <text:p>Manter n° no cadastro com contrato em aberto, atualizado em 2022 o outro é de 2014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0881250015, 50667629068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7];&quot;'&quot;)" office:value-type="string" office:string-value="'50667629068'" calcext:value-type="string">
            <text:p>'50667629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7];&quot;'&quot;)" office:value-type="string" office:string-value="'999997010'" calcext:value-type="string">
            <text:p>'9999970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7];&quot;'&quot;)" office:value-type="string" office:string-value="'50667629068'" calcext:value-type="string">
            <text:p>'5066762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7];&quot;'&quot;)" office:value-type="string" office:string-value="'999997010'" calcext:value-type="string">
            <text:p>'99999701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088293</text:p>
          </table:table-cell>
          <table:table-cell table:number-columns-repeated="2" table:style-name="ce13" office:value-type="string" calcext:value-type="string">
            <text:p>56817940087</text:p>
          </table:table-cell>
          <table:table-cell table:style-name="ce37" office:value-type="string" calcext:value-type="string">
            <text:p>58340262068</text:p>
          </table:table-cell>
          <table:table-cell table:style-name="ce29" office:value-type="string" calcext:value-type="string">
            <text:p>São cônjuges. O telefone é da esposa confirmado pelo whats. Atualizei telefone do esposo no cadastro dele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56817940087, 58340262068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8];&quot;'&quot;)" office:value-type="string" office:string-value="'58340262068'" calcext:value-type="string">
            <text:p>'58340262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8];&quot;'&quot;)" office:value-type="string" office:string-value="'996088293'" calcext:value-type="string">
            <text:p>'9960882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8];&quot;'&quot;)" office:value-type="string" office:string-value="'58340262068'" calcext:value-type="string">
            <text:p>'58340262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8];&quot;'&quot;)" office:value-type="string" office:string-value="'996088293'" calcext:value-type="string">
            <text:p>'9960882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927720</text:p>
          </table:table-cell>
          <table:table-cell table:number-columns-repeated="2" table:style-name="ce13" office:value-type="string" calcext:value-type="string">
            <text:p>51693593068</text:p>
          </table:table-cell>
          <table:table-cell table:style-name="ce37" office:value-type="string" calcext:value-type="string">
            <text:p>03326974019</text:p>
          </table:table-cell>
          <table:table-cell table:style-name="ce29" office:value-type="string" calcext:value-type="string">
            <text:p>Manter n° no <text:s/>cadastro em aberto, atualizado em 2022. O outro cadastro é de 2017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326974019, 51693593068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9];&quot;'&quot;)" office:value-type="string" office:string-value="'03326974019'" calcext:value-type="string">
            <text:p>'0332697401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49];&quot;'&quot;)" office:value-type="string" office:string-value="'999927720'" calcext:value-type="string">
            <text:p>'9999277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49];&quot;'&quot;)" office:value-type="string" office:string-value="'03326974019'" calcext:value-type="string">
            <text:p>'0332697401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9];&quot;'&quot;)" office:value-type="string" office:string-value="'999927720'" calcext:value-type="string">
            <text:p>'9999277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66729</text:p>
          </table:table-cell>
          <table:table-cell table:style-name="ce13" office:value-type="string" calcext:value-type="string">
            <text:p>02924621070</text:p>
          </table:table-cell>
          <table:table-cell table:style-name="ce13" office:value-type="string" calcext:value-type="string">
            <text:p>04375470003</text:p>
          </table:table-cell>
          <table:table-cell table:style-name="ce39" office:value-type="string" calcext:value-type="string">
            <text:p>02924621070</text:p>
          </table:table-cell>
          <table:table-cell table:style-name="ce29" office:value-type="string" calcext:value-type="string">
            <text:p>São namorados. O telefone é da namorada, telefone confirmado pelo whats. Atualizei o telefone dele no cadastro <text:s/>e o n° dela como referênci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924621070, 04375470003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0];&quot;'&quot;)" office:value-type="string" office:string-value="'02924621070'" calcext:value-type="string">
            <text:p>'0292462107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0];&quot;'&quot;)" office:value-type="string" office:string-value="'996666729'" calcext:value-type="string">
            <text:p>'9966667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0];&quot;'&quot;)" office:value-type="string" office:string-value="'02924621070'" calcext:value-type="string">
            <text:p>'02924621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0];&quot;'&quot;)" office:value-type="string" office:string-value="'996666729'" calcext:value-type="string">
            <text:p>'9966667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11145</text:p>
          </table:table-cell>
          <table:table-cell table:number-columns-repeated="2" table:style-name="ce13" office:value-type="string" calcext:value-type="string">
            <text:p>03340153086</text:p>
          </table:table-cell>
          <table:table-cell table:style-name="ce37" office:value-type="string" calcext:value-type="string">
            <text:p>04780190096</text:p>
          </table:table-cell>
          <table:table-cell table:style-name="ce29" office:value-type="string" calcext:value-type="string">
            <text:p>Manter n° no <text:s/>cadastro em aberto, atualizado em 2022. O outro cadastro é de 2017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340153086, 04780190096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1];&quot;'&quot;)" office:value-type="string" office:string-value="'04780190096'" calcext:value-type="string">
            <text:p>'0478019009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1];&quot;'&quot;)" office:value-type="string" office:string-value="'999111145'" calcext:value-type="string">
            <text:p>'9991111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1];&quot;'&quot;)" office:value-type="string" office:string-value="'04780190096'" calcext:value-type="string">
            <text:p>'0478019009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1];&quot;'&quot;)" office:value-type="string" office:string-value="'999111145'" calcext:value-type="string">
            <text:p>'9991111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35414</text:p>
          </table:table-cell>
          <table:table-cell table:number-columns-repeated="2" table:style-name="ce13" office:value-type="string" calcext:value-type="string">
            <text:p>03446796088</text:p>
          </table:table-cell>
          <table:table-cell table:style-name="ce37" office:value-type="string" calcext:value-type="string">
            <text:p>02891515030</text:p>
          </table:table-cell>
          <table:table-cell table:style-name="ce29" office:value-type="string" calcext:value-type="string">
            <text:p>Manter n° no <text:s/>cadastro em aberto, atualizado em 11/2022. O outro cadastro é de 2014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891515030, 03446796088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2];&quot;'&quot;)" office:value-type="string" office:string-value="'02891515030'" calcext:value-type="string">
            <text:p>'02891515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2];&quot;'&quot;)" office:value-type="string" office:string-value="'999835414'" calcext:value-type="string">
            <text:p>'999835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2];&quot;'&quot;)" office:value-type="string" office:string-value="'02891515030'" calcext:value-type="string">
            <text:p>'02891515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2];&quot;'&quot;)" office:value-type="string" office:string-value="'999835414'" calcext:value-type="string">
            <text:p>'9998354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283377</text:p>
          </table:table-cell>
          <table:table-cell table:style-name="ce24" office:value-type="float" office:value="1474978096" calcext:value-type="float">
            <text:p>1474978096</text:p>
          </table:table-cell>
          <table:table-cell table:style-name="ce24" office:value-type="float" office:value="2043674099" calcext:value-type="float">
            <text:p>2043674099</text:p>
          </table:table-cell>
          <table:table-cell table:style-name="ce48" office:value-type="string" calcext:value-type="string">
            <text:p>01474978096</text:p>
          </table:table-cell>
          <table:table-cell table:style-name="ce53" office:value-type="string" calcext:value-type="string">
            <text:p>Manter n° no <text:s/>cadastro em aberto, atualizado em 02/2022. O outro cadastro é de 2018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474978096, 02043674099</text:p>
          </table:table-cell>
          <table:table-cell office:value-type="string" calcext:value-type="string">
            <text:p>DELTASUL 06 - PALMEIRA DAS MISSOES, DELTASUL 89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3];&quot;'&quot;)" office:value-type="string" office:string-value="'01474978096'" calcext:value-type="string">
            <text:p>'0147497809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3];&quot;'&quot;)" office:value-type="string" office:string-value="'984283377'" calcext:value-type="string">
            <text:p>'9842833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3];&quot;'&quot;)" office:value-type="string" office:string-value="'01474978096'" calcext:value-type="string">
            <text:p>'0147497809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3];&quot;'&quot;)" office:value-type="string" office:string-value="'984283377'" calcext:value-type="string">
            <text:p>'9842833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711404</text:p>
          </table:table-cell>
          <table:table-cell table:style-name="ce13" office:value-type="string" calcext:value-type="string">
            <text:p>01999234006</text:p>
          </table:table-cell>
          <table:table-cell table:style-name="ce24" office:value-type="float" office:value="1999234006" calcext:value-type="float">
            <text:p>1999234006</text:p>
          </table:table-cell>
          <table:table-cell table:style-name="ce37" office:value-type="float" office:value="55547214000" calcext:value-type="float">
            <text:p>55547214000</text:p>
          </table:table-cell>
          <table:table-cell table:style-name="ce49" office:value-type="string" calcext:value-type="string">
            <text:p>Mãe e filha. O telefone é da filha. Telefone confirmado pelas referência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999234006, 55547214000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4];&quot;'&quot;)" office:value-type="string" office:string-value="'55547214000'" calcext:value-type="string">
            <text:p>'55547214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4];&quot;'&quot;)" office:value-type="string" office:string-value="'984711404'" calcext:value-type="string">
            <text:p>'98471140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4];&quot;'&quot;)" office:value-type="string" office:string-value="'55547214000'" calcext:value-type="string">
            <text:p>'5554721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4];&quot;'&quot;)" office:value-type="string" office:string-value="'984711404'" calcext:value-type="string">
            <text:p>'98471140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25257</text:p>
          </table:table-cell>
          <table:table-cell table:style-name="ce13" office:value-type="string" calcext:value-type="string">
            <text:p>02343951098</text:p>
          </table:table-cell>
          <table:table-cell table:style-name="ce13" office:value-type="string" calcext:value-type="string">
            <text:p>02414178051</text:p>
          </table:table-cell>
          <table:table-cell table:style-name="ce39" office:value-type="string" calcext:value-type="string">
            <text:p>02343951098</text:p>
          </table:table-cell>
          <table:table-cell table:style-name="ce29" office:value-type="string" calcext:value-type="string">
            <text:p>São namorados. O telefone é do namorado, confirmado pelo whats. Atualizei o n° da namorada no cadastro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343951098, 02414178051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5];&quot;'&quot;)" office:value-type="string" office:string-value="'02343951098'" calcext:value-type="string">
            <text:p>'0234395109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5];&quot;'&quot;)" office:value-type="string" office:string-value="'996625257'" calcext:value-type="string">
            <text:p>'9966252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5];&quot;'&quot;)" office:value-type="string" office:string-value="'02343951098'" calcext:value-type="string">
            <text:p>'0234395109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5];&quot;'&quot;)" office:value-type="string" office:string-value="'996625257'" calcext:value-type="string">
            <text:p>'9966252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46206</text:p>
          </table:table-cell>
          <table:table-cell table:style-name="ce13" office:value-type="string" calcext:value-type="string">
            <text:p>60428554091</text:p>
          </table:table-cell>
          <table:table-cell table:style-name="ce13" office:value-type="string" calcext:value-type="string">
            <text:p>49951394000</text:p>
          </table:table-cell>
          <table:table-cell table:style-name="ce39" office:value-type="string" calcext:value-type="string">
            <text:p>60428554091</text:p>
          </table:table-cell>
          <table:table-cell table:style-name="ce29" office:value-type="string" calcext:value-type="string">
            <text:p>São cônjuges. Telefone é da esposa. Esposo (falecido). Telefone confirmado pelo whats;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49951394000, 60428554091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6];&quot;'&quot;)" office:value-type="string" office:string-value="'60428554091'" calcext:value-type="string">
            <text:p>'60428554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6];&quot;'&quot;)" office:value-type="string" office:string-value="'999846206'" calcext:value-type="string">
            <text:p>'9998462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6];&quot;'&quot;)" office:value-type="string" office:string-value="'60428554091'" calcext:value-type="string">
            <text:p>'60428554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6];&quot;'&quot;)" office:value-type="string" office:string-value="'999846206'" calcext:value-type="string">
            <text:p>'9998462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55102</text:p>
          </table:table-cell>
          <table:table-cell table:number-columns-repeated="2" table:style-name="ce13" office:value-type="string" calcext:value-type="string">
            <text:p>00175516090</text:p>
          </table:table-cell>
          <table:table-cell table:style-name="ce37" office:value-type="string" calcext:value-type="string">
            <text:p>71660534020</text:p>
          </table:table-cell>
          <table:table-cell table:style-name="ce29" office:value-type="string" calcext:value-type="string">
            <text:p>Manter n° no cadastro com contrato em aberto, atualizado em 2022 e outro é de 2010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175516090, 71660534020</text:p>
          </table:table-cell>
          <table:table-cell office:value-type="string" calcext:value-type="string">
            <text:p>DELTASUL 06 - PALMEIRA DAS MISSOES, DELTASUL 68 - RIO PARD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7];&quot;'&quot;)" office:value-type="string" office:string-value="'71660534020'" calcext:value-type="string">
            <text:p>'71660534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7];&quot;'&quot;)" office:value-type="string" office:string-value="'999455102'" calcext:value-type="string">
            <text:p>'9994551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7];&quot;'&quot;)" office:value-type="string" office:string-value="'71660534020'" calcext:value-type="string">
            <text:p>'7166053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7];&quot;'&quot;)" office:value-type="string" office:string-value="'999455102'" calcext:value-type="string">
            <text:p>'9994551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054144</text:p>
          </table:table-cell>
          <table:table-cell table:number-columns-repeated="2" table:style-name="ce13" office:value-type="string" calcext:value-type="string">
            <text:p>00673119033</text:p>
          </table:table-cell>
          <table:table-cell table:style-name="ce37" office:value-type="string" calcext:value-type="string">
            <text:p>27982386091</text:p>
          </table:table-cell>
          <table:table-cell table:style-name="ce29" office:value-type="string" calcext:value-type="string">
            <text:p>Manter n° no cadastro com contrato em aberto, atualizado em 11/22 o outro é de 2018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673119033, 27982386091</text:p>
          </table:table-cell>
          <table:table-cell office:value-type="string" calcext:value-type="string">
            <text:p>DELTASUL 06 - PALMEIRA DAS MISSOES, DELTASUL 33 - SAO LUIZ GONZAG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8];&quot;'&quot;)" office:value-type="string" office:string-value="'27982386091'" calcext:value-type="string">
            <text:p>'27982386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8];&quot;'&quot;)" office:value-type="string" office:string-value="'996054144'" calcext:value-type="string">
            <text:p>'9960541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8];&quot;'&quot;)" office:value-type="string" office:string-value="'27982386091'" calcext:value-type="string">
            <text:p>'27982386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8];&quot;'&quot;)" office:value-type="string" office:string-value="'996054144'" calcext:value-type="string">
            <text:p>'9960541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77966</text:p>
          </table:table-cell>
          <table:table-cell table:number-columns-repeated="2" table:style-name="ce13" office:value-type="string" calcext:value-type="string">
            <text:p>60432543015</text:p>
          </table:table-cell>
          <table:table-cell table:style-name="ce37" office:value-type="string" calcext:value-type="string">
            <text:p>35929910006</text:p>
          </table:table-cell>
          <table:table-cell table:style-name="ce29" office:value-type="string" calcext:value-type="string">
            <text:p>Manter n° no cadastro em aberto, atualizado em 2022 e outro é cadastro básico de 2015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5929910006, 60432543015</text:p>
          </table:table-cell>
          <table:table-cell office:value-type="string" calcext:value-type="string">
            <text:p>DELTASUL 46 - SANTA MARI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9];&quot;'&quot;)" office:value-type="string" office:string-value="'35929910006'" calcext:value-type="string">
            <text:p>'35929910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59];&quot;'&quot;)" office:value-type="string" office:string-value="'999777966'" calcext:value-type="string">
            <text:p>'99977796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59];&quot;'&quot;)" office:value-type="string" office:string-value="'35929910006'" calcext:value-type="string">
            <text:p>'3592991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9];&quot;'&quot;)" office:value-type="string" office:string-value="'999777966'" calcext:value-type="string">
            <text:p>'99977796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03410</text:p>
          </table:table-cell>
          <table:table-cell table:style-name="ce24" office:value-type="float" office:value="51693763087" calcext:value-type="float">
            <text:p>51693763087</text:p>
          </table:table-cell>
          <table:table-cell table:style-name="ce24" office:value-type="float" office:value="71522140000" calcext:value-type="float">
            <text:p>71522140000</text:p>
          </table:table-cell>
          <table:table-cell table:style-name="ce37" office:value-type="float" office:value="51693763087" calcext:value-type="float">
            <text:p>51693763087</text:p>
          </table:table-cell>
          <table:table-cell table:style-name="ce49" office:value-type="string" calcext:value-type="string">
            <text:p>Mãe e filha. Telefone é da filha. Confirmado pelo histórico de cobrança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51693763087, 71522140000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0];&quot;'&quot;)" office:value-type="string" office:string-value="'51693763087'" calcext:value-type="string">
            <text:p>'51693763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0];&quot;'&quot;)" office:value-type="string" office:string-value="'999103410'" calcext:value-type="string">
            <text:p>'9991034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0];&quot;'&quot;)" office:value-type="string" office:string-value="'51693763087'" calcext:value-type="string">
            <text:p>'5169376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0];&quot;'&quot;)" office:value-type="string" office:string-value="'999103410'" calcext:value-type="string">
            <text:p>'99910341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33358</text:p>
          </table:table-cell>
          <table:table-cell table:number-columns-repeated="2" table:style-name="ce13" office:value-type="string" calcext:value-type="string">
            <text:p>00210082054</text:p>
          </table:table-cell>
          <table:table-cell table:style-name="ce37" office:value-type="string" calcext:value-type="string">
            <text:p>00270073086</text:p>
          </table:table-cell>
          <table:table-cell table:style-name="ce29" office:value-type="string" calcext:value-type="string">
            <text:p>Mãe e filho. O telefone é do filho. Telefone confirmado pelas referências cadastrada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210082054, 00270073086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1];&quot;'&quot;)" office:value-type="string" office:string-value="'00270073086'" calcext:value-type="string">
            <text:p>'0027007308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1];&quot;'&quot;)" office:value-type="string" office:string-value="'999833358'" calcext:value-type="string">
            <text:p>'99983335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1];&quot;'&quot;)" office:value-type="string" office:string-value="'00270073086'" calcext:value-type="string">
            <text:p>'0027007308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1];&quot;'&quot;)" office:value-type="string" office:string-value="'999833358'" calcext:value-type="string">
            <text:p>'99983335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60776</text:p>
          </table:table-cell>
          <table:table-cell table:style-name="ce13" office:value-type="string" calcext:value-type="string">
            <text:p>72275464034</text:p>
          </table:table-cell>
          <table:table-cell table:style-name="ce13" office:value-type="string" calcext:value-type="string">
            <text:p>00926293001</text:p>
          </table:table-cell>
          <table:table-cell table:style-name="ce39" office:value-type="string" calcext:value-type="string">
            <text:p>72275464034</text:p>
          </table:table-cell>
          <table:table-cell table:style-name="ce29" office:value-type="string" calcext:value-type="string">
            <text:p>Avó e neta. O telefone é da neta. Confirmado pelas referências cadastradas e pelo whats. Avó já tem o n° da neta nas referência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926293001, 72275464034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2];&quot;'&quot;)" office:value-type="string" office:string-value="'72275464034'" calcext:value-type="string">
            <text:p>'72275464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2];&quot;'&quot;)" office:value-type="string" office:string-value="'996760776'" calcext:value-type="string">
            <text:p>'9967607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2];&quot;'&quot;)" office:value-type="string" office:string-value="'72275464034'" calcext:value-type="string">
            <text:p>'72275464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2];&quot;'&quot;)" office:value-type="string" office:string-value="'996760776'" calcext:value-type="string">
            <text:p>'99676077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08685</text:p>
          </table:table-cell>
          <table:table-cell table:number-columns-repeated="2" table:style-name="ce13" office:value-type="string" calcext:value-type="string">
            <text:p>46059105068</text:p>
          </table:table-cell>
          <table:table-cell table:style-name="ce37" office:value-type="string" calcext:value-type="string">
            <text:p>02443571025</text:p>
          </table:table-cell>
          <table:table-cell table:style-name="ce29" office:value-type="string" calcext:value-type="string">
            <text:p>São cônjuges, telefone é do esposo. Atualizei cadastro da esposa com n° novo. Telefone confirmado pelo what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443571025, 46059105068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3];&quot;'&quot;)" office:value-type="string" office:string-value="'02443571025'" calcext:value-type="string">
            <text:p>'0244357102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3];&quot;'&quot;)" office:value-type="string" office:string-value="'996708685'" calcext:value-type="string">
            <text:p>'9967086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3];&quot;'&quot;)" office:value-type="string" office:string-value="'02443571025'" calcext:value-type="string">
            <text:p>'0244357102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3];&quot;'&quot;)" office:value-type="string" office:string-value="'996708685'" calcext:value-type="string">
            <text:p>'9967086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506793</text:p>
          </table:table-cell>
          <table:table-cell table:number-columns-repeated="2" table:style-name="ce13" office:value-type="string" calcext:value-type="string">
            <text:p>93621205004</text:p>
          </table:table-cell>
          <table:table-cell table:style-name="ce37" office:value-type="string" calcext:value-type="string">
            <text:p>60356804020</text:p>
          </table:table-cell>
          <table:table-cell table:style-name="ce29" office:value-type="string" calcext:value-type="string">
            <text:p>O telefone é da clt com contrato em aberto. Telefone confirmado pelo histórico de cobrança. (Os clts se conheciam o Sr. Saul, alugava a casa pra Vera, e tinha o n° dela no cadastr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0356804020, 93621205004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4];&quot;'&quot;)" office:value-type="string" office:string-value="'60356804020'" calcext:value-type="string">
            <text:p>'60356804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4];&quot;'&quot;)" office:value-type="string" office:string-value="'996506793'" calcext:value-type="string">
            <text:p>'9965067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4];&quot;'&quot;)" office:value-type="string" office:string-value="'60356804020'" calcext:value-type="string">
            <text:p>'6035680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4];&quot;'&quot;)" office:value-type="string" office:string-value="'996506793'" calcext:value-type="string">
            <text:p>'9965067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166242</text:p>
          </table:table-cell>
          <table:table-cell table:number-columns-repeated="2" table:style-name="ce13" office:value-type="string" calcext:value-type="string">
            <text:p>39462285004</text:p>
          </table:table-cell>
          <table:table-cell table:style-name="ce37" office:value-type="string" calcext:value-type="string">
            <text:p>93872534068</text:p>
          </table:table-cell>
          <table:table-cell table:style-name="ce29" office:value-type="string" calcext:value-type="string">
            <text:p>São cônjuges. Aparentemente possuem apenas um telefone pra contato. Sugiro salvar no cadastro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9462285004, 93872534068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5];&quot;'&quot;)" office:value-type="string" office:string-value="'93872534068'" calcext:value-type="string">
            <text:p>'93872534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5];&quot;'&quot;)" office:value-type="string" office:string-value="'984166242'" calcext:value-type="string">
            <text:p>'98416624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5];&quot;'&quot;)" office:value-type="string" office:string-value="'93872534068'" calcext:value-type="string">
            <text:p>'93872534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5];&quot;'&quot;)" office:value-type="string" office:string-value="'984166242'" calcext:value-type="string">
            <text:p>'98416624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676882</text:p>
          </table:table-cell>
          <table:table-cell table:number-columns-repeated="2" table:style-name="ce13" office:value-type="string" calcext:value-type="string">
            <text:p>03418078001</text:p>
          </table:table-cell>
          <table:table-cell table:style-name="ce37" office:value-type="string" calcext:value-type="string">
            <text:p>56813678000</text:p>
          </table:table-cell>
          <table:table-cell table:style-name="ce29" office:value-type="string" calcext:value-type="string">
            <text:p>Manter n° no cadastro com contrato em aberto, (cliente falecida). Telefone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418078001, 56813678000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6];&quot;'&quot;)" office:value-type="string" office:string-value="'56813678000'" calcext:value-type="string">
            <text:p>'56813678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6];&quot;'&quot;)" office:value-type="string" office:string-value="'984676882'" calcext:value-type="string">
            <text:p>'9846768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6];&quot;'&quot;)" office:value-type="string" office:string-value="'56813678000'" calcext:value-type="string">
            <text:p>'56813678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6];&quot;'&quot;)" office:value-type="string" office:string-value="'984676882'" calcext:value-type="string">
            <text:p>'98467688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46249</text:p>
          </table:table-cell>
          <table:table-cell table:style-name="ce13" office:value-type="string" calcext:value-type="string">
            <text:p>61644439034</text:p>
          </table:table-cell>
          <table:table-cell table:style-name="ce13" office:value-type="string" calcext:value-type="string">
            <text:p>01170552048</text:p>
          </table:table-cell>
          <table:table-cell table:style-name="ce39" office:value-type="string" calcext:value-type="string">
            <text:p>61644439034</text:p>
          </table:table-cell>
          <table:table-cell table:style-name="ce29" office:value-type="string" calcext:value-type="string">
            <text:p>São cônjuges, Telefone é da esposa, atualizei o cadastro com o n° novo que a esposa informou. Telefone confirmado por ligação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170552048, 61644439034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7];&quot;'&quot;)" office:value-type="string" office:string-value="'61644439034'" calcext:value-type="string">
            <text:p>'6164443903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7];&quot;'&quot;)" office:value-type="string" office:string-value="'996246249'" calcext:value-type="string">
            <text:p>'9962462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7];&quot;'&quot;)" office:value-type="string" office:string-value="'61644439034'" calcext:value-type="string">
            <text:p>'61644439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7];&quot;'&quot;)" office:value-type="string" office:string-value="'996246249'" calcext:value-type="string">
            <text:p>'9962462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256397</text:p>
          </table:table-cell>
          <table:table-cell table:number-columns-repeated="2" table:style-name="ce13" office:value-type="string" calcext:value-type="string">
            <text:p>00062327011</text:p>
          </table:table-cell>
          <table:table-cell table:style-name="ce37" office:value-type="string" calcext:value-type="string">
            <text:p>00488160006</text:p>
          </table:table-cell>
          <table:table-cell table:style-name="ce29" office:value-type="string" calcext:value-type="string">
            <text:p>Manter n° no cadastro com contrato em aberto, atualizado em 11/22 e outro é cadastro básico de 2021( somente compra a vista)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062327011, 00488160006</text:p>
          </table:table-cell>
          <table:table-cell office:value-type="string" calcext:value-type="string">
            <text:p>DELTASUL 06 - PALMEIRA DAS MISSOES, DELTASUL 100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8];&quot;'&quot;)" office:value-type="string" office:string-value="'00488160006'" calcext:value-type="string">
            <text:p>'00488160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8];&quot;'&quot;)" office:value-type="string" office:string-value="'996256397'" calcext:value-type="string">
            <text:p>'99625639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8];&quot;'&quot;)" office:value-type="string" office:string-value="'00488160006'" calcext:value-type="string">
            <text:p>'0048816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8];&quot;'&quot;)" office:value-type="string" office:string-value="'996256397'" calcext:value-type="string">
            <text:p>'99625639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41060</text:p>
          </table:table-cell>
          <table:table-cell table:style-name="ce13" office:value-type="string" calcext:value-type="string">
            <text:p>65556909091</text:p>
          </table:table-cell>
          <table:table-cell table:style-name="ce29"/>
          <table:table-cell table:style-name="ce13" office:value-type="string" calcext:value-type="string">
            <text:p>'57624909049','65556909091</text:p>
          </table:table-cell>
          <table:table-cell table:style-name="ce29" office:value-type="string" calcext:value-type="string">
            <text:p>O telefone não é de nenhum dos clientes. Confirmado por ligação. Titular do n° não conhece nenhum dos cliente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57624909049, 65556909091</text:p>
          </table:table-cell>
          <table:table-cell office:value-type="string" calcext:value-type="string">
            <text:p>DELTASUL 03 - SANTO AUGUST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9];&quot;'&quot;)" office:value-type="string" office:string-value="''57624909049','65556909091'" calcext:value-type="string">
            <text:p>''57624909049','65556909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69];&quot;'&quot;)" office:value-type="string" office:string-value="'999641060'" calcext:value-type="string">
            <text:p>'99964106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69];&quot;'&quot;)" office:value-type="string" office:string-value="''57624909049','65556909091'" calcext:value-type="string">
            <text:p>''57624909049','65556909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9];&quot;'&quot;)" office:value-type="string" office:string-value="'999641060'" calcext:value-type="string">
            <text:p>'99964106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57345</text:p>
          </table:table-cell>
          <table:table-cell table:style-name="ce24" office:value-type="float" office:value="3358166066" calcext:value-type="float">
            <text:p>3358166066</text:p>
          </table:table-cell>
          <table:table-cell table:style-name="ce49"/>
          <table:table-cell table:style-name="ce13" office:value-type="string" calcext:value-type="string">
            <text:p>03358166066,21349630004*</text:p>
          </table:table-cell>
          <table:table-cell table:style-name="ce49" office:value-type="string" calcext:value-type="string">
            <text:p>O número não é de nenhum dos clientes. Os dois clientes são avó e neto. O telefone é da namorada do neto. Confirmado pelo whats; Salvei n° dela nas referências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358166066, 21349630004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0];&quot;'&quot;)" office:value-type="string" office:string-value="'03358166066,21349630004*'" calcext:value-type="string">
            <text:p>'03358166066,21349630004*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0];&quot;'&quot;)" office:value-type="string" office:string-value="'999657345'" calcext:value-type="string">
            <text:p>'9996573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0];&quot;'&quot;)" office:value-type="string" office:string-value="'03358166066,21349630004*'" calcext:value-type="string">
            <text:p>'03358166066,21349630004*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0];&quot;'&quot;)" office:value-type="string" office:string-value="'999657345'" calcext:value-type="string">
            <text:p>'9996573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548340</text:p>
          </table:table-cell>
          <table:table-cell table:number-columns-repeated="2" table:style-name="ce13" office:value-type="string" calcext:value-type="string">
            <text:p>96636076020</text:p>
          </table:table-cell>
          <table:table-cell table:style-name="ce37" office:value-type="string" calcext:value-type="string">
            <text:p>83111530000</text:p>
          </table:table-cell>
          <table:table-cell table:style-name="ce29" office:value-type="string" calcext:value-type="string">
            <text:p>Manter n° no cadastro com contrato em aberto. Atualizado em 2022 e outro é de 2015. Telefone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83111530000, 96636076020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1];&quot;'&quot;)" office:value-type="string" office:string-value="'83111530000'" calcext:value-type="string">
            <text:p>'83111530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1];&quot;'&quot;)" office:value-type="string" office:string-value="'984548340'" calcext:value-type="string">
            <text:p>'9845483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1];&quot;'&quot;)" office:value-type="string" office:string-value="'83111530000'" calcext:value-type="string">
            <text:p>'8311153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1];&quot;'&quot;)" office:value-type="string" office:string-value="'984548340'" calcext:value-type="string">
            <text:p>'9845483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42097</text:p>
          </table:table-cell>
          <table:table-cell table:number-columns-repeated="2" table:style-name="ce13" office:value-type="string" calcext:value-type="string">
            <text:p>81818335034</text:p>
          </table:table-cell>
          <table:table-cell table:style-name="ce37" office:value-type="string" calcext:value-type="string">
            <text:p>99352435087</text:p>
          </table:table-cell>
          <table:table-cell table:style-name="ce29" office:value-type="string" calcext:value-type="string">
            <text:p>Manter n° no cadastro com contrato em aberto. Atualizado em 12/22 e outro é de 2020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81818335034, 99352435087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2];&quot;'&quot;)" office:value-type="string" office:string-value="'99352435087'" calcext:value-type="string">
            <text:p>'99352435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2];&quot;'&quot;)" office:value-type="string" office:string-value="'996742097'" calcext:value-type="string">
            <text:p>'99674209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2];&quot;'&quot;)" office:value-type="string" office:string-value="'99352435087'" calcext:value-type="string">
            <text:p>'99352435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2];&quot;'&quot;)" office:value-type="string" office:string-value="'996742097'" calcext:value-type="string">
            <text:p>'99674209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73938</text:p>
          </table:table-cell>
          <table:table-cell table:number-columns-repeated="2" table:style-name="ce13" office:value-type="string" calcext:value-type="string">
            <text:p>61643394053</text:p>
          </table:table-cell>
          <table:table-cell table:style-name="ce37" office:value-type="string" calcext:value-type="string">
            <text:p>03267114063</text:p>
          </table:table-cell>
          <table:table-cell table:style-name="ce29" office:value-type="string" calcext:value-type="string">
            <text:p>Pai e filho. De acordo com a ultima atualização nas referências o telefone é do pai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267114063, 61643394053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3];&quot;'&quot;)" office:value-type="string" office:string-value="'03267114063'" calcext:value-type="string">
            <text:p>'0326711406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3];&quot;'&quot;)" office:value-type="string" office:string-value="'996173938'" calcext:value-type="string">
            <text:p>'9961739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3];&quot;'&quot;)" office:value-type="string" office:string-value="'03267114063'" calcext:value-type="string">
            <text:p>'0326711406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3];&quot;'&quot;)" office:value-type="string" office:string-value="'996173938'" calcext:value-type="string">
            <text:p>'9961739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83892</text:p>
          </table:table-cell>
          <table:table-cell table:number-columns-repeated="2" table:style-name="ce13" office:value-type="string" calcext:value-type="string">
            <text:p>02905265078</text:p>
          </table:table-cell>
          <table:table-cell table:style-name="ce37" office:value-type="string" calcext:value-type="string">
            <text:p>01948368005</text:p>
          </table:table-cell>
          <table:table-cell table:style-name="ce29" office:value-type="string" calcext:value-type="string">
            <text:p>Manter n° no cadastro com contrato em aberto. Atualizado em 05/22 outro cadastro é básico sem data de atualizaçã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948368005, 02905265078</text:p>
          </table:table-cell>
          <table:table-cell office:value-type="string" calcext:value-type="string">
            <text:p>DELTASUL 42 - SANTIA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4];&quot;'&quot;)" office:value-type="string" office:string-value="'01948368005'" calcext:value-type="string">
            <text:p>'0194836800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4];&quot;'&quot;)" office:value-type="string" office:string-value="'999483892'" calcext:value-type="string">
            <text:p>'99948389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4];&quot;'&quot;)" office:value-type="string" office:string-value="'01948368005'" calcext:value-type="string">
            <text:p>'0194836800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4];&quot;'&quot;)" office:value-type="string" office:string-value="'999483892'" calcext:value-type="string">
            <text:p>'99948389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445573</text:p>
          </table:table-cell>
          <table:table-cell table:number-columns-repeated="2" table:style-name="ce13" office:value-type="string" calcext:value-type="string">
            <text:p>93521081087</text:p>
          </table:table-cell>
          <table:table-cell table:style-name="ce39" office:value-type="string" calcext:value-type="string">
            <text:p>60428910068</text:p>
          </table:table-cell>
          <table:table-cell table:style-name="ce29" office:value-type="string" calcext:value-type="string">
            <text:p>São cônjuges. Ambos possuem contrato em aberto. Sugiro manter o n° no cadastro da esposa pois no cad dela tem outro n° indicando ser do esposo. Atualizei o cadastro dele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0428910068, 93521081087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5];&quot;'&quot;)" office:value-type="string" office:string-value="'60428910068'" calcext:value-type="string">
            <text:p>'60428910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5];&quot;'&quot;)" office:value-type="string" office:string-value="'984445573'" calcext:value-type="string">
            <text:p>'9844455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5];&quot;'&quot;)" office:value-type="string" office:string-value="'60428910068'" calcext:value-type="string">
            <text:p>'60428910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5];&quot;'&quot;)" office:value-type="string" office:string-value="'984445573'" calcext:value-type="string">
            <text:p>'9844455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25213</text:p>
          </table:table-cell>
          <table:table-cell table:number-columns-repeated="2" table:style-name="ce13" office:value-type="string" calcext:value-type="string">
            <text:p>88856054000</text:p>
          </table:table-cell>
          <table:table-cell table:style-name="ce37" office:value-type="string" calcext:value-type="string">
            <text:p>60422122068</text:p>
          </table:table-cell>
          <table:table-cell table:style-name="ce29" office:value-type="string" calcext:value-type="string">
            <text:p>Mãe e filho. O telefone é do filho. Cadastro atualizado em 09/22, o cadastro da mãe é de 2014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0422122068, 88856054000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6];&quot;'&quot;)" office:value-type="string" office:string-value="'60422122068'" calcext:value-type="string">
            <text:p>'6042212206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6];&quot;'&quot;)" office:value-type="string" office:string-value="'996625213'" calcext:value-type="string">
            <text:p>'9966252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6];&quot;'&quot;)" office:value-type="string" office:string-value="'60422122068'" calcext:value-type="string">
            <text:p>'60422122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6];&quot;'&quot;)" office:value-type="string" office:string-value="'996625213'" calcext:value-type="string">
            <text:p>'9966252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65981</text:p>
          </table:table-cell>
          <table:table-cell table:number-columns-repeated="2" table:style-name="ce13" office:value-type="string" calcext:value-type="string">
            <text:p>46978402087</text:p>
          </table:table-cell>
          <table:table-cell table:style-name="ce37" office:value-type="string" calcext:value-type="string">
            <text:p>99307359091</text:p>
          </table:table-cell>
          <table:table-cell table:style-name="ce29" office:value-type="string" calcext:value-type="string">
            <text:p>São cônjuges. Aparentemente possuem apenas um telefone pra contato. Sugiro salvar no cadastro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46978402087, 99307359091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7];&quot;'&quot;)" office:value-type="string" office:string-value="'99307359091'" calcext:value-type="string">
            <text:p>'99307359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7];&quot;'&quot;)" office:value-type="string" office:string-value="'999165981'" calcext:value-type="string">
            <text:p>'99916598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7];&quot;'&quot;)" office:value-type="string" office:string-value="'99307359091'" calcext:value-type="string">
            <text:p>'99307359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7];&quot;'&quot;)" office:value-type="string" office:string-value="'999165981'" calcext:value-type="string">
            <text:p>'99916598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69747</text:p>
          </table:table-cell>
          <table:table-cell table:number-columns-repeated="2" table:style-name="ce13" office:value-type="string" calcext:value-type="string">
            <text:p>42403936049</text:p>
          </table:table-cell>
          <table:table-cell table:style-name="ce37" office:value-type="string" calcext:value-type="string">
            <text:p>99044692020</text:p>
          </table:table-cell>
          <table:table-cell table:style-name="ce29" office:value-type="string" calcext:value-type="string">
            <text:p>Ambos não possuem contrato em aberto. Sugiro manter n° no cadastro mais atualizado 06/22 e outro é de 2015. ( Os cadastros estavam sem n° eu salvei o n° informado aqui na cliente mais atualizad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42403936049, 99044692020</text:p>
          </table:table-cell>
          <table:table-cell office:value-type="string" calcext:value-type="string">
            <text:p>DELTASUL 06 - PALMEIRA DAS MISSOES, DELTASUL 100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8];&quot;'&quot;)" office:value-type="string" office:string-value="'99044692020'" calcext:value-type="string">
            <text:p>'99044692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8];&quot;'&quot;)" office:value-type="string" office:string-value="'996169747'" calcext:value-type="string">
            <text:p>'9961697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8];&quot;'&quot;)" office:value-type="string" office:string-value="'99044692020'" calcext:value-type="string">
            <text:p>'99044692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8];&quot;'&quot;)" office:value-type="string" office:string-value="'996169747'" calcext:value-type="string">
            <text:p>'99616974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379499</text:p>
          </table:table-cell>
          <table:table-cell table:number-columns-repeated="2" table:style-name="ce24" office:value-type="float" office:value="34740350025" calcext:value-type="float">
            <text:p>34740350025</text:p>
          </table:table-cell>
          <table:table-cell table:style-name="ce39" office:value-type="float" office:value="69795436015" calcext:value-type="float">
            <text:p>69795436015</text:p>
          </table:table-cell>
          <table:table-cell table:style-name="ce49" office:value-type="string" calcext:value-type="string">
            <text:p>Ambos clientes com contratos em aberto. Telefone confirmado pelo histórico de cobrança de ambos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4740350025, 69795436015</text:p>
          </table:table-cell>
          <table:table-cell office:value-type="string" calcext:value-type="string">
            <text:p>DELTASUL 06 - PALMEIRA DAS MISSOES, DELTASUL 23 - CRUZ AL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9];&quot;'&quot;)" office:value-type="string" office:string-value="'69795436015'" calcext:value-type="string">
            <text:p>'69795436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79];&quot;'&quot;)" office:value-type="string" office:string-value="'999379499'" calcext:value-type="string">
            <text:p>'9993794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79];&quot;'&quot;)" office:value-type="string" office:string-value="'69795436015'" calcext:value-type="string">
            <text:p>'6979543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9];&quot;'&quot;)" office:value-type="string" office:string-value="'999379499'" calcext:value-type="string">
            <text:p>'99937949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62626</text:p>
          </table:table-cell>
          <table:table-cell table:style-name="ce13" office:value-type="string" calcext:value-type="string">
            <text:p>01291412085</text:p>
          </table:table-cell>
          <table:table-cell table:style-name="ce29"/>
          <table:table-cell table:style-name="ce13" office:value-type="string" calcext:value-type="string">
            <text:p>'01291412085','15162862789</text:p>
          </table:table-cell>
          <table:table-cell table:style-name="ce29" office:value-type="string" calcext:value-type="string">
            <text:p>Telefone não é e de nenhum dos clientes. Confirmado por ligação. Titular do n° não conhece nenhum dos clientes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291412085, 15162862789</text:p>
          </table:table-cell>
          <table:table-cell office:value-type="string" calcext:value-type="string">
            <text:p>DELTASUL 06 - PALMEIRA DAS MISSOES, DELTASUL 134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0];&quot;'&quot;)" office:value-type="string" office:string-value="''01291412085','15162862789'" calcext:value-type="string">
            <text:p>''01291412085','1516286278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0];&quot;'&quot;)" office:value-type="string" office:string-value="'999262626'" calcext:value-type="string">
            <text:p>'99926262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0];&quot;'&quot;)" office:value-type="string" office:string-value="''01291412085','15162862789'" calcext:value-type="string">
            <text:p>''01291412085','1516286278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0];&quot;'&quot;)" office:value-type="string" office:string-value="'999262626'" calcext:value-type="string">
            <text:p>'99926262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80505</text:p>
          </table:table-cell>
          <table:table-cell table:number-columns-repeated="2" table:style-name="ce13" office:value-type="string" calcext:value-type="string">
            <text:p>77122860000</text:p>
          </table:table-cell>
          <table:table-cell table:style-name="ce37" office:value-type="string" calcext:value-type="string">
            <text:p>65544480044</text:p>
          </table:table-cell>
          <table:table-cell table:style-name="ce29" office:value-type="string" calcext:value-type="string">
            <text:p>São irmãos. Manter n° no cadastro com contrato em aberto e atualizado em 2022; Telefone confirmado pelo histórico de cobrança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5544480044, 77122860000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1];&quot;'&quot;)" office:value-type="string" office:string-value="'65544480044'" calcext:value-type="string">
            <text:p>'6554448004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1];&quot;'&quot;)" office:value-type="string" office:string-value="'996680505'" calcext:value-type="string">
            <text:p>'99668050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1];&quot;'&quot;)" office:value-type="string" office:string-value="'65544480044'" calcext:value-type="string">
            <text:p>'6554448004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1];&quot;'&quot;)" office:value-type="string" office:string-value="'996680505'" calcext:value-type="string">
            <text:p>'99668050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932883</text:p>
          </table:table-cell>
          <table:table-cell table:style-name="ce24" office:value-type="float" office:value="446091081" calcext:value-type="float">
            <text:p>446091081</text:p>
          </table:table-cell>
          <table:table-cell table:style-name="ce43" office:value-type="float" office:value="17566002015" calcext:value-type="float">
            <text:p>17566002015</text:p>
          </table:table-cell>
          <table:table-cell table:style-name="ce39" office:value-type="string" calcext:value-type="string">
            <text:p>00446091081</text:p>
          </table:table-cell>
          <table:table-cell table:style-name="ce43" office:value-type="string" calcext:value-type="string">
            <text:p>Não é possível identificar corretamente. Pq os dois cadastros são de 2019/20 e nos dois tem contato com o clt pelo n°. Numero não completa chamada e não tem whats. Sugiro manter no cadastro mais atualizado. Ambos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446091081, 17566002015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2];&quot;'&quot;)" office:value-type="string" office:string-value="'00446091081'" calcext:value-type="string">
            <text:p>'0044609108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2];&quot;'&quot;)" office:value-type="string" office:string-value="'996932883'" calcext:value-type="string">
            <text:p>'99693288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2];&quot;'&quot;)" office:value-type="string" office:string-value="'00446091081'" calcext:value-type="string">
            <text:p>'0044609108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2];&quot;'&quot;)" office:value-type="string" office:string-value="'996932883'" calcext:value-type="string">
            <text:p>'99693288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418788</text:p>
          </table:table-cell>
          <table:table-cell table:number-columns-repeated="2" table:style-name="ce13" office:value-type="string" calcext:value-type="string">
            <text:p>24679291087</text:p>
          </table:table-cell>
          <table:table-cell table:style-name="ce29" office:value-type="string" calcext:value-type="string">
            <text:p>02675977039','19842993000177</text:p>
          </table:table-cell>
          <table:table-cell table:style-name="ce29" office:value-type="string" calcext:value-type="string">
            <text:p>Manter n° no cadastro mais atualizado em 12/22 possuem contrato em aberto. Os outros dois são da mesma pessoa( P. Física e Jurídica) Um com contrato em aberto. Telefone confirmado pelo histórico de cobrança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675977039, 19842993000177, 24679291087</text:p>
          </table:table-cell>
          <table:table-cell office:value-type="string" calcext:value-type="string">
            <text:p>DELTASUL 32 - CAXIAS DO SUL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3];&quot;'&quot;)" office:value-type="string" office:string-value="'02675977039','19842993000177'" calcext:value-type="string">
            <text:p>'02675977039','1984299300017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3];&quot;'&quot;)" office:value-type="string" office:string-value="'999418788'" calcext:value-type="string">
            <text:p>'99941878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3];&quot;'&quot;)" office:value-type="string" office:string-value="'02675977039','19842993000177'" calcext:value-type="string">
            <text:p>'02675977039','1984299300017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3];&quot;'&quot;)" office:value-type="string" office:string-value="'999418788'" calcext:value-type="string">
            <text:p>'99941878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419995</text:p>
          </table:table-cell>
          <table:table-cell table:number-columns-repeated="2" table:style-name="ce13" office:value-type="string" calcext:value-type="string">
            <text:p>04020810052</text:p>
          </table:table-cell>
          <table:table-cell table:style-name="ce37" office:value-type="string" calcext:value-type="string">
            <text:p>01540584089</text:p>
          </table:table-cell>
          <table:table-cell table:style-name="ce29" office:value-type="string" calcext:value-type="string">
            <text:p>Manter n° no cadastro com contrato em aberto. Atualizado em 10/22 o outro é de 2011. Telefone confirmado pelo histórico de cobrança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540584089, 04020810052</text:p>
          </table:table-cell>
          <table:table-cell office:value-type="string" calcext:value-type="string">
            <text:p>DELTASUL 89 - URUGUAIAN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4];&quot;'&quot;)" office:value-type="string" office:string-value="'01540584089'" calcext:value-type="string">
            <text:p>'0154058408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4];&quot;'&quot;)" office:value-type="string" office:string-value="'996419995'" calcext:value-type="string">
            <text:p>'99641999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4];&quot;'&quot;)" office:value-type="string" office:string-value="'01540584089'" calcext:value-type="string">
            <text:p>'0154058408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4];&quot;'&quot;)" office:value-type="string" office:string-value="'996419995'" calcext:value-type="string">
            <text:p>'99641999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367007</text:p>
          </table:table-cell>
          <table:table-cell table:number-columns-repeated="2" table:style-name="ce13" office:value-type="string" calcext:value-type="string">
            <text:p>00802847013</text:p>
          </table:table-cell>
          <table:table-cell table:style-name="ce37" office:value-type="string" calcext:value-type="string">
            <text:p>94739510006</text:p>
          </table:table-cell>
          <table:table-cell table:style-name="ce29" office:value-type="string" calcext:value-type="string">
            <text:p>São cônjuges, telefone é do esposo.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802847013, 94739510006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5];&quot;'&quot;)" office:value-type="string" office:string-value="'94739510006'" calcext:value-type="string">
            <text:p>'94739510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5];&quot;'&quot;)" office:value-type="string" office:string-value="'984367007'" calcext:value-type="string">
            <text:p>'9843670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5];&quot;'&quot;)" office:value-type="string" office:string-value="'94739510006'" calcext:value-type="string">
            <text:p>'9473951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5];&quot;'&quot;)" office:value-type="string" office:string-value="'984367007'" calcext:value-type="string">
            <text:p>'9843670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1131944</text:p>
          </table:table-cell>
          <table:table-cell table:number-columns-repeated="2" table:style-name="ce13" office:value-type="string" calcext:value-type="string">
            <text:p>95051775004</text:p>
          </table:table-cell>
          <table:table-cell table:style-name="ce37" office:value-type="string" calcext:value-type="string">
            <text:p>35499079072</text:p>
          </table:table-cell>
          <table:table-cell table:style-name="ce29" office:value-type="string" calcext:value-type="string">
            <text:p>São cônjuges, aparentemente possuem apenas um celular. Não foi possível confirmar pois não completa chamada e não tem whats. Sugiro manter no cadastro mais atualizado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5499079072, 95051775004</text:p>
          </table:table-cell>
          <table:table-cell office:value-type="string" calcext:value-type="string">
            <text:p>DELTASUL 14 - IJUI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6];&quot;'&quot;)" office:value-type="string" office:string-value="'35499079072'" calcext:value-type="string">
            <text:p>'35499079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6];&quot;'&quot;)" office:value-type="string" office:string-value="'991131944'" calcext:value-type="string">
            <text:p>'9911319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6];&quot;'&quot;)" office:value-type="string" office:string-value="'35499079072'" calcext:value-type="string">
            <text:p>'35499079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6];&quot;'&quot;)" office:value-type="string" office:string-value="'991131944'" calcext:value-type="string">
            <text:p>'9911319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014119</text:p>
          </table:table-cell>
          <table:table-cell table:number-columns-repeated="2" table:style-name="ce13" office:value-type="string" calcext:value-type="string">
            <text:p>56822880097</text:p>
          </table:table-cell>
          <table:table-cell table:style-name="ce37" office:value-type="string" calcext:value-type="string">
            <text:p>02995061000</text:p>
          </table:table-cell>
          <table:table-cell table:style-name="ce29" office:value-type="string" calcext:value-type="string">
            <text:p>Manter n° no cadastro com contrato em aberto. Atualizado em 10/22 o outro é de 2014. Telefone confirmado n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995061000, 56822880097</text:p>
          </table:table-cell>
          <table:table-cell office:value-type="string" calcext:value-type="string">
            <text:p>DELTASUL 42 - SANTIA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7];&quot;'&quot;)" office:value-type="string" office:string-value="'02995061000'" calcext:value-type="string">
            <text:p>'02995061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7];&quot;'&quot;)" office:value-type="string" office:string-value="'997014119'" calcext:value-type="string">
            <text:p>'99701411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7];&quot;'&quot;)" office:value-type="string" office:string-value="'02995061000'" calcext:value-type="string">
            <text:p>'02995061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7];&quot;'&quot;)" office:value-type="string" office:string-value="'997014119'" calcext:value-type="string">
            <text:p>'99701411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471868</text:p>
          </table:table-cell>
          <table:table-cell table:style-name="ce24" office:value-type="float" office:value="1069468037" calcext:value-type="float">
            <text:p>1069468037</text:p>
          </table:table-cell>
          <table:table-cell table:style-name="ce24" office:value-type="string" calcext:value-type="string">
            <text:p>*02537018052</text:p>
          </table:table-cell>
          <table:table-cell table:style-name="ce39" office:value-type="string" calcext:value-type="string">
            <text:p>01069468037</text:p>
          </table:table-cell>
          <table:table-cell table:style-name="ce49" office:value-type="string" calcext:value-type="string">
            <text:p>Telefone confirmado pelo histórico de cobrança e pelo whats. Ambos com contrato em aberto. Aparentemente sem vinculo familiar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069468037, 02537018052</text:p>
          </table:table-cell>
          <table:table-cell office:value-type="string" calcext:value-type="string">
            <text:p>DELTASUL 06 - PALMEIRA DAS MISSOES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8];&quot;'&quot;)" office:value-type="string" office:string-value="'01069468037'" calcext:value-type="string">
            <text:p>'0106946803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8];&quot;'&quot;)" office:value-type="string" office:string-value="'996471868'" calcext:value-type="string">
            <text:p>'9964718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8];&quot;'&quot;)" office:value-type="string" office:string-value="'01069468037'" calcext:value-type="string">
            <text:p>'0106946803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8];&quot;'&quot;)" office:value-type="string" office:string-value="'996471868'" calcext:value-type="string">
            <text:p>'9964718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59887</text:p>
          </table:table-cell>
          <table:table-cell table:number-columns-repeated="2" table:style-name="ce13" office:value-type="string" calcext:value-type="string">
            <text:p>99880253000</text:p>
          </table:table-cell>
          <table:table-cell table:style-name="ce37" office:value-type="string" calcext:value-type="string">
            <text:p>03005302008</text:p>
          </table:table-cell>
          <table:table-cell table:style-name="ce29" office:value-type="string" calcext:value-type="string">
            <text:p>Manter n° no cadastro com contrato em aberto, atualizado em 11/22 e outro é de 2017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005302008, 99880253000</text:p>
          </table:table-cell>
          <table:table-cell office:value-type="string" calcext:value-type="string">
            <text:p>DELTASUL 42 - SANTIAGO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9];&quot;'&quot;)" office:value-type="string" office:string-value="'03005302008'" calcext:value-type="string">
            <text:p>'03005302008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89];&quot;'&quot;)" office:value-type="string" office:string-value="'999659887'" calcext:value-type="string">
            <text:p>'9996598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89];&quot;'&quot;)" office:value-type="string" office:string-value="'03005302008'" calcext:value-type="string">
            <text:p>'0300530200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9];&quot;'&quot;)" office:value-type="string" office:string-value="'999659887'" calcext:value-type="string">
            <text:p>'9996598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503020</text:p>
          </table:table-cell>
          <table:table-cell table:number-columns-repeated="2" table:style-name="ce13" office:value-type="string" calcext:value-type="string">
            <text:p>92449140000</text:p>
          </table:table-cell>
          <table:table-cell table:style-name="ce41" office:value-type="string" calcext:value-type="string">
            <text:p>88888888020</text:p>
          </table:table-cell>
          <table:table-cell table:style-name="ce50" office:value-type="string" calcext:value-type="string">
            <text:p>Telefone confirmado pelo histórico de cobrança. O outro cliente é estrangeir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88888888020, 92449140000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0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0];&quot;'&quot;)" office:value-type="string" office:string-value="'996503020'" calcext:value-type="string">
            <text:p>'99650302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0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0];&quot;'&quot;)" office:value-type="string" office:string-value="'996503020'" calcext:value-type="string">
            <text:p>'99650302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80450</text:p>
          </table:table-cell>
          <table:table-cell table:number-columns-repeated="2" table:style-name="ce13" office:value-type="string" calcext:value-type="string">
            <text:p>75142937015</text:p>
          </table:table-cell>
          <table:table-cell table:style-name="ce37" office:value-type="string" calcext:value-type="string">
            <text:p>65573153072</text:p>
          </table:table-cell>
          <table:table-cell table:style-name="ce29" office:value-type="string" calcext:value-type="string">
            <text:p>Mãe e filha. Telefone é da filha. Confirmado pelo histórico de cobrança. Mãe (falecida)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5573153072, 75142937015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1];&quot;'&quot;)" office:value-type="string" office:string-value="'65573153072'" calcext:value-type="string">
            <text:p>'65573153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1];&quot;'&quot;)" office:value-type="string" office:string-value="'999580450'" calcext:value-type="string">
            <text:p>'9995804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1];&quot;'&quot;)" office:value-type="string" office:string-value="'65573153072'" calcext:value-type="string">
            <text:p>'65573153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1];&quot;'&quot;)" office:value-type="string" office:string-value="'999580450'" calcext:value-type="string">
            <text:p>'9995804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003040</text:p>
          </table:table-cell>
          <table:table-cell table:number-columns-repeated="2" table:style-name="ce13" office:value-type="string" calcext:value-type="string">
            <text:p>32654294072</text:p>
          </table:table-cell>
          <table:table-cell table:style-name="ce37" office:value-type="string" calcext:value-type="string">
            <text:p>87290901053</text:p>
          </table:table-cell>
          <table:table-cell table:style-name="ce29" office:value-type="string" calcext:value-type="string">
            <text:p>Manter n° no cadastro com contrato em aberto. Atualizado em 11/21 e outro é de 2017. Telefone confirmado n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32654294072, 87290901053</text:p>
          </table:table-cell>
          <table:table-cell office:value-type="string" calcext:value-type="string">
            <text:p>DELTASUL 06 - PALMEIRA DAS MISSOES, DELTASUL 138 - SAO GABRIE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2];&quot;'&quot;)" office:value-type="string" office:string-value="'87290901053'" calcext:value-type="string">
            <text:p>'87290901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2];&quot;'&quot;)" office:value-type="string" office:string-value="'997003040'" calcext:value-type="string">
            <text:p>'9970030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2];&quot;'&quot;)" office:value-type="string" office:string-value="'87290901053'" calcext:value-type="string">
            <text:p>'87290901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2];&quot;'&quot;)" office:value-type="string" office:string-value="'997003040'" calcext:value-type="string">
            <text:p>'9970030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80567</text:p>
          </table:table-cell>
          <table:table-cell table:style-name="ce13" office:value-type="string" calcext:value-type="string">
            <text:p>65554060030</text:p>
          </table:table-cell>
          <table:table-cell table:style-name="ce13" office:value-type="string" calcext:value-type="string">
            <text:p>05183288054</text:p>
          </table:table-cell>
          <table:table-cell table:style-name="ce37" office:value-type="string" calcext:value-type="string">
            <text:p>65554060030</text:p>
          </table:table-cell>
          <table:table-cell table:style-name="ce29" office:value-type="string" calcext:value-type="string">
            <text:p>Ambos clientes não possuem contrato em aberto. Sugiro manter n° no cadastro mais atualizado. Whats sem foto <text:s/>e não atende ligação;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5183288054, 65554060030</text:p>
          </table:table-cell>
          <table:table-cell office:value-type="string" calcext:value-type="string">
            <text:p>DELTASUL 139 - SAO BORJ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3];&quot;'&quot;)" office:value-type="string" office:string-value="'65554060030'" calcext:value-type="string">
            <text:p>'6555406003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3];&quot;'&quot;)" office:value-type="string" office:string-value="'996880567'" calcext:value-type="string">
            <text:p>'9968805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3];&quot;'&quot;)" office:value-type="string" office:string-value="'65554060030'" calcext:value-type="string">
            <text:p>'65554060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3];&quot;'&quot;)" office:value-type="string" office:string-value="'996880567'" calcext:value-type="string">
            <text:p>'9968805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98349</text:p>
          </table:table-cell>
          <table:table-cell table:number-columns-repeated="2" table:style-name="ce13" office:value-type="string" calcext:value-type="string">
            <text:p>39279235087</text:p>
          </table:table-cell>
          <table:table-cell table:style-name="ce39" office:value-type="string" calcext:value-type="string">
            <text:p>00567253023</text:p>
          </table:table-cell>
          <table:table-cell table:style-name="ce29" office:value-type="string" calcext:value-type="string">
            <text:p>Ambos com com contrato em aberto. Manter no cadastro mais atualizado. Telefone confirmado pelo histórico de cobrança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567253023, 39279235087</text:p>
          </table:table-cell>
          <table:table-cell office:value-type="string" calcext:value-type="string">
            <text:p>DELTASUL 108 - PANAMBI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4];&quot;'&quot;)" office:value-type="string" office:string-value="'00567253023'" calcext:value-type="string">
            <text:p>'0056725302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4];&quot;'&quot;)" office:value-type="string" office:string-value="'999798349'" calcext:value-type="string">
            <text:p>'9997983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4];&quot;'&quot;)" office:value-type="string" office:string-value="'00567253023'" calcext:value-type="string">
            <text:p>'0056725302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4];&quot;'&quot;)" office:value-type="string" office:string-value="'999798349'" calcext:value-type="string">
            <text:p>'9997983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69894</text:p>
          </table:table-cell>
          <table:table-cell table:number-columns-repeated="2" table:style-name="ce13" office:value-type="string" calcext:value-type="string">
            <text:p>94496722020</text:p>
          </table:table-cell>
          <table:table-cell table:style-name="ce37" office:value-type="string" calcext:value-type="string">
            <text:p>03906114090</text:p>
          </table:table-cell>
          <table:table-cell table:style-name="ce29" office:value-type="string" calcext:value-type="string">
            <text:p>Manter n° no cadastro com contrato em aberto. Telefone confirmado pelo histórico de cobrança, o outro cadastro é básic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906114090, 94496722020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5];&quot;'&quot;)" office:value-type="string" office:string-value="'03906114090'" calcext:value-type="string">
            <text:p>'0390611409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5];&quot;'&quot;)" office:value-type="string" office:string-value="'999569894'" calcext:value-type="string">
            <text:p>'9995698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5];&quot;'&quot;)" office:value-type="string" office:string-value="'03906114090'" calcext:value-type="string">
            <text:p>'0390611409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5];&quot;'&quot;)" office:value-type="string" office:string-value="'999569894'" calcext:value-type="string">
            <text:p>'9995698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705774</text:p>
          </table:table-cell>
          <table:table-cell table:number-columns-repeated="2" table:style-name="ce13" office:value-type="string" calcext:value-type="string">
            <text:p>98180720063</text:p>
          </table:table-cell>
          <table:table-cell table:style-name="ce37" office:value-type="string" calcext:value-type="string">
            <text:p>65553632072</text:p>
          </table:table-cell>
          <table:table-cell table:style-name="ce29" office:value-type="string" calcext:value-type="string">
            <text:p>Mãe e filha. Telefone é da filha.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5553632072, 98180720063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6];&quot;'&quot;)" office:value-type="string" office:string-value="'65553632072'" calcext:value-type="string">
            <text:p>'65553632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6];&quot;'&quot;)" office:value-type="string" office:string-value="'996705774'" calcext:value-type="string">
            <text:p>'9967057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6];&quot;'&quot;)" office:value-type="string" office:string-value="'65553632072'" calcext:value-type="string">
            <text:p>'65553632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6];&quot;'&quot;)" office:value-type="string" office:string-value="'996705774'" calcext:value-type="string">
            <text:p>'99670577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106801</text:p>
          </table:table-cell>
          <table:table-cell table:number-columns-repeated="2" table:style-name="ce24" office:value-type="float" office:value="2184499099" calcext:value-type="float">
            <text:p>2184499099</text:p>
          </table:table-cell>
          <table:table-cell table:style-name="ce39" office:value-type="float" office:value="60436646072" calcext:value-type="float">
            <text:p>60436646072</text:p>
          </table:table-cell>
          <table:table-cell table:style-name="ce49" office:value-type="string" calcext:value-type="string">
            <text:p>Mãe e filha. De acordo com as referências cadastradas o telefone é filha. Ambas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184499099, 60436646072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7];&quot;'&quot;)" office:value-type="string" office:string-value="'60436646072'" calcext:value-type="string">
            <text:p>'60436646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7];&quot;'&quot;)" office:value-type="string" office:string-value="'999106801'" calcext:value-type="string">
            <text:p>'99910680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7];&quot;'&quot;)" office:value-type="string" office:string-value="'60436646072'" calcext:value-type="string">
            <text:p>'60436646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7];&quot;'&quot;)" office:value-type="string" office:string-value="'999106801'" calcext:value-type="string">
            <text:p>'99910680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343352</text:p>
          </table:table-cell>
          <table:table-cell table:number-columns-repeated="2" table:style-name="ce13" office:value-type="string" calcext:value-type="string">
            <text:p>46962255004</text:p>
          </table:table-cell>
          <table:table-cell table:style-name="ce37" office:value-type="string" calcext:value-type="string">
            <text:p>02799740006</text:p>
          </table:table-cell>
          <table:table-cell table:style-name="ce29" office:value-type="string" calcext:value-type="string">
            <text:p>Pai e filha. Manter n° no cadastro da filha que foi atualizado em 2022 o cadastro do pai é e 2015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799740006, 46962255004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8];&quot;'&quot;)" office:value-type="string" office:string-value="'02799740006'" calcext:value-type="string">
            <text:p>'02799740006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8];&quot;'&quot;)" office:value-type="string" office:string-value="'999343352'" calcext:value-type="string">
            <text:p>'9993433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8];&quot;'&quot;)" office:value-type="string" office:string-value="'02799740006'" calcext:value-type="string">
            <text:p>'0279974000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8];&quot;'&quot;)" office:value-type="string" office:string-value="'999343352'" calcext:value-type="string">
            <text:p>'9993433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438601</text:p>
          </table:table-cell>
          <table:table-cell table:style-name="ce13" office:value-type="string" calcext:value-type="string">
            <text:p>01014645093</text:p>
          </table:table-cell>
          <table:table-cell table:style-name="ce13" office:value-type="string" calcext:value-type="string">
            <text:p>67417477020</text:p>
          </table:table-cell>
          <table:table-cell table:style-name="ce39" office:value-type="string" calcext:value-type="string">
            <text:p>01014645093</text:p>
          </table:table-cell>
          <table:table-cell table:style-name="ce29" office:value-type="string" calcext:value-type="string">
            <text:p>São irmãs. Telefone confirmado pelo histórico de cobrança. Tentei ligar pra confirmar não atende. Sugiro manter no cadastro mais atualizado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014645093, 67417477020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9];&quot;'&quot;)" office:value-type="string" office:string-value="'01014645093'" calcext:value-type="string">
            <text:p>'0101464509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199];&quot;'&quot;)" office:value-type="string" office:string-value="'996438601'" calcext:value-type="string">
            <text:p>'99643860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199];&quot;'&quot;)" office:value-type="string" office:string-value="'01014645093'" calcext:value-type="string">
            <text:p>'0101464509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9];&quot;'&quot;)" office:value-type="string" office:string-value="'996438601'" calcext:value-type="string">
            <text:p>'99643860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82038</text:p>
          </table:table-cell>
          <table:table-cell table:number-columns-repeated="2" table:style-name="ce13" office:value-type="string" calcext:value-type="string">
            <text:p>44092580010</text:p>
          </table:table-cell>
          <table:table-cell table:style-name="ce37" office:value-type="string" calcext:value-type="string">
            <text:p>55547419087</text:p>
          </table:table-cell>
          <table:table-cell table:style-name="ce29" office:value-type="string" calcext:value-type="string">
            <text:p>Manter n° no cadastro mais atualizado 07/22 e outro é de 2012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44092580010, 55547419087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0];&quot;'&quot;)" office:value-type="string" office:string-value="'55547419087'" calcext:value-type="string">
            <text:p>'55547419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0];&quot;'&quot;)" office:value-type="string" office:string-value="'999282038'" calcext:value-type="string">
            <text:p>'9992820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0];&quot;'&quot;)" office:value-type="string" office:string-value="'55547419087'" calcext:value-type="string">
            <text:p>'5554741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0];&quot;'&quot;)" office:value-type="string" office:string-value="'999282038'" calcext:value-type="string">
            <text:p>'9992820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668531</text:p>
          </table:table-cell>
          <table:table-cell table:style-name="ce13" office:value-type="string" calcext:value-type="string">
            <text:p>96911603072</text:p>
          </table:table-cell>
          <table:table-cell table:style-name="ce13" office:value-type="string" calcext:value-type="string">
            <text:p>97447447072</text:p>
          </table:table-cell>
          <table:table-cell table:style-name="ce39" office:value-type="string" calcext:value-type="string">
            <text:p>96911603072</text:p>
          </table:table-cell>
          <table:table-cell table:style-name="ce29" office:value-type="string" calcext:value-type="string">
            <text:p>São cônjuges. De acordo com o histórico de cobrança o telefone é da esposa. Eu liguei a esposa atendeu e ao me idd desligou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96911603072, 97447447072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1];&quot;'&quot;)" office:value-type="string" office:string-value="'96911603072'" calcext:value-type="string">
            <text:p>'9691160307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1];&quot;'&quot;)" office:value-type="string" office:string-value="'996668531'" calcext:value-type="string">
            <text:p>'9966685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1];&quot;'&quot;)" office:value-type="string" office:string-value="'96911603072'" calcext:value-type="string">
            <text:p>'96911603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1];&quot;'&quot;)" office:value-type="string" office:string-value="'996668531'" calcext:value-type="string">
            <text:p>'99666853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7076608</text:p>
          </table:table-cell>
          <table:table-cell table:number-columns-repeated="2" table:style-name="ce13" office:value-type="string" calcext:value-type="string">
            <text:p>01567951082</text:p>
          </table:table-cell>
          <table:table-cell table:style-name="ce39" office:value-type="string" calcext:value-type="string">
            <text:p>03942641003</text:p>
          </table:table-cell>
          <table:table-cell table:style-name="ce29" office:value-type="string" calcext:value-type="string">
            <text:p>Manter n° no cadastro com contrato em aberto. Atualizado em 11/22 e outro é de 2015. Ambos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567951082, 03942641003</text:p>
          </table:table-cell>
          <table:table-cell office:value-type="string" calcext:value-type="string">
            <text:p>DELTASUL 06 - PALMEIRA DAS MISSOES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2];&quot;'&quot;)" office:value-type="string" office:string-value="'03942641003'" calcext:value-type="string">
            <text:p>'0394264100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2];&quot;'&quot;)" office:value-type="string" office:string-value="'997076608'" calcext:value-type="string">
            <text:p>'9970766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2];&quot;'&quot;)" office:value-type="string" office:string-value="'03942641003'" calcext:value-type="string">
            <text:p>'0394264100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2];&quot;'&quot;)" office:value-type="string" office:string-value="'997076608'" calcext:value-type="string">
            <text:p>'9970766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352112</text:p>
          </table:table-cell>
          <table:table-cell table:style-name="ce13" office:value-type="string" calcext:value-type="string">
            <text:p>27501183015</text:p>
          </table:table-cell>
          <table:table-cell table:style-name="ce13" office:value-type="string" calcext:value-type="string">
            <text:p>01014421063</text:p>
          </table:table-cell>
          <table:table-cell table:style-name="ce39" office:value-type="string" calcext:value-type="string">
            <text:p>27501183015</text:p>
          </table:table-cell>
          <table:table-cell table:style-name="ce29" office:value-type="string" calcext:value-type="string">
            <text:p>Pai e filha. O telefone é da filha.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014421063, 27501183015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3];&quot;'&quot;)" office:value-type="string" office:string-value="'27501183015'" calcext:value-type="string">
            <text:p>'27501183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3];&quot;'&quot;)" office:value-type="string" office:string-value="'984352112'" calcext:value-type="string">
            <text:p>'98435211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3];&quot;'&quot;)" office:value-type="string" office:string-value="'27501183015'" calcext:value-type="string">
            <text:p>'27501183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3];&quot;'&quot;)" office:value-type="string" office:string-value="'984352112'" calcext:value-type="string">
            <text:p>'98435211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111770</text:p>
          </table:table-cell>
          <table:table-cell table:number-columns-repeated="2" table:style-name="ce13" office:value-type="string" calcext:value-type="string">
            <text:p>00436555050</text:p>
          </table:table-cell>
          <table:table-cell table:style-name="ce37" office:value-type="string" calcext:value-type="string">
            <text:p>95720634053</text:p>
          </table:table-cell>
          <table:table-cell table:style-name="ce29" office:value-type="string" calcext:value-type="string">
            <text:p>São cônjuges, Telefone é da esposa. Atualizado em 08/22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436555050, 95720634053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4];&quot;'&quot;)" office:value-type="string" office:string-value="'95720634053'" calcext:value-type="string">
            <text:p>'9572063405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4];&quot;'&quot;)" office:value-type="string" office:string-value="'996111770'" calcext:value-type="string">
            <text:p>'9961117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4];&quot;'&quot;)" office:value-type="string" office:string-value="'95720634053'" calcext:value-type="string">
            <text:p>'95720634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4];&quot;'&quot;)" office:value-type="string" office:string-value="'996111770'" calcext:value-type="string">
            <text:p>'9961117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026418</text:p>
          </table:table-cell>
          <table:table-cell table:number-columns-repeated="2" table:style-name="ce13" office:value-type="string" calcext:value-type="string">
            <text:p>00683085077</text:p>
          </table:table-cell>
          <table:table-cell table:style-name="ce37" office:value-type="string" calcext:value-type="string">
            <text:p>68983271000</text:p>
          </table:table-cell>
          <table:table-cell table:style-name="ce29" office:value-type="string" calcext:value-type="string">
            <text:p>Manter n° no cadastro com contrato em aberto. Atualizado em 2022 e outro é de 2017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683085077, 68983271000</text:p>
          </table:table-cell>
          <table:table-cell office:value-type="string" calcext:value-type="string">
            <text:p>DELTASUL 06 - PALMEIRA DAS MISSOES, DELTASUL 94 - SANTIAG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5];&quot;'&quot;)" office:value-type="string" office:string-value="'68983271000'" calcext:value-type="string">
            <text:p>'68983271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5];&quot;'&quot;)" office:value-type="string" office:string-value="'996026418'" calcext:value-type="string">
            <text:p>'9960264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5];&quot;'&quot;)" office:value-type="string" office:string-value="'68983271000'" calcext:value-type="string">
            <text:p>'68983271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5];&quot;'&quot;)" office:value-type="string" office:string-value="'996026418'" calcext:value-type="string">
            <text:p>'9960264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017544</text:p>
          </table:table-cell>
          <table:table-cell table:number-columns-repeated="2" table:style-name="ce13" office:value-type="string" calcext:value-type="string">
            <text:p>53145941020</text:p>
          </table:table-cell>
          <table:table-cell table:style-name="ce37" office:value-type="string" calcext:value-type="string">
            <text:p>20847017087</text:p>
          </table:table-cell>
          <table:table-cell table:style-name="ce29" office:value-type="string" calcext:value-type="string">
            <text:p>São cônjuges, aparentemente possuem apenas um celular. Sugiro manter no cadastr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20847017087, 53145941020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6];&quot;'&quot;)" office:value-type="string" office:string-value="'20847017087'" calcext:value-type="string">
            <text:p>'20847017087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6];&quot;'&quot;)" office:value-type="string" office:string-value="'999017544'" calcext:value-type="string">
            <text:p>'9990175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6];&quot;'&quot;)" office:value-type="string" office:string-value="'20847017087'" calcext:value-type="string">
            <text:p>'20847017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6];&quot;'&quot;)" office:value-type="string" office:string-value="'999017544'" calcext:value-type="string">
            <text:p>'9990175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046526</text:p>
          </table:table-cell>
          <table:table-cell table:number-columns-repeated="2" table:style-name="ce13" office:value-type="string" calcext:value-type="string">
            <text:p>44107692000</text:p>
          </table:table-cell>
          <table:table-cell table:style-name="ce37" office:value-type="string" calcext:value-type="string">
            <text:p>64669840010</text:p>
          </table:table-cell>
          <table:table-cell table:style-name="ce29" office:value-type="string" calcext:value-type="string">
            <text:p>São cônjuges, aparentemente possuem apenas um celular. Manter no cadastro em aberto. Telefone confirmado n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44107692000, 64669840010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7];&quot;'&quot;)" office:value-type="string" office:string-value="'64669840010'" calcext:value-type="string">
            <text:p>'6466984001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7];&quot;'&quot;)" office:value-type="string" office:string-value="'999046526'" calcext:value-type="string">
            <text:p>'99904652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7];&quot;'&quot;)" office:value-type="string" office:string-value="'64669840010'" calcext:value-type="string">
            <text:p>'64669840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7];&quot;'&quot;)" office:value-type="string" office:string-value="'999046526'" calcext:value-type="string">
            <text:p>'99904652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636737</text:p>
          </table:table-cell>
          <table:table-cell table:number-columns-repeated="2" table:style-name="ce13" office:value-type="string" calcext:value-type="string">
            <text:p>00676915019</text:p>
          </table:table-cell>
          <table:table-cell table:style-name="ce37" office:value-type="string" calcext:value-type="string">
            <text:p>33087881015</text:p>
          </table:table-cell>
          <table:table-cell table:style-name="ce29" office:value-type="string" calcext:value-type="string">
            <text:p>Manter n° no cadastro em aberto, atualizado em 2022 e outro é de 2015. Telefone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676915019, 33087881015</text:p>
          </table:table-cell>
          <table:table-cell office:value-type="string" calcext:value-type="string">
            <text:p>DELTASUL 06 - PALMEIRA DAS MISSOES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8];&quot;'&quot;)" office:value-type="string" office:string-value="'33087881015'" calcext:value-type="string">
            <text:p>'33087881015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8];&quot;'&quot;)" office:value-type="string" office:string-value="'999636737'" calcext:value-type="string">
            <text:p>'9996367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8];&quot;'&quot;)" office:value-type="string" office:string-value="'33087881015'" calcext:value-type="string">
            <text:p>'33087881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8];&quot;'&quot;)" office:value-type="string" office:string-value="'999636737'" calcext:value-type="string">
            <text:p>'9996367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38767</text:p>
          </table:table-cell>
          <table:table-cell table:number-columns-repeated="2" table:style-name="ce13" office:value-type="string" calcext:value-type="string">
            <text:p>21192200004</text:p>
          </table:table-cell>
          <table:table-cell table:style-name="ce37" office:value-type="string" calcext:value-type="string">
            <text:p>00736700064</text:p>
          </table:table-cell>
          <table:table-cell table:style-name="ce29" office:value-type="string" calcext:value-type="string">
            <text:p>Manter n° no cadastro com contrato em aberto. Atualizado em 12/22 e outro é cadastro básico, sem dat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736700064, 21192200004</text:p>
          </table:table-cell>
          <table:table-cell office:value-type="string" calcext:value-type="string">
            <text:p>DELTASUL 99 - ITAQUI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9];&quot;'&quot;)" office:value-type="string" office:string-value="'00736700064'" calcext:value-type="string">
            <text:p>'0073670006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09];&quot;'&quot;)" office:value-type="string" office:string-value="'999238767'" calcext:value-type="string">
            <text:p>'9992387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09];&quot;'&quot;)" office:value-type="string" office:string-value="'00736700064'" calcext:value-type="string">
            <text:p>'0073670006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9];&quot;'&quot;)" office:value-type="string" office:string-value="'999238767'" calcext:value-type="string">
            <text:p>'9992387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1247361</text:p>
          </table:table-cell>
          <table:table-cell table:number-columns-repeated="2" table:style-name="ce13" office:value-type="string" calcext:value-type="string">
            <text:p>01523177080</text:p>
          </table:table-cell>
          <table:table-cell table:style-name="ce37" office:value-type="string" calcext:value-type="string">
            <text:p>86397443949</text:p>
          </table:table-cell>
          <table:table-cell table:style-name="ce29" office:value-type="string" calcext:value-type="string">
            <text:p>Manter n° no cadastro com contrato em aberto, atualizado em 12/22 o outro é de 2015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523177080, 86397443949</text:p>
          </table:table-cell>
          <table:table-cell office:value-type="string" calcext:value-type="string">
            <text:p>DELTASUL 06 - PALMEIRA DAS MISSOE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0];&quot;'&quot;)" office:value-type="string" office:string-value="'86397443949'" calcext:value-type="string">
            <text:p>'8639744394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0];&quot;'&quot;)" office:value-type="string" office:string-value="'981247361'" calcext:value-type="string">
            <text:p>'98124736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0];&quot;'&quot;)" office:value-type="string" office:string-value="'86397443949'" calcext:value-type="string">
            <text:p>'863974439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0];&quot;'&quot;)" office:value-type="string" office:string-value="'981247361'" calcext:value-type="string">
            <text:p>'98124736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243730</text:p>
          </table:table-cell>
          <table:table-cell table:style-name="ce13" office:value-type="string" calcext:value-type="string">
            <text:p>85548030000</text:p>
          </table:table-cell>
          <table:table-cell table:style-name="ce29"/>
          <table:table-cell table:style-name="ce13" office:value-type="string" calcext:value-type="string">
            <text:p>01452852006,85548030000</text:p>
          </table:table-cell>
          <table:table-cell table:style-name="ce29" office:value-type="string" calcext:value-type="string">
            <text:p>O número não é de nenhum dos clientes. Clts são casados. <text:s/>O telefone agora é de uma empres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452852006, 85548030000</text:p>
          </table:table-cell>
          <table:table-cell office:value-type="string" calcext:value-type="string">
            <text:p>DELTASUL 06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1];&quot;'&quot;)" office:value-type="string" office:string-value="'01452852006,85548030000'" calcext:value-type="string">
            <text:p>'01452852006,85548030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1];&quot;'&quot;)" office:value-type="string" office:string-value="'999243730'" calcext:value-type="string">
            <text:p>'9992437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1];&quot;'&quot;)" office:value-type="string" office:string-value="'01452852006,85548030000'" calcext:value-type="string">
            <text:p>'01452852006,8554803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1];&quot;'&quot;)" office:value-type="string" office:string-value="'999243730'" calcext:value-type="string">
            <text:p>'9992437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295203</text:p>
          </table:table-cell>
          <table:table-cell table:style-name="ce24" office:value-type="float" office:value="42363870000" calcext:value-type="float">
            <text:p>42363870000</text:p>
          </table:table-cell>
          <table:table-cell table:style-name="ce24" office:value-type="float" office:value="47974435020" calcext:value-type="float">
            <text:p>47974435020</text:p>
          </table:table-cell>
          <table:table-cell table:style-name="ce39" office:value-type="float" office:value="42363870000" calcext:value-type="float">
            <text:p>42363870000</text:p>
          </table:table-cell>
          <table:table-cell table:style-name="ce49" office:value-type="string" calcext:value-type="string">
            <text:p>São cônjuges, ambos com contrato em aberto. Telefone confirmado pelo histórico de cobrança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42363870000, 47974435020</text:p>
          </table:table-cell>
          <table:table-cell office:value-type="string" calcext:value-type="string">
            <text:p>DELTASUL 06 - PALMEIRA DAS MISSOES, DELTASUL 104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2];&quot;'&quot;)" office:value-type="string" office:string-value="'42363870000'" calcext:value-type="string">
            <text:p>'42363870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2];&quot;'&quot;)" office:value-type="string" office:string-value="'984295203'" calcext:value-type="string">
            <text:p>'9842952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2];&quot;'&quot;)" office:value-type="string" office:string-value="'42363870000'" calcext:value-type="string">
            <text:p>'4236387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2];&quot;'&quot;)" office:value-type="string" office:string-value="'984295203'" calcext:value-type="string">
            <text:p>'9842952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84561205</text:p>
          </table:table-cell>
          <table:table-cell table:number-columns-repeated="2" table:style-name="ce13" office:value-type="string" calcext:value-type="string">
            <text:p>59074647049</text:p>
          </table:table-cell>
          <table:table-cell table:style-name="ce37" office:value-type="string" calcext:value-type="string">
            <text:p>00194177050</text:p>
          </table:table-cell>
          <table:table-cell table:style-name="ce29" office:value-type="string" calcext:value-type="string">
            <text:p>São cônjuges. De acordo com o histórico de cobrança o telefone é do espos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194177050, 59074647049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3];&quot;'&quot;)" office:value-type="string" office:string-value="'00194177050'" calcext:value-type="string">
            <text:p>'0019417705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3];&quot;'&quot;)" office:value-type="string" office:string-value="'984561205'" calcext:value-type="string">
            <text:p>'98456120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3];&quot;'&quot;)" office:value-type="string" office:string-value="'00194177050'" calcext:value-type="string">
            <text:p>'0019417705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3];&quot;'&quot;)" office:value-type="string" office:string-value="'984561205'" calcext:value-type="string">
            <text:p>'98456120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34479</text:p>
          </table:table-cell>
          <table:table-cell table:style-name="ce13" office:value-type="string" calcext:value-type="string">
            <text:p>89580672091</text:p>
          </table:table-cell>
          <table:table-cell table:style-name="ce13" office:value-type="string" calcext:value-type="string">
            <text:p>01876852070</text:p>
          </table:table-cell>
          <table:table-cell table:style-name="ce59" office:value-type="string" calcext:value-type="string">
            <text:p>89580672091</text:p>
          </table:table-cell>
          <table:table-cell table:style-name="ce29" office:value-type="string" calcext:value-type="string">
            <text:p>Mãe e filha. Telefone confirmado por ligação; Atualizei o cadastro da clt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876852070, 89580672091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4];&quot;'&quot;)" office:value-type="string" office:string-value="'89580672091'" calcext:value-type="string">
            <text:p>'89580672091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4];&quot;'&quot;)" office:value-type="string" office:string-value="'996834479'" calcext:value-type="string">
            <text:p>'99683447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4];&quot;'&quot;)" office:value-type="string" office:string-value="'89580672091'" calcext:value-type="string">
            <text:p>'89580672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4];&quot;'&quot;)" office:value-type="string" office:string-value="'996834479'" calcext:value-type="string">
            <text:p>'99683447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850127</text:p>
          </table:table-cell>
          <table:table-cell table:style-name="ce24" office:value-type="float" office:value="3673384082" calcext:value-type="float">
            <text:p>3673384082</text:p>
          </table:table-cell>
          <table:table-cell table:style-name="ce24" office:value-type="float" office:value="1934713023" calcext:value-type="float">
            <text:p>1934713023</text:p>
          </table:table-cell>
          <table:table-cell table:style-name="ce59" office:value-type="string" calcext:value-type="string">
            <text:p>03673384082</text:p>
          </table:table-cell>
          <table:table-cell table:style-name="ce49" office:value-type="string" calcext:value-type="string">
            <text:p>Ambos com contrato em aberto. Não foi possível identificar corretamente por que são cadastros de 2021 e 2022 e não atendem e não tem registro de ctt com clt pelo número. Sugiro deixar salvo no cadastro mais recente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1934713023, 03673384082</text:p>
          </table:table-cell>
          <table:table-cell office:value-type="string" calcext:value-type="string">
            <text:p>DELTASUL 89 - URUGUAIANA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5];&quot;'&quot;)" office:value-type="string" office:string-value="'03673384082'" calcext:value-type="string">
            <text:p>'03673384082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5];&quot;'&quot;)" office:value-type="string" office:string-value="'999850127'" calcext:value-type="string">
            <text:p>'99985012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5];&quot;'&quot;)" office:value-type="string" office:string-value="'03673384082'" calcext:value-type="string">
            <text:p>'03673384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5];&quot;'&quot;)" office:value-type="string" office:string-value="'999850127'" calcext:value-type="string">
            <text:p>'99985012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837229</text:p>
          </table:table-cell>
          <table:table-cell table:style-name="ce24" office:value-type="float" office:value="91049776020" calcext:value-type="float">
            <text:p>91049776020</text:p>
          </table:table-cell>
          <table:table-cell table:style-name="ce24" office:value-type="float" office:value="56820240015" calcext:value-type="float">
            <text:p>56820240015</text:p>
          </table:table-cell>
          <table:table-cell table:style-name="ce59" office:value-type="float" office:value="91049776020" calcext:value-type="float">
            <text:p>91049776020</text:p>
          </table:table-cell>
          <table:table-cell table:style-name="ce49" office:value-type="string" calcext:value-type="string">
            <text:p>Mãe e filha. O telefone é da filha. Confirmado pelo histórico de cobrança. Mãe (falecida) Ambos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56820240015, 91049776020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6];&quot;'&quot;)" office:value-type="string" office:string-value="'91049776020'" calcext:value-type="string">
            <text:p>'9104977602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6];&quot;'&quot;)" office:value-type="string" office:string-value="'996837229'" calcext:value-type="string">
            <text:p>'9968372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6];&quot;'&quot;)" office:value-type="string" office:string-value="'91049776020'" calcext:value-type="string">
            <text:p>'91049776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6];&quot;'&quot;)" office:value-type="string" office:string-value="'996837229'" calcext:value-type="string">
            <text:p>'9968372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712913</text:p>
          </table:table-cell>
          <table:table-cell table:style-name="ce24" office:value-type="float" office:value="5389111079" calcext:value-type="float">
            <text:p>5389111079</text:p>
          </table:table-cell>
          <table:table-cell table:style-name="ce24" office:value-type="float" office:value="2840536005" calcext:value-type="float">
            <text:p>2840536005</text:p>
          </table:table-cell>
          <table:table-cell table:style-name="ce59" office:value-type="string" calcext:value-type="string">
            <text:p>05389111079</text:p>
          </table:table-cell>
          <table:table-cell table:style-name="ce49" office:value-type="string" calcext:value-type="string">
            <text:p>São namorados. O telefone é do namorado, confirmado pelo cadastro de referências. Ambos com contrato em aberto. 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2840536005, 05389111079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7];&quot;'&quot;)" office:value-type="string" office:string-value="'05389111079'" calcext:value-type="string">
            <text:p>'05389111079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7];&quot;'&quot;)" office:value-type="string" office:string-value="'999712913'" calcext:value-type="string">
            <text:p>'9997129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7];&quot;'&quot;)" office:value-type="string" office:string-value="'05389111079'" calcext:value-type="string">
            <text:p>'0538911107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7];&quot;'&quot;)" office:value-type="string" office:string-value="'999712913'" calcext:value-type="string">
            <text:p>'9997129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9592868</text:p>
          </table:table-cell>
          <table:table-cell table:style-name="ce24" office:value-type="float" office:value="2681872073" calcext:value-type="float">
            <text:p>2681872073</text:p>
          </table:table-cell>
          <table:table-cell table:style-name="ce24" office:value-type="string" calcext:value-type="string">
            <text:p>00053282094</text:p>
          </table:table-cell>
          <table:table-cell table:style-name="ce59" office:value-type="string" calcext:value-type="string">
            <text:p>02681872073</text:p>
          </table:table-cell>
          <table:table-cell table:style-name="ce49" office:value-type="string" calcext:value-type="string">
            <text:p>São cônjuges, ambos com contrato em aberto. O telefone é do esposo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0053282094, 02681872073</text:p>
          </table:table-cell>
          <table:table-cell office:value-type="string" calcext:value-type="string">
            <text:p>DELTASUL 104 - PALMEIRA DAS MISSOES, 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8];&quot;'&quot;)" office:value-type="string" office:string-value="'02681872073'" calcext:value-type="string">
            <text:p>'02681872073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8];&quot;'&quot;)" office:value-type="string" office:string-value="'999592868'" calcext:value-type="string">
            <text:p>'9995928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8];&quot;'&quot;)" office:value-type="string" office:string-value="'02681872073'" calcext:value-type="string">
            <text:p>'0268187207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8];&quot;'&quot;)" office:value-type="string" office:string-value="'999592868'" calcext:value-type="string">
            <text:p>'9995928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1 <text:s text:c="2"/></text:p>
          </table:table-cell>
          <table:table-cell table:style-name="ce6" office:value-type="string" calcext:value-type="string">
            <text:p>999663882</text:p>
          </table:table-cell>
          <table:table-cell table:style-name="ce13" office:value-type="string" calcext:value-type="string">
            <text:p>03782989090</text:p>
          </table:table-cell>
          <table:table-cell table:style-name="ce29"/>
          <table:table-cell table:style-name="ce28" office:value-type="string" calcext:value-type="string">
            <text:p>03782989090','98606786004</text:p>
          </table:table-cell>
          <table:table-cell table:style-name="ce29" office:value-type="string" calcext:value-type="string">
            <text:p>O número não é de nenhum dos clientes. Um cadastro básico de 2013 e outro cadastro de 2018. Confirmado no whats e no histórico de cobrança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03782989090, 98606786004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9];&quot;'&quot;)" office:value-type="string" office:string-value="'03782989090','98606786004'" calcext:value-type="string">
            <text:p>'03782989090','98606786004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19];&quot;'&quot;)" office:value-type="string" office:string-value="'999663882'" calcext:value-type="string">
            <text:p>'9996638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19];&quot;'&quot;)" office:value-type="string" office:string-value="'03782989090','98606786004'" calcext:value-type="string">
            <text:p>'03782989090','98606786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9];&quot;'&quot;)" office:value-type="string" office:string-value="'999663882'" calcext:value-type="string">
            <text:p>'99966388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55 <text:s text:c="2"/></text:p>
          </table:table-cell>
          <table:table-cell table:style-name="ce6" office:value-type="string" calcext:value-type="string">
            <text:p>996988065</text:p>
          </table:table-cell>
          <table:table-cell table:number-columns-repeated="2" table:style-name="ce13" office:value-type="string" calcext:value-type="string">
            <text:p>69948658000</text:p>
          </table:table-cell>
          <table:table-cell table:style-name="ce37" office:value-type="string" calcext:value-type="string">
            <text:p>82135185000</text:p>
          </table:table-cell>
          <table:table-cell table:style-name="ce29" office:value-type="string" calcext:value-type="string">
            <text:p>Pai e filha. O pai não tem telefone, o telefone no cadastro é da filha, confirmado por ligação.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69948658000, 82135185000</text:p>
          </table:table-cell>
          <table:table-cell office:value-type="string" calcext:value-type="string">
            <text:p>DELTASUL 06 - PALMEIRA DAS MISSOE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0];&quot;'&quot;)" office:value-type="string" office:string-value="'82135185000'" calcext:value-type="string">
            <text:p>'82135185000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0];&quot;'&quot;)" office:value-type="string" office:string-value="'996988065'" calcext:value-type="string">
            <text:p>'99698806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0];&quot;'&quot;)" office:value-type="string" office:string-value="'82135185000'" calcext:value-type="string">
            <text:p>'8213518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0];&quot;'&quot;)" office:value-type="string" office:string-value="'996988065'" calcext:value-type="string">
            <text:p>'99698806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9"/>
          <table:table-cell table:number-columns-repeated="6"/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1];&quot;'&quot;)" office:value-type="string" office:string-value="''" calcext:value-type="string">
            <text:p>'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1];&quot;'&quot;)" office:value-type="string" office:string-value="''" calcext:value-type="string">
            <text:p>'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1];&quot;'&quot;)" office:value-type="string" office:string-value="''" calcext:value-type="string">
            <text:p>'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1];&quot;'&quot;)" office:value-type="string" office:string-value="''" calcext:value-type="string">
            <text:p>'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80 contatos com CPFs <text:s/>com contrato em aberto – 36,4%</text:p>
          </table:table-cell>
          <table:table-cell/>
          <table:table-cell table:style-name="ce9"/>
          <table:table-cell table:number-columns-repeated="6"/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2];&quot;'&quot;)" office:value-type="string" office:string-value="''" calcext:value-type="string">
            <text:p>''</text:p>
          </table:table-cell>
          <table:table-cell office:value-type="string" calcext:value-type="string">
            <text:p>) AND CELULAR =</text:p>
          </table:table-cell>
          <table:table-cell table:formula="of:=COM.MICROSOFT.CONCAT(&quot;'&quot;;[.$B222];&quot;'&quot;)" office:value-type="string" office:string-value="''" calcext:value-type="string">
            <text:p>'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Update CONTATOS SET ALTERA = To_Char(SYSDATE, 'DD/MM/YYYY'), DATA_A = To_Char(SYSDATE, 'DD/MM/YYYY'), <text:s/>DDD_CEL2 = NULL, CELULAR2 = NULL WHERE CPF in (</text:p>
          </table:table-cell>
          <table:table-cell table:formula="of:=COM.MICROSOFT.CONCAT(&quot;'&quot;;[.$E222];&quot;'&quot;)" office:value-type="string" office:string-value="''" calcext:value-type="string">
            <text:p>'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2];&quot;'&quot;)" office:value-type="string" office:string-value="''" calcext:value-type="string">
            <text:p>'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 table:number-rows-repeated="54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2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omente com contrato em aberto'.A1:'Somente com contrato em aberto'.I22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0T15:54:09.268000000</dc:date>
    <meta:editing-duration>PT13H26M16S</meta:editing-duration>
    <meta:editing-cycles>49</meta:editing-cycles>
    <meta:generator>LibreOffice/7.5.0.3$Windows_X86_64 LibreOffice_project/c21113d003cd3efa8c53188764377a8272d9d6de</meta:generator>
    <meta:document-statistic meta:table-count="1" meta:cell-count="4181" meta:object-count="0"/>
  </office:meta>
</office:document-meta>
</file>